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3" table:style-name="ta1">
        <table:table-column table:style-name="co1" table:number-columns-repeated="19" table:default-cell-style-name="Default"/>
        <table:table-row table:style-name="ro1">
          <table:table-cell office:value-type="string" calcext:value-type="string">
            <text:p>Bot</text:p>
          </table:table-cell>
          <table:table-cell table:number-columns-repeated="7"/>
          <table:table-cell office:value-type="string" calcext:value-type="string">
            <text:p>Bot-Bot</text:p>
          </table:table-cell>
          <table:table-cell table:number-columns-repeated="3"/>
          <table:table-cell office:value-type="string" calcext:value-type="string">
            <text:p>Exp</text:p>
          </table:table-cell>
          <table:table-cell table:number-columns-repeated="3"/>
          <table:table-cell office:value-type="string" calcext:value-type="string">
            <text:p>Bot_ex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</text:p>
          </table:table-cell>
          <table:table-cell office:value-type="string" calcext:value-type="string">
            <text:p>Time (gen)</text:p>
          </table:table-cell>
          <table:table-cell office:value-type="string" calcext:value-type="string">
            <text:p>resize</text:p>
          </table:table-cell>
          <table:table-cell office:value-type="string" calcext:value-type="string">
            <text:p>ancNe</text:p>
          </table:table-cell>
          <table:table-cell office:value-type="string" calcext:value-type="string">
            <text:p>BestML</text:p>
          </table:table-cell>
          <table:table-cell office:value-type="string" calcext:value-type="string">
            <text:p>obs_ML</text:p>
          </table:table-cell>
          <table:table-cell office:value-type="string" calcext:value-type="string">
            <text:p>diff</text:p>
          </table:table-cell>
          <table:table-cell/>
          <table:table-cell office:value-type="string" calcext:value-type="string">
            <text:p>BestML</text:p>
          </table:table-cell>
          <table:table-cell office:value-type="string" calcext:value-type="string">
            <text:p>obs_ML</text:p>
          </table:table-cell>
          <table:table-cell office:value-type="string" calcext:value-type="string">
            <text:p>diff</text:p>
          </table:table-cell>
          <table:table-cell/>
          <table:table-cell office:value-type="string" calcext:value-type="string">
            <text:p>BestML</text:p>
          </table:table-cell>
          <table:table-cell office:value-type="string" calcext:value-type="string">
            <text:p>obs_ML</text:p>
          </table:table-cell>
          <table:table-cell office:value-type="string" calcext:value-type="string">
            <text:p>diff</text:p>
          </table:table-cell>
          <table:table-cell/>
          <table:table-cell office:value-type="string" calcext:value-type="string">
            <text:p>BestML</text:p>
          </table:table-cell>
          <table:table-cell office:value-type="string" calcext:value-type="string">
            <text:p>obs_ML</text:p>
          </table:table-cell>
          <table:table-cell office:value-type="string" calcext:value-type="string">
            <text:p>diff</text:p>
          </table:table-cell>
        </table:table-row>
        <table:table-row table:style-name="ro1">
          <table:table-cell office:value-type="float" office:value="81729" calcext:value-type="float">
            <text:p>81729</text:p>
          </table:table-cell>
          <table:table-cell office:value-type="float" office:value="1716" calcext:value-type="float">
            <text:p>1716</text:p>
          </table:table-cell>
          <table:table-cell office:value-type="float" office:value="40.238205" calcext:value-type="float">
            <text:p>40.238205</text:p>
          </table:table-cell>
          <table:table-cell office:value-type="float" office:value="3288628" calcext:value-type="float">
            <text:p>3288628</text:p>
          </table:table-cell>
          <table:table-cell office:value-type="float" office:value="-31949.583" calcext:value-type="float">
            <text:p>-31949.583</text:p>
          </table:table-cell>
          <table:table-cell office:value-type="float" office:value="-31292.901" calcext:value-type="float">
            <text:p>-31292.901</text:p>
          </table:table-cell>
          <table:table-cell table:formula="of:=[.E3]-[.F3]" office:value-type="float" office:value="-656.681999999997" calcext:value-type="float">
            <text:p>-656.681999999997</text:p>
          </table:table-cell>
          <table:table-cell/>
          <table:table-cell office:value-type="float" office:value="-33102.849" calcext:value-type="float">
            <text:p>-33102.849</text:p>
          </table:table-cell>
          <table:table-cell office:value-type="float" office:value="-31292.901" calcext:value-type="float">
            <text:p>-31292.901</text:p>
          </table:table-cell>
          <table:table-cell table:formula="of:=[.I3]-[.J3]" office:value-type="float" office:value="-1809.948" calcext:value-type="float">
            <text:p>-1809.948</text:p>
          </table:table-cell>
          <table:table-cell/>
          <table:table-cell office:value-type="float" office:value="-45141.946" calcext:value-type="float">
            <text:p>-45141.946</text:p>
          </table:table-cell>
          <table:table-cell office:value-type="float" office:value="-31292.901" calcext:value-type="float">
            <text:p>-31292.901</text:p>
          </table:table-cell>
          <table:table-cell table:formula="of:=[.M3]-[.N3]" office:value-type="float" office:value="-13849.045" calcext:value-type="float">
            <text:p>-13849.045</text:p>
          </table:table-cell>
          <table:table-cell/>
          <table:table-cell office:value-type="float" office:value="-31948.893" calcext:value-type="float">
            <text:p>-31948.893</text:p>
          </table:table-cell>
          <table:table-cell office:value-type="float" office:value="-31292.901" calcext:value-type="float">
            <text:p>-31292.901</text:p>
          </table:table-cell>
          <table:table-cell table:formula="of:=[.Q3]-[.R3]" office:value-type="float" office:value="-655.991999999998" calcext:value-type="float">
            <text:p>-655.991999999998</text:p>
          </table:table-cell>
        </table:table-row>
        <table:table-row table:style-name="ro1">
          <table:table-cell office:value-type="float" office:value="85360" calcext:value-type="float">
            <text:p>85360</text:p>
          </table:table-cell>
          <table:table-cell office:value-type="float" office:value="1381" calcext:value-type="float">
            <text:p>1381</text:p>
          </table:table-cell>
          <table:table-cell office:value-type="float" office:value="36.7316961" calcext:value-type="float">
            <text:p>36.7316961</text:p>
          </table:table-cell>
          <table:table-cell office:value-type="float" office:value="3135417" calcext:value-type="float">
            <text:p>3135417</text:p>
          </table:table-cell>
          <table:table-cell office:value-type="float" office:value="-31947.862" calcext:value-type="float">
            <text:p>-31947.862</text:p>
          </table:table-cell>
          <table:table-cell office:value-type="float" office:value="-31292.901" calcext:value-type="float">
            <text:p>-31292.901</text:p>
          </table:table-cell>
          <table:table-cell table:formula="of:=[.E4]-[.F4]" office:value-type="float" office:value="-654.960999999999" calcext:value-type="float">
            <text:p>-654.960999999999</text:p>
          </table:table-cell>
          <table:table-cell/>
          <table:table-cell office:value-type="float" office:value="-33166.057" calcext:value-type="float">
            <text:p>-33166.057</text:p>
          </table:table-cell>
          <table:table-cell office:value-type="float" office:value="-31292.901" calcext:value-type="float">
            <text:p>-31292.901</text:p>
          </table:table-cell>
          <table:table-cell table:formula="of:=[.I4]-[.J4]" office:value-type="float" office:value="-1873.156" calcext:value-type="float">
            <text:p>-1873.156</text:p>
          </table:table-cell>
          <table:table-cell/>
          <table:table-cell office:value-type="float" office:value="-45136.819" calcext:value-type="float">
            <text:p>-45136.819</text:p>
          </table:table-cell>
          <table:table-cell office:value-type="float" office:value="-31292.901" calcext:value-type="float">
            <text:p>-31292.901</text:p>
          </table:table-cell>
          <table:table-cell table:formula="of:=[.M4]-[.N4]" office:value-type="float" office:value="-13843.918" calcext:value-type="float">
            <text:p>-13843.918</text:p>
          </table:table-cell>
          <table:table-cell/>
          <table:table-cell office:value-type="float" office:value="-31949.096" calcext:value-type="float">
            <text:p>-31949.096</text:p>
          </table:table-cell>
          <table:table-cell office:value-type="float" office:value="-31292.901" calcext:value-type="float">
            <text:p>-31292.901</text:p>
          </table:table-cell>
          <table:table-cell table:formula="of:=[.Q4]-[.R4]" office:value-type="float" office:value="-656.195" calcext:value-type="float">
            <text:p>-656.195</text:p>
          </table:table-cell>
        </table:table-row>
        <table:table-row table:style-name="ro1">
          <table:table-cell office:value-type="float" office:value="81803" calcext:value-type="float">
            <text:p>81803</text:p>
          </table:table-cell>
          <table:table-cell office:value-type="float" office:value="1362" calcext:value-type="float">
            <text:p>1362</text:p>
          </table:table-cell>
          <table:table-cell office:value-type="float" office:value="39.5503479" calcext:value-type="float">
            <text:p>39.5503479</text:p>
          </table:table-cell>
          <table:table-cell office:value-type="float" office:value="3235337" calcext:value-type="float">
            <text:p>3235337</text:p>
          </table:table-cell>
          <table:table-cell office:value-type="float" office:value="-31948.819" calcext:value-type="float">
            <text:p>-31948.819</text:p>
          </table:table-cell>
          <table:table-cell office:value-type="float" office:value="-31292.901" calcext:value-type="float">
            <text:p>-31292.901</text:p>
          </table:table-cell>
          <table:table-cell table:formula="of:=[.E5]-[.F5]" office:value-type="float" office:value="-655.917999999998" calcext:value-type="float">
            <text:p>-655.917999999998</text:p>
          </table:table-cell>
          <table:table-cell/>
          <table:table-cell office:value-type="float" office:value="-33155.943" calcext:value-type="float">
            <text:p>-33155.943</text:p>
          </table:table-cell>
          <table:table-cell office:value-type="float" office:value="-31292.901" calcext:value-type="float">
            <text:p>-31292.901</text:p>
          </table:table-cell>
          <table:table-cell table:formula="of:=[.I5]-[.J5]" office:value-type="float" office:value="-1863.042" calcext:value-type="float">
            <text:p>-1863.042</text:p>
          </table:table-cell>
          <table:table-cell/>
          <table:table-cell office:value-type="float" office:value="-45122.138" calcext:value-type="float">
            <text:p>-45122.138</text:p>
          </table:table-cell>
          <table:table-cell office:value-type="float" office:value="-31292.901" calcext:value-type="float">
            <text:p>-31292.901</text:p>
          </table:table-cell>
          <table:table-cell table:formula="of:=[.M5]-[.N5]" office:value-type="float" office:value="-13829.237" calcext:value-type="float">
            <text:p>-13829.237</text:p>
          </table:table-cell>
          <table:table-cell/>
          <table:table-cell office:value-type="float" office:value="-31952.509" calcext:value-type="float">
            <text:p>-31952.509</text:p>
          </table:table-cell>
          <table:table-cell office:value-type="float" office:value="-31292.901" calcext:value-type="float">
            <text:p>-31292.901</text:p>
          </table:table-cell>
          <table:table-cell table:formula="of:=[.Q5]-[.R5]" office:value-type="float" office:value="-659.607999999997" calcext:value-type="float">
            <text:p>-659.607999999997</text:p>
          </table:table-cell>
        </table:table-row>
        <table:table-row table:style-name="ro1">
          <table:table-cell office:value-type="float" office:value="81801" calcext:value-type="float">
            <text:p>81801</text:p>
          </table:table-cell>
          <table:table-cell office:value-type="float" office:value="1416" calcext:value-type="float">
            <text:p>1416</text:p>
          </table:table-cell>
          <table:table-cell office:value-type="float" office:value="38.9601518" calcext:value-type="float">
            <text:p>38.9601518</text:p>
          </table:table-cell>
          <table:table-cell office:value-type="float" office:value="3186979" calcext:value-type="float">
            <text:p>3186979</text:p>
          </table:table-cell>
          <table:table-cell office:value-type="float" office:value="-31947.88" calcext:value-type="float">
            <text:p>-31947.88</text:p>
          </table:table-cell>
          <table:table-cell office:value-type="float" office:value="-31292.901" calcext:value-type="float">
            <text:p>-31292.901</text:p>
          </table:table-cell>
          <table:table-cell table:formula="of:=[.E6]-[.F6]" office:value-type="float" office:value="-654.978999999999" calcext:value-type="float">
            <text:p>-654.978999999999</text:p>
          </table:table-cell>
          <table:table-cell/>
          <table:table-cell office:value-type="float" office:value="-33171.878" calcext:value-type="float">
            <text:p>-33171.878</text:p>
          </table:table-cell>
          <table:table-cell office:value-type="float" office:value="-31292.901" calcext:value-type="float">
            <text:p>-31292.901</text:p>
          </table:table-cell>
          <table:table-cell table:formula="of:=[.I6]-[.J6]" office:value-type="float" office:value="-1878.977" calcext:value-type="float">
            <text:p>-1878.977</text:p>
          </table:table-cell>
          <table:table-cell/>
          <table:table-cell office:value-type="float" office:value="-45153.76" calcext:value-type="float">
            <text:p>-45153.76</text:p>
          </table:table-cell>
          <table:table-cell office:value-type="float" office:value="-31292.901" calcext:value-type="float">
            <text:p>-31292.901</text:p>
          </table:table-cell>
          <table:table-cell table:formula="of:=[.M6]-[.N6]" office:value-type="float" office:value="-13860.859" calcext:value-type="float">
            <text:p>-13860.859</text:p>
          </table:table-cell>
          <table:table-cell/>
          <table:table-cell office:value-type="float" office:value="-31948.791" calcext:value-type="float">
            <text:p>-31948.791</text:p>
          </table:table-cell>
          <table:table-cell office:value-type="float" office:value="-31292.901" calcext:value-type="float">
            <text:p>-31292.901</text:p>
          </table:table-cell>
          <table:table-cell table:formula="of:=[.Q6]-[.R6]" office:value-type="float" office:value="-655.889999999999" calcext:value-type="float">
            <text:p>-655.889999999999</text:p>
          </table:table-cell>
        </table:table-row>
        <table:table-row table:style-name="ro1">
          <table:table-cell office:value-type="float" office:value="82892" calcext:value-type="float">
            <text:p>82892</text:p>
          </table:table-cell>
          <table:table-cell office:value-type="float" office:value="1434" calcext:value-type="float">
            <text:p>1434</text:p>
          </table:table-cell>
          <table:table-cell office:value-type="float" office:value="38.4263589" calcext:value-type="float">
            <text:p>38.4263589</text:p>
          </table:table-cell>
          <table:table-cell office:value-type="float" office:value="3185237" calcext:value-type="float">
            <text:p>3185237</text:p>
          </table:table-cell>
          <table:table-cell office:value-type="float" office:value="-31949.995" calcext:value-type="float">
            <text:p>-31949.995</text:p>
          </table:table-cell>
          <table:table-cell office:value-type="float" office:value="-31292.901" calcext:value-type="float">
            <text:p>-31292.901</text:p>
          </table:table-cell>
          <table:table-cell table:formula="of:=[.E7]-[.F7]" office:value-type="float" office:value="-657.093999999997" calcext:value-type="float">
            <text:p>-657.093999999997</text:p>
          </table:table-cell>
          <table:table-cell/>
          <table:table-cell office:value-type="float" office:value="-33109.73" calcext:value-type="float">
            <text:p>-33109.73</text:p>
          </table:table-cell>
          <table:table-cell office:value-type="float" office:value="-31292.901" calcext:value-type="float">
            <text:p>-31292.901</text:p>
          </table:table-cell>
          <table:table-cell table:formula="of:=[.I7]-[.J7]" office:value-type="float" office:value="-1816.829" calcext:value-type="float">
            <text:p>-1816.829</text:p>
          </table:table-cell>
          <table:table-cell/>
          <table:table-cell office:value-type="float" office:value="-45118.493" calcext:value-type="float">
            <text:p>-45118.493</text:p>
          </table:table-cell>
          <table:table-cell office:value-type="float" office:value="-31292.901" calcext:value-type="float">
            <text:p>-31292.901</text:p>
          </table:table-cell>
          <table:table-cell table:formula="of:=[.M7]-[.N7]" office:value-type="float" office:value="-13825.592" calcext:value-type="float">
            <text:p>-13825.592</text:p>
          </table:table-cell>
          <table:table-cell/>
          <table:table-cell office:value-type="float" office:value="-31949.33" calcext:value-type="float">
            <text:p>-31949.33</text:p>
          </table:table-cell>
          <table:table-cell office:value-type="float" office:value="-31292.901" calcext:value-type="float">
            <text:p>-31292.901</text:p>
          </table:table-cell>
          <table:table-cell table:formula="of:=[.Q7]-[.R7]" office:value-type="float" office:value="-656.429" calcext:value-type="float">
            <text:p>-656.429</text:p>
          </table:table-cell>
        </table:table-row>
        <table:table-row table:style-name="ro1">
          <table:table-cell office:value-type="float" office:value="83496" calcext:value-type="float">
            <text:p>83496</text:p>
          </table:table-cell>
          <table:table-cell office:value-type="float" office:value="1563" calcext:value-type="float">
            <text:p>1563</text:p>
          </table:table-cell>
          <table:table-cell office:value-type="float" office:value="38.3208646" calcext:value-type="float">
            <text:p>38.3208646</text:p>
          </table:table-cell>
          <table:table-cell office:value-type="float" office:value="3199638" calcext:value-type="float">
            <text:p>3199638</text:p>
          </table:table-cell>
          <table:table-cell office:value-type="float" office:value="-31947.263" calcext:value-type="float">
            <text:p>-31947.263</text:p>
          </table:table-cell>
          <table:table-cell office:value-type="float" office:value="-31292.901" calcext:value-type="float">
            <text:p>-31292.901</text:p>
          </table:table-cell>
          <table:table-cell table:formula="of:=[.E8]-[.F8]" office:value-type="float" office:value="-654.361999999997" calcext:value-type="float">
            <text:p>-654.361999999997</text:p>
          </table:table-cell>
          <table:table-cell/>
          <table:table-cell office:value-type="float" office:value="-33146.623" calcext:value-type="float">
            <text:p>-33146.623</text:p>
          </table:table-cell>
          <table:table-cell office:value-type="float" office:value="-31292.901" calcext:value-type="float">
            <text:p>-31292.901</text:p>
          </table:table-cell>
          <table:table-cell table:formula="of:=[.I8]-[.J8]" office:value-type="float" office:value="-1853.722" calcext:value-type="float">
            <text:p>-1853.722</text:p>
          </table:table-cell>
          <table:table-cell/>
          <table:table-cell office:value-type="float" office:value="-45135.74" calcext:value-type="float">
            <text:p>-45135.74</text:p>
          </table:table-cell>
          <table:table-cell office:value-type="float" office:value="-31292.901" calcext:value-type="float">
            <text:p>-31292.901</text:p>
          </table:table-cell>
          <table:table-cell table:formula="of:=[.M8]-[.N8]" office:value-type="float" office:value="-13842.839" calcext:value-type="float">
            <text:p>-13842.839</text:p>
          </table:table-cell>
          <table:table-cell/>
          <table:table-cell office:value-type="float" office:value="-32004.388" calcext:value-type="float">
            <text:p>-32004.388</text:p>
          </table:table-cell>
          <table:table-cell office:value-type="float" office:value="-31292.901" calcext:value-type="float">
            <text:p>-31292.901</text:p>
          </table:table-cell>
          <table:table-cell table:formula="of:=[.Q8]-[.R8]" office:value-type="float" office:value="-711.486999999997" calcext:value-type="float">
            <text:p>-711.486999999997</text:p>
          </table:table-cell>
        </table:table-row>
        <table:table-row table:style-name="ro1">
          <table:table-cell office:value-type="float" office:value="85232" calcext:value-type="float">
            <text:p>85232</text:p>
          </table:table-cell>
          <table:table-cell office:value-type="float" office:value="1553" calcext:value-type="float">
            <text:p>1553</text:p>
          </table:table-cell>
          <table:table-cell office:value-type="float" office:value="38.0462576" calcext:value-type="float">
            <text:p>38.0462576</text:p>
          </table:table-cell>
          <table:table-cell office:value-type="float" office:value="3242758" calcext:value-type="float">
            <text:p>3242758</text:p>
          </table:table-cell>
          <table:table-cell office:value-type="float" office:value="-31948.604" calcext:value-type="float">
            <text:p>-31948.604</text:p>
          </table:table-cell>
          <table:table-cell office:value-type="float" office:value="-31292.901" calcext:value-type="float">
            <text:p>-31292.901</text:p>
          </table:table-cell>
          <table:table-cell table:formula="of:=[.E9]-[.F9]" office:value-type="float" office:value="-655.702999999998" calcext:value-type="float">
            <text:p>-655.702999999998</text:p>
          </table:table-cell>
          <table:table-cell/>
          <table:table-cell office:value-type="float" office:value="-33180.038" calcext:value-type="float">
            <text:p>-33180.038</text:p>
          </table:table-cell>
          <table:table-cell office:value-type="float" office:value="-31292.901" calcext:value-type="float">
            <text:p>-31292.901</text:p>
          </table:table-cell>
          <table:table-cell table:formula="of:=[.I9]-[.J9]" office:value-type="float" office:value="-1887.137" calcext:value-type="float">
            <text:p>-1887.137</text:p>
          </table:table-cell>
          <table:table-cell/>
          <table:table-cell office:value-type="float" office:value="-45103.162" calcext:value-type="float">
            <text:p>-45103.162</text:p>
          </table:table-cell>
          <table:table-cell office:value-type="float" office:value="-31292.901" calcext:value-type="float">
            <text:p>-31292.901</text:p>
          </table:table-cell>
          <table:table-cell table:formula="of:=[.M9]-[.N9]" office:value-type="float" office:value="-13810.261" calcext:value-type="float">
            <text:p>-13810.261</text:p>
          </table:table-cell>
          <table:table-cell/>
          <table:table-cell office:value-type="float" office:value="-31971.752" calcext:value-type="float">
            <text:p>-31971.752</text:p>
          </table:table-cell>
          <table:table-cell office:value-type="float" office:value="-31292.901" calcext:value-type="float">
            <text:p>-31292.901</text:p>
          </table:table-cell>
          <table:table-cell table:formula="of:=[.Q9]-[.R9]" office:value-type="float" office:value="-678.850999999999" calcext:value-type="float">
            <text:p>-678.850999999999</text:p>
          </table:table-cell>
        </table:table-row>
        <table:table-row table:style-name="ro1">
          <table:table-cell office:value-type="float" office:value="83116" calcext:value-type="float">
            <text:p>83116</text:p>
          </table:table-cell>
          <table:table-cell office:value-type="float" office:value="1363" calcext:value-type="float">
            <text:p>1363</text:p>
          </table:table-cell>
          <table:table-cell office:value-type="float" office:value="38.6643569" calcext:value-type="float">
            <text:p>38.6643569</text:p>
          </table:table-cell>
          <table:table-cell office:value-type="float" office:value="3213626" calcext:value-type="float">
            <text:p>3213626</text:p>
          </table:table-cell>
          <table:table-cell office:value-type="float" office:value="-31948.035" calcext:value-type="float">
            <text:p>-31948.035</text:p>
          </table:table-cell>
          <table:table-cell office:value-type="float" office:value="-31292.901" calcext:value-type="float">
            <text:p>-31292.901</text:p>
          </table:table-cell>
          <table:table-cell table:formula="of:=[.E10]-[.F10]" office:value-type="float" office:value="-655.133999999998" calcext:value-type="float">
            <text:p>-655.133999999998</text:p>
          </table:table-cell>
          <table:table-cell/>
          <table:table-cell office:value-type="float" office:value="-33146.977" calcext:value-type="float">
            <text:p>-33146.977</text:p>
          </table:table-cell>
          <table:table-cell office:value-type="float" office:value="-31292.901" calcext:value-type="float">
            <text:p>-31292.901</text:p>
          </table:table-cell>
          <table:table-cell table:formula="of:=[.I10]-[.J10]" office:value-type="float" office:value="-1854.076" calcext:value-type="float">
            <text:p>-1854.076</text:p>
          </table:table-cell>
          <table:table-cell/>
          <table:table-cell office:value-type="float" office:value="-45116.216" calcext:value-type="float">
            <text:p>-45116.216</text:p>
          </table:table-cell>
          <table:table-cell office:value-type="float" office:value="-31292.901" calcext:value-type="float">
            <text:p>-31292.901</text:p>
          </table:table-cell>
          <table:table-cell table:formula="of:=[.M10]-[.N10]" office:value-type="float" office:value="-13823.315" calcext:value-type="float">
            <text:p>-13823.315</text:p>
          </table:table-cell>
          <table:table-cell/>
          <table:table-cell office:value-type="float" office:value="-31955.996" calcext:value-type="float">
            <text:p>-31955.996</text:p>
          </table:table-cell>
          <table:table-cell office:value-type="float" office:value="-31292.901" calcext:value-type="float">
            <text:p>-31292.901</text:p>
          </table:table-cell>
          <table:table-cell table:formula="of:=[.Q10]-[.R10]" office:value-type="float" office:value="-663.094999999998" calcext:value-type="float">
            <text:p>-663.094999999998</text:p>
          </table:table-cell>
        </table:table-row>
        <table:table-row table:style-name="ro1">
          <table:table-cell office:value-type="float" office:value="82216" calcext:value-type="float">
            <text:p>82216</text:p>
          </table:table-cell>
          <table:table-cell office:value-type="float" office:value="1390" calcext:value-type="float">
            <text:p>1390</text:p>
          </table:table-cell>
          <table:table-cell office:value-type="float" office:value="38.1188191" calcext:value-type="float">
            <text:p>38.1188191</text:p>
          </table:table-cell>
          <table:table-cell office:value-type="float" office:value="3133976" calcext:value-type="float">
            <text:p>3133976</text:p>
          </table:table-cell>
          <table:table-cell office:value-type="float" office:value="-31949.971" calcext:value-type="float">
            <text:p>-31949.971</text:p>
          </table:table-cell>
          <table:table-cell office:value-type="float" office:value="-31292.901" calcext:value-type="float">
            <text:p>-31292.901</text:p>
          </table:table-cell>
          <table:table-cell table:formula="of:=[.E11]-[.F11]" office:value-type="float" office:value="-657.07" calcext:value-type="float">
            <text:p>-657.07</text:p>
          </table:table-cell>
          <table:table-cell/>
          <table:table-cell office:value-type="float" office:value="-33163.883" calcext:value-type="float">
            <text:p>-33163.883</text:p>
          </table:table-cell>
          <table:table-cell office:value-type="float" office:value="-31292.901" calcext:value-type="float">
            <text:p>-31292.901</text:p>
          </table:table-cell>
          <table:table-cell table:formula="of:=[.I11]-[.J11]" office:value-type="float" office:value="-1870.982" calcext:value-type="float">
            <text:p>-1870.982</text:p>
          </table:table-cell>
          <table:table-cell/>
          <table:table-cell office:value-type="float" office:value="-45132.071" calcext:value-type="float">
            <text:p>-45132.071</text:p>
          </table:table-cell>
          <table:table-cell office:value-type="float" office:value="-31292.901" calcext:value-type="float">
            <text:p>-31292.901</text:p>
          </table:table-cell>
          <table:table-cell table:formula="of:=[.M11]-[.N11]" office:value-type="float" office:value="-13839.17" calcext:value-type="float">
            <text:p>-13839.17</text:p>
          </table:table-cell>
          <table:table-cell/>
          <table:table-cell office:value-type="float" office:value="-31973.195" calcext:value-type="float">
            <text:p>-31973.195</text:p>
          </table:table-cell>
          <table:table-cell office:value-type="float" office:value="-31292.901" calcext:value-type="float">
            <text:p>-31292.901</text:p>
          </table:table-cell>
          <table:table-cell table:formula="of:=[.Q11]-[.R11]" office:value-type="float" office:value="-680.293999999998" calcext:value-type="float">
            <text:p>-680.293999999998</text:p>
          </table:table-cell>
        </table:table-row>
        <table:table-row table:style-name="ro1">
          <table:table-cell office:value-type="float" office:value="80734" calcext:value-type="float">
            <text:p>80734</text:p>
          </table:table-cell>
          <table:table-cell office:value-type="float" office:value="1479" calcext:value-type="float">
            <text:p>1479</text:p>
          </table:table-cell>
          <table:table-cell office:value-type="float" office:value="40.1928286" calcext:value-type="float">
            <text:p>40.1928286</text:p>
          </table:table-cell>
          <table:table-cell office:value-type="float" office:value="3244927" calcext:value-type="float">
            <text:p>3244927</text:p>
          </table:table-cell>
          <table:table-cell office:value-type="float" office:value="-31950.841" calcext:value-type="float">
            <text:p>-31950.841</text:p>
          </table:table-cell>
          <table:table-cell office:value-type="float" office:value="-31292.901" calcext:value-type="float">
            <text:p>-31292.901</text:p>
          </table:table-cell>
          <table:table-cell table:formula="of:=[.E12]-[.F12]" office:value-type="float" office:value="-657.939999999999" calcext:value-type="float">
            <text:p>-657.939999999999</text:p>
          </table:table-cell>
          <table:table-cell/>
          <table:table-cell office:value-type="float" office:value="-33096.134" calcext:value-type="float">
            <text:p>-33096.134</text:p>
          </table:table-cell>
          <table:table-cell office:value-type="float" office:value="-31292.901" calcext:value-type="float">
            <text:p>-31292.901</text:p>
          </table:table-cell>
          <table:table-cell table:formula="of:=[.I12]-[.J12]" office:value-type="float" office:value="-1803.233" calcext:value-type="float">
            <text:p>-1803.233</text:p>
          </table:table-cell>
          <table:table-cell/>
          <table:table-cell office:value-type="float" office:value="-45159.853" calcext:value-type="float">
            <text:p>-45159.853</text:p>
          </table:table-cell>
          <table:table-cell office:value-type="float" office:value="-31292.901" calcext:value-type="float">
            <text:p>-31292.901</text:p>
          </table:table-cell>
          <table:table-cell table:formula="of:=[.M12]-[.N12]" office:value-type="float" office:value="-13866.952" calcext:value-type="float">
            <text:p>-13866.952</text:p>
          </table:table-cell>
          <table:table-cell/>
          <table:table-cell office:value-type="float" office:value="-31987.152" calcext:value-type="float">
            <text:p>-31987.152</text:p>
          </table:table-cell>
          <table:table-cell office:value-type="float" office:value="-31292.901" calcext:value-type="float">
            <text:p>-31292.901</text:p>
          </table:table-cell>
          <table:table-cell table:formula="of:=[.Q12]-[.R12]" office:value-type="float" office:value="-694.250999999997" calcext:value-type="float">
            <text:p>-694.250999999997</text:p>
          </table:table-cell>
        </table:table-row>
        <table:table-row table:style-name="ro1">
          <table:table-cell office:value-type="float" office:value="85364" calcext:value-type="float">
            <text:p>85364</text:p>
          </table:table-cell>
          <table:table-cell office:value-type="float" office:value="1623" calcext:value-type="float">
            <text:p>1623</text:p>
          </table:table-cell>
          <table:table-cell office:value-type="float" office:value="37.4105855" calcext:value-type="float">
            <text:p>37.4105855</text:p>
          </table:table-cell>
          <table:table-cell office:value-type="float" office:value="3193517" calcext:value-type="float">
            <text:p>3193517</text:p>
          </table:table-cell>
          <table:table-cell office:value-type="float" office:value="-31951.097" calcext:value-type="float">
            <text:p>-31951.097</text:p>
          </table:table-cell>
          <table:table-cell office:value-type="float" office:value="-31292.901" calcext:value-type="float">
            <text:p>-31292.901</text:p>
          </table:table-cell>
          <table:table-cell table:formula="of:=[.E13]-[.F13]" office:value-type="float" office:value="-658.196" calcext:value-type="float">
            <text:p>-658.196</text:p>
          </table:table-cell>
          <table:table-cell/>
          <table:table-cell office:value-type="float" office:value="-33116.864" calcext:value-type="float">
            <text:p>-33116.864</text:p>
          </table:table-cell>
          <table:table-cell office:value-type="float" office:value="-31292.901" calcext:value-type="float">
            <text:p>-31292.901</text:p>
          </table:table-cell>
          <table:table-cell table:formula="of:=[.I13]-[.J13]" office:value-type="float" office:value="-1823.963" calcext:value-type="float">
            <text:p>-1823.963</text:p>
          </table:table-cell>
          <table:table-cell/>
          <table:table-cell office:value-type="float" office:value="-45128.15" calcext:value-type="float">
            <text:p>-45128.15</text:p>
          </table:table-cell>
          <table:table-cell office:value-type="float" office:value="-31292.901" calcext:value-type="float">
            <text:p>-31292.901</text:p>
          </table:table-cell>
          <table:table-cell table:formula="of:=[.M13]-[.N13]" office:value-type="float" office:value="-13835.249" calcext:value-type="float">
            <text:p>-13835.249</text:p>
          </table:table-cell>
          <table:table-cell/>
          <table:table-cell office:value-type="float" office:value="-31948.254" calcext:value-type="float">
            <text:p>-31948.254</text:p>
          </table:table-cell>
          <table:table-cell office:value-type="float" office:value="-31292.901" calcext:value-type="float">
            <text:p>-31292.901</text:p>
          </table:table-cell>
          <table:table-cell table:formula="of:=[.Q13]-[.R13]" office:value-type="float" office:value="-655.352999999999" calcext:value-type="float">
            <text:p>-655.352999999999</text:p>
          </table:table-cell>
        </table:table-row>
        <table:table-row table:style-name="ro1">
          <table:table-cell office:value-type="float" office:value="81733" calcext:value-type="float">
            <text:p>81733</text:p>
          </table:table-cell>
          <table:table-cell office:value-type="float" office:value="1525" calcext:value-type="float">
            <text:p>1525</text:p>
          </table:table-cell>
          <table:table-cell office:value-type="float" office:value="39.5947216" calcext:value-type="float">
            <text:p>39.5947216</text:p>
          </table:table-cell>
          <table:table-cell office:value-type="float" office:value="3236195" calcext:value-type="float">
            <text:p>3236195</text:p>
          </table:table-cell>
          <table:table-cell office:value-type="float" office:value="-31951.179" calcext:value-type="float">
            <text:p>-31951.179</text:p>
          </table:table-cell>
          <table:table-cell office:value-type="float" office:value="-31292.901" calcext:value-type="float">
            <text:p>-31292.901</text:p>
          </table:table-cell>
          <table:table-cell table:formula="of:=[.E14]-[.F14]" office:value-type="float" office:value="-658.277999999998" calcext:value-type="float">
            <text:p>-658.277999999998</text:p>
          </table:table-cell>
          <table:table-cell/>
          <table:table-cell office:value-type="float" office:value="-33158.138" calcext:value-type="float">
            <text:p>-33158.138</text:p>
          </table:table-cell>
          <table:table-cell office:value-type="float" office:value="-31292.901" calcext:value-type="float">
            <text:p>-31292.901</text:p>
          </table:table-cell>
          <table:table-cell table:formula="of:=[.I14]-[.J14]" office:value-type="float" office:value="-1865.237" calcext:value-type="float">
            <text:p>-1865.237</text:p>
          </table:table-cell>
          <table:table-cell/>
          <table:table-cell office:value-type="float" office:value="-45140.173" calcext:value-type="float">
            <text:p>-45140.173</text:p>
          </table:table-cell>
          <table:table-cell office:value-type="float" office:value="-31292.901" calcext:value-type="float">
            <text:p>-31292.901</text:p>
          </table:table-cell>
          <table:table-cell table:formula="of:=[.M14]-[.N14]" office:value-type="float" office:value="-13847.272" calcext:value-type="float">
            <text:p>-13847.272</text:p>
          </table:table-cell>
          <table:table-cell/>
          <table:table-cell office:value-type="float" office:value="-31955" calcext:value-type="float">
            <text:p>-31955</text:p>
          </table:table-cell>
          <table:table-cell office:value-type="float" office:value="-31292.901" calcext:value-type="float">
            <text:p>-31292.901</text:p>
          </table:table-cell>
          <table:table-cell table:formula="of:=[.Q14]-[.R14]" office:value-type="float" office:value="-662.098999999998" calcext:value-type="float">
            <text:p>-662.098999999998</text:p>
          </table:table-cell>
        </table:table-row>
        <table:table-row table:style-name="ro1">
          <table:table-cell office:value-type="float" office:value="80909" calcext:value-type="float">
            <text:p>80909</text:p>
          </table:table-cell>
          <table:table-cell office:value-type="float" office:value="1410" calcext:value-type="float">
            <text:p>1410</text:p>
          </table:table-cell>
          <table:table-cell office:value-type="float" office:value="39.4276639" calcext:value-type="float">
            <text:p>39.4276639</text:p>
          </table:table-cell>
          <table:table-cell office:value-type="float" office:value="3190052" calcext:value-type="float">
            <text:p>3190052</text:p>
          </table:table-cell>
          <table:table-cell office:value-type="float" office:value="-31950.088" calcext:value-type="float">
            <text:p>-31950.088</text:p>
          </table:table-cell>
          <table:table-cell office:value-type="float" office:value="-31292.901" calcext:value-type="float">
            <text:p>-31292.901</text:p>
          </table:table-cell>
          <table:table-cell table:formula="of:=[.E15]-[.F15]" office:value-type="float" office:value="-657.186999999998" calcext:value-type="float">
            <text:p>-657.186999999998</text:p>
          </table:table-cell>
          <table:table-cell/>
          <table:table-cell office:value-type="float" office:value="-33137.821" calcext:value-type="float">
            <text:p>-33137.821</text:p>
          </table:table-cell>
          <table:table-cell office:value-type="float" office:value="-31292.901" calcext:value-type="float">
            <text:p>-31292.901</text:p>
          </table:table-cell>
          <table:table-cell table:formula="of:=[.I15]-[.J15]" office:value-type="float" office:value="-1844.92" calcext:value-type="float">
            <text:p>-1844.92</text:p>
          </table:table-cell>
          <table:table-cell/>
          <table:table-cell office:value-type="float" office:value="-45141.779" calcext:value-type="float">
            <text:p>-45141.779</text:p>
          </table:table-cell>
          <table:table-cell office:value-type="float" office:value="-31292.901" calcext:value-type="float">
            <text:p>-31292.901</text:p>
          </table:table-cell>
          <table:table-cell table:formula="of:=[.M15]-[.N15]" office:value-type="float" office:value="-13848.878" calcext:value-type="float">
            <text:p>-13848.878</text:p>
          </table:table-cell>
          <table:table-cell/>
          <table:table-cell office:value-type="float" office:value="-31975.802" calcext:value-type="float">
            <text:p>-31975.802</text:p>
          </table:table-cell>
          <table:table-cell office:value-type="float" office:value="-31292.901" calcext:value-type="float">
            <text:p>-31292.901</text:p>
          </table:table-cell>
          <table:table-cell table:formula="of:=[.Q15]-[.R15]" office:value-type="float" office:value="-682.900999999998" calcext:value-type="float">
            <text:p>-682.900999999998</text:p>
          </table:table-cell>
        </table:table-row>
        <table:table-row table:style-name="ro1">
          <table:table-cell office:value-type="float" office:value="84383" calcext:value-type="float">
            <text:p>84383</text:p>
          </table:table-cell>
          <table:table-cell office:value-type="float" office:value="1692" calcext:value-type="float">
            <text:p>1692</text:p>
          </table:table-cell>
          <table:table-cell office:value-type="float" office:value="39.6311398" calcext:value-type="float">
            <text:p>39.6311398</text:p>
          </table:table-cell>
          <table:table-cell office:value-type="float" office:value="3344194" calcext:value-type="float">
            <text:p>3344194</text:p>
          </table:table-cell>
          <table:table-cell office:value-type="float" office:value="-31949.603" calcext:value-type="float">
            <text:p>-31949.603</text:p>
          </table:table-cell>
          <table:table-cell office:value-type="float" office:value="-31292.901" calcext:value-type="float">
            <text:p>-31292.901</text:p>
          </table:table-cell>
          <table:table-cell table:formula="of:=[.E16]-[.F16]" office:value-type="float" office:value="-656.701999999997" calcext:value-type="float">
            <text:p>-656.701999999997</text:p>
          </table:table-cell>
          <table:table-cell/>
          <table:table-cell office:value-type="float" office:value="-33126.536" calcext:value-type="float">
            <text:p>-33126.536</text:p>
          </table:table-cell>
          <table:table-cell office:value-type="float" office:value="-31292.901" calcext:value-type="float">
            <text:p>-31292.901</text:p>
          </table:table-cell>
          <table:table-cell table:formula="of:=[.I16]-[.J16]" office:value-type="float" office:value="-1833.635" calcext:value-type="float">
            <text:p>-1833.635</text:p>
          </table:table-cell>
          <table:table-cell/>
          <table:table-cell office:value-type="float" office:value="-45148.24" calcext:value-type="float">
            <text:p>-45148.24</text:p>
          </table:table-cell>
          <table:table-cell office:value-type="float" office:value="-31292.901" calcext:value-type="float">
            <text:p>-31292.901</text:p>
          </table:table-cell>
          <table:table-cell table:formula="of:=[.M16]-[.N16]" office:value-type="float" office:value="-13855.339" calcext:value-type="float">
            <text:p>-13855.339</text:p>
          </table:table-cell>
          <table:table-cell/>
          <table:table-cell office:value-type="float" office:value="-31961.937" calcext:value-type="float">
            <text:p>-31961.937</text:p>
          </table:table-cell>
          <table:table-cell office:value-type="float" office:value="-31292.901" calcext:value-type="float">
            <text:p>-31292.901</text:p>
          </table:table-cell>
          <table:table-cell table:formula="of:=[.Q16]-[.R16]" office:value-type="float" office:value="-669.036" calcext:value-type="float">
            <text:p>-669.036</text:p>
          </table:table-cell>
        </table:table-row>
        <table:table-row table:style-name="ro1">
          <table:table-cell office:value-type="float" office:value="83298" calcext:value-type="float">
            <text:p>83298</text:p>
          </table:table-cell>
          <table:table-cell office:value-type="float" office:value="1785" calcext:value-type="float">
            <text:p>1785</text:p>
          </table:table-cell>
          <table:table-cell office:value-type="float" office:value="39.2726921" calcext:value-type="float">
            <text:p>39.2726921</text:p>
          </table:table-cell>
          <table:table-cell office:value-type="float" office:value="3271336" calcext:value-type="float">
            <text:p>3271336</text:p>
          </table:table-cell>
          <table:table-cell office:value-type="float" office:value="-31949.859" calcext:value-type="float">
            <text:p>-31949.859</text:p>
          </table:table-cell>
          <table:table-cell office:value-type="float" office:value="-31292.901" calcext:value-type="float">
            <text:p>-31292.901</text:p>
          </table:table-cell>
          <table:table-cell table:formula="of:=[.E17]-[.F17]" office:value-type="float" office:value="-656.957999999999" calcext:value-type="float">
            <text:p>-656.957999999999</text:p>
          </table:table-cell>
          <table:table-cell/>
          <table:table-cell office:value-type="float" office:value="-33125.22" calcext:value-type="float">
            <text:p>-33125.22</text:p>
          </table:table-cell>
          <table:table-cell office:value-type="float" office:value="-31292.901" calcext:value-type="float">
            <text:p>-31292.901</text:p>
          </table:table-cell>
          <table:table-cell table:formula="of:=[.I17]-[.J17]" office:value-type="float" office:value="-1832.319" calcext:value-type="float">
            <text:p>-1832.319</text:p>
          </table:table-cell>
          <table:table-cell/>
          <table:table-cell office:value-type="float" office:value="-45147.044" calcext:value-type="float">
            <text:p>-45147.044</text:p>
          </table:table-cell>
          <table:table-cell office:value-type="float" office:value="-31292.901" calcext:value-type="float">
            <text:p>-31292.901</text:p>
          </table:table-cell>
          <table:table-cell table:formula="of:=[.M17]-[.N17]" office:value-type="float" office:value="-13854.143" calcext:value-type="float">
            <text:p>-13854.143</text:p>
          </table:table-cell>
          <table:table-cell/>
          <table:table-cell office:value-type="float" office:value="-31949.912" calcext:value-type="float">
            <text:p>-31949.912</text:p>
          </table:table-cell>
          <table:table-cell office:value-type="float" office:value="-31292.901" calcext:value-type="float">
            <text:p>-31292.901</text:p>
          </table:table-cell>
          <table:table-cell table:formula="of:=[.Q17]-[.R17]" office:value-type="float" office:value="-657.010999999999" calcext:value-type="float">
            <text:p>-657.010999999999</text:p>
          </table:table-cell>
        </table:table-row>
        <table:table-row table:style-name="ro1">
          <table:table-cell office:value-type="float" office:value="81900" calcext:value-type="float">
            <text:p>81900</text:p>
          </table:table-cell>
          <table:table-cell office:value-type="float" office:value="1593" calcext:value-type="float">
            <text:p>1593</text:p>
          </table:table-cell>
          <table:table-cell office:value-type="float" office:value="39.4998314" calcext:value-type="float">
            <text:p>39.4998314</text:p>
          </table:table-cell>
          <table:table-cell office:value-type="float" office:value="3235036" calcext:value-type="float">
            <text:p>3235036</text:p>
          </table:table-cell>
          <table:table-cell office:value-type="float" office:value="-31948.523" calcext:value-type="float">
            <text:p>-31948.523</text:p>
          </table:table-cell>
          <table:table-cell office:value-type="float" office:value="-31292.901" calcext:value-type="float">
            <text:p>-31292.901</text:p>
          </table:table-cell>
          <table:table-cell table:formula="of:=[.E18]-[.F18]" office:value-type="float" office:value="-655.621999999999" calcext:value-type="float">
            <text:p>-655.621999999999</text:p>
          </table:table-cell>
          <table:table-cell/>
          <table:table-cell office:value-type="float" office:value="-33151.067" calcext:value-type="float">
            <text:p>-33151.067</text:p>
          </table:table-cell>
          <table:table-cell office:value-type="float" office:value="-31292.901" calcext:value-type="float">
            <text:p>-31292.901</text:p>
          </table:table-cell>
          <table:table-cell table:formula="of:=[.I18]-[.J18]" office:value-type="float" office:value="-1858.166" calcext:value-type="float">
            <text:p>-1858.166</text:p>
          </table:table-cell>
          <table:table-cell/>
          <table:table-cell office:value-type="float" office:value="-45102.553" calcext:value-type="float">
            <text:p>-45102.553</text:p>
          </table:table-cell>
          <table:table-cell office:value-type="float" office:value="-31292.901" calcext:value-type="float">
            <text:p>-31292.901</text:p>
          </table:table-cell>
          <table:table-cell table:formula="of:=[.M18]-[.N18]" office:value-type="float" office:value="-13809.652" calcext:value-type="float">
            <text:p>-13809.652</text:p>
          </table:table-cell>
          <table:table-cell/>
          <table:table-cell office:value-type="float" office:value="-31980.67" calcext:value-type="float">
            <text:p>-31980.67</text:p>
          </table:table-cell>
          <table:table-cell office:value-type="float" office:value="-31292.901" calcext:value-type="float">
            <text:p>-31292.901</text:p>
          </table:table-cell>
          <table:table-cell table:formula="of:=[.Q18]-[.R18]" office:value-type="float" office:value="-687.768999999997" calcext:value-type="float">
            <text:p>-687.768999999997</text:p>
          </table:table-cell>
        </table:table-row>
        <table:table-row table:style-name="ro1">
          <table:table-cell office:value-type="float" office:value="83648" calcext:value-type="float">
            <text:p>83648</text:p>
          </table:table-cell>
          <table:table-cell office:value-type="float" office:value="1793" calcext:value-type="float">
            <text:p>1793</text:p>
          </table:table-cell>
          <table:table-cell office:value-type="float" office:value="39.022587" calcext:value-type="float">
            <text:p>39.022587</text:p>
          </table:table-cell>
          <table:table-cell office:value-type="float" office:value="3264161" calcext:value-type="float">
            <text:p>3264161</text:p>
          </table:table-cell>
          <table:table-cell office:value-type="float" office:value="-31950.13" calcext:value-type="float">
            <text:p>-31950.13</text:p>
          </table:table-cell>
          <table:table-cell office:value-type="float" office:value="-31292.901" calcext:value-type="float">
            <text:p>-31292.901</text:p>
          </table:table-cell>
          <table:table-cell table:formula="of:=[.E19]-[.F19]" office:value-type="float" office:value="-657.228999999999" calcext:value-type="float">
            <text:p>-657.228999999999</text:p>
          </table:table-cell>
          <table:table-cell/>
          <table:table-cell office:value-type="float" office:value="-33157.113" calcext:value-type="float">
            <text:p>-33157.113</text:p>
          </table:table-cell>
          <table:table-cell office:value-type="float" office:value="-31292.901" calcext:value-type="float">
            <text:p>-31292.901</text:p>
          </table:table-cell>
          <table:table-cell table:formula="of:=[.I19]-[.J19]" office:value-type="float" office:value="-1864.212" calcext:value-type="float">
            <text:p>-1864.212</text:p>
          </table:table-cell>
          <table:table-cell/>
          <table:table-cell office:value-type="float" office:value="-45165.908" calcext:value-type="float">
            <text:p>-45165.908</text:p>
          </table:table-cell>
          <table:table-cell office:value-type="float" office:value="-31292.901" calcext:value-type="float">
            <text:p>-31292.901</text:p>
          </table:table-cell>
          <table:table-cell table:formula="of:=[.M19]-[.N19]" office:value-type="float" office:value="-13873.007" calcext:value-type="float">
            <text:p>-13873.007</text:p>
          </table:table-cell>
          <table:table-cell/>
          <table:table-cell office:value-type="float" office:value="-31972.307" calcext:value-type="float">
            <text:p>-31972.307</text:p>
          </table:table-cell>
          <table:table-cell office:value-type="float" office:value="-31292.901" calcext:value-type="float">
            <text:p>-31292.901</text:p>
          </table:table-cell>
          <table:table-cell table:formula="of:=[.Q19]-[.R19]" office:value-type="float" office:value="-679.405999999999" calcext:value-type="float">
            <text:p>-679.405999999999</text:p>
          </table:table-cell>
        </table:table-row>
        <table:table-row table:style-name="ro1">
          <table:table-cell office:value-type="float" office:value="81612" calcext:value-type="float">
            <text:p>81612</text:p>
          </table:table-cell>
          <table:table-cell office:value-type="float" office:value="1376" calcext:value-type="float">
            <text:p>1376</text:p>
          </table:table-cell>
          <table:table-cell office:value-type="float" office:value="38.957236" calcext:value-type="float">
            <text:p>38.957236</text:p>
          </table:table-cell>
          <table:table-cell office:value-type="float" office:value="3179377" calcext:value-type="float">
            <text:p>3179377</text:p>
          </table:table-cell>
          <table:table-cell office:value-type="float" office:value="-31949.654" calcext:value-type="float">
            <text:p>-31949.654</text:p>
          </table:table-cell>
          <table:table-cell office:value-type="float" office:value="-31292.901" calcext:value-type="float">
            <text:p>-31292.901</text:p>
          </table:table-cell>
          <table:table-cell table:formula="of:=[.E20]-[.F20]" office:value-type="float" office:value="-656.752999999997" calcext:value-type="float">
            <text:p>-656.752999999997</text:p>
          </table:table-cell>
          <table:table-cell/>
          <table:table-cell office:value-type="float" office:value="-33144.469" calcext:value-type="float">
            <text:p>-33144.469</text:p>
          </table:table-cell>
          <table:table-cell office:value-type="float" office:value="-31292.901" calcext:value-type="float">
            <text:p>-31292.901</text:p>
          </table:table-cell>
          <table:table-cell table:formula="of:=[.I20]-[.J20]" office:value-type="float" office:value="-1851.568" calcext:value-type="float">
            <text:p>-1851.568</text:p>
          </table:table-cell>
          <table:table-cell/>
          <table:table-cell office:value-type="float" office:value="-45113.485" calcext:value-type="float">
            <text:p>-45113.485</text:p>
          </table:table-cell>
          <table:table-cell office:value-type="float" office:value="-31292.901" calcext:value-type="float">
            <text:p>-31292.901</text:p>
          </table:table-cell>
          <table:table-cell table:formula="of:=[.M20]-[.N20]" office:value-type="float" office:value="-13820.584" calcext:value-type="float">
            <text:p>-13820.584</text:p>
          </table:table-cell>
          <table:table-cell/>
          <table:table-cell office:value-type="float" office:value="-31951.183" calcext:value-type="float">
            <text:p>-31951.183</text:p>
          </table:table-cell>
          <table:table-cell office:value-type="float" office:value="-31292.901" calcext:value-type="float">
            <text:p>-31292.901</text:p>
          </table:table-cell>
          <table:table-cell table:formula="of:=[.Q20]-[.R20]" office:value-type="float" office:value="-658.281999999999" calcext:value-type="float">
            <text:p>-658.281999999999</text:p>
          </table:table-cell>
        </table:table-row>
        <table:table-row table:style-name="ro1">
          <table:table-cell office:value-type="float" office:value="81663" calcext:value-type="float">
            <text:p>81663</text:p>
          </table:table-cell>
          <table:table-cell office:value-type="float" office:value="1226" calcext:value-type="float">
            <text:p>1226</text:p>
          </table:table-cell>
          <table:table-cell office:value-type="float" office:value="39.7330714" calcext:value-type="float">
            <text:p>39.7330714</text:p>
          </table:table-cell>
          <table:table-cell office:value-type="float" office:value="3244721" calcext:value-type="float">
            <text:p>3244721</text:p>
          </table:table-cell>
          <table:table-cell office:value-type="float" office:value="-31947.799" calcext:value-type="float">
            <text:p>-31947.799</text:p>
          </table:table-cell>
          <table:table-cell office:value-type="float" office:value="-31292.901" calcext:value-type="float">
            <text:p>-31292.901</text:p>
          </table:table-cell>
          <table:table-cell table:formula="of:=[.E21]-[.F21]" office:value-type="float" office:value="-654.897999999997" calcext:value-type="float">
            <text:p>-654.897999999997</text:p>
          </table:table-cell>
          <table:table-cell/>
          <table:table-cell office:value-type="float" office:value="-33204.609" calcext:value-type="float">
            <text:p>-33204.609</text:p>
          </table:table-cell>
          <table:table-cell office:value-type="float" office:value="-31292.901" calcext:value-type="float">
            <text:p>-31292.901</text:p>
          </table:table-cell>
          <table:table-cell table:formula="of:=[.I21]-[.J21]" office:value-type="float" office:value="-1911.708" calcext:value-type="float">
            <text:p>-1911.708</text:p>
          </table:table-cell>
          <table:table-cell/>
          <table:table-cell office:value-type="float" office:value="-45131.679" calcext:value-type="float">
            <text:p>-45131.679</text:p>
          </table:table-cell>
          <table:table-cell office:value-type="float" office:value="-31292.901" calcext:value-type="float">
            <text:p>-31292.901</text:p>
          </table:table-cell>
          <table:table-cell table:formula="of:=[.M21]-[.N21]" office:value-type="float" office:value="-13838.778" calcext:value-type="float">
            <text:p>-13838.778</text:p>
          </table:table-cell>
          <table:table-cell/>
          <table:table-cell office:value-type="float" office:value="-31950.314" calcext:value-type="float">
            <text:p>-31950.314</text:p>
          </table:table-cell>
          <table:table-cell office:value-type="float" office:value="-31292.901" calcext:value-type="float">
            <text:p>-31292.901</text:p>
          </table:table-cell>
          <table:table-cell table:formula="of:=[.Q21]-[.R21]" office:value-type="float" office:value="-657.412999999997" calcext:value-type="float">
            <text:p>-657.412999999997</text:p>
          </table:table-cell>
        </table:table-row>
        <table:table-row table:style-name="ro1">
          <table:table-cell office:value-type="float" office:value="80680" calcext:value-type="float">
            <text:p>80680</text:p>
          </table:table-cell>
          <table:table-cell office:value-type="float" office:value="1399" calcext:value-type="float">
            <text:p>1399</text:p>
          </table:table-cell>
          <table:table-cell office:value-type="float" office:value="39.8159127" calcext:value-type="float">
            <text:p>39.8159127</text:p>
          </table:table-cell>
          <table:table-cell office:value-type="float" office:value="3212347" calcext:value-type="float">
            <text:p>3212347</text:p>
          </table:table-cell>
          <table:table-cell office:value-type="float" office:value="-31950.013" calcext:value-type="float">
            <text:p>-31950.013</text:p>
          </table:table-cell>
          <table:table-cell office:value-type="float" office:value="-31292.901" calcext:value-type="float">
            <text:p>-31292.901</text:p>
          </table:table-cell>
          <table:table-cell table:formula="of:=[.E22]-[.F22]" office:value-type="float" office:value="-657.111999999997" calcext:value-type="float">
            <text:p>-657.111999999997</text:p>
          </table:table-cell>
          <table:table-cell/>
          <table:table-cell office:value-type="float" office:value="-33123.807" calcext:value-type="float">
            <text:p>-33123.807</text:p>
          </table:table-cell>
          <table:table-cell office:value-type="float" office:value="-31292.901" calcext:value-type="float">
            <text:p>-31292.901</text:p>
          </table:table-cell>
          <table:table-cell table:formula="of:=[.I22]-[.J22]" office:value-type="float" office:value="-1830.906" calcext:value-type="float">
            <text:p>-1830.906</text:p>
          </table:table-cell>
          <table:table-cell/>
          <table:table-cell office:value-type="float" office:value="-45122.793" calcext:value-type="float">
            <text:p>-45122.793</text:p>
          </table:table-cell>
          <table:table-cell office:value-type="float" office:value="-31292.901" calcext:value-type="float">
            <text:p>-31292.901</text:p>
          </table:table-cell>
          <table:table-cell table:formula="of:=[.M22]-[.N22]" office:value-type="float" office:value="-13829.892" calcext:value-type="float">
            <text:p>-13829.892</text:p>
          </table:table-cell>
          <table:table-cell/>
          <table:table-cell office:value-type="float" office:value="-31948.842" calcext:value-type="float">
            <text:p>-31948.842</text:p>
          </table:table-cell>
          <table:table-cell office:value-type="float" office:value="-31292.901" calcext:value-type="float">
            <text:p>-31292.901</text:p>
          </table:table-cell>
          <table:table-cell table:formula="of:=[.Q22]-[.R22]" office:value-type="float" office:value="-655.940999999999" calcext:value-type="float">
            <text:p>-655.940999999999</text:p>
          </table:table-cell>
        </table:table-row>
        <table:table-row table:style-name="ro1">
          <table:table-cell office:value-type="float" office:value="81500" calcext:value-type="float">
            <text:p>81500</text:p>
          </table:table-cell>
          <table:table-cell office:value-type="float" office:value="1825" calcext:value-type="float">
            <text:p>1825</text:p>
          </table:table-cell>
          <table:table-cell office:value-type="float" office:value="40.8009972" calcext:value-type="float">
            <text:p>40.8009972</text:p>
          </table:table-cell>
          <table:table-cell office:value-type="float" office:value="3325281" calcext:value-type="float">
            <text:p>3325281</text:p>
          </table:table-cell>
          <table:table-cell office:value-type="float" office:value="-31950.109" calcext:value-type="float">
            <text:p>-31950.109</text:p>
          </table:table-cell>
          <table:table-cell office:value-type="float" office:value="-31292.901" calcext:value-type="float">
            <text:p>-31292.901</text:p>
          </table:table-cell>
          <table:table-cell table:formula="of:=[.E23]-[.F23]" office:value-type="float" office:value="-657.207999999999" calcext:value-type="float">
            <text:p>-657.207999999999</text:p>
          </table:table-cell>
          <table:table-cell/>
          <table:table-cell office:value-type="float" office:value="-33140.888" calcext:value-type="float">
            <text:p>-33140.888</text:p>
          </table:table-cell>
          <table:table-cell office:value-type="float" office:value="-31292.901" calcext:value-type="float">
            <text:p>-31292.901</text:p>
          </table:table-cell>
          <table:table-cell table:formula="of:=[.I23]-[.J23]" office:value-type="float" office:value="-1847.987" calcext:value-type="float">
            <text:p>-1847.987</text:p>
          </table:table-cell>
          <table:table-cell/>
          <table:table-cell office:value-type="float" office:value="-45125.02" calcext:value-type="float">
            <text:p>-45125.02</text:p>
          </table:table-cell>
          <table:table-cell office:value-type="float" office:value="-31292.901" calcext:value-type="float">
            <text:p>-31292.901</text:p>
          </table:table-cell>
          <table:table-cell table:formula="of:=[.M23]-[.N23]" office:value-type="float" office:value="-13832.119" calcext:value-type="float">
            <text:p>-13832.119</text:p>
          </table:table-cell>
          <table:table-cell/>
          <table:table-cell office:value-type="float" office:value="-31953.108" calcext:value-type="float">
            <text:p>-31953.108</text:p>
          </table:table-cell>
          <table:table-cell office:value-type="float" office:value="-31292.901" calcext:value-type="float">
            <text:p>-31292.901</text:p>
          </table:table-cell>
          <table:table-cell table:formula="of:=[.Q23]-[.R23]" office:value-type="float" office:value="-660.206999999999" calcext:value-type="float">
            <text:p>-660.206999999999</text:p>
          </table:table-cell>
        </table:table-row>
        <table:table-row table:style-name="ro1">
          <table:table-cell office:value-type="float" office:value="83783" calcext:value-type="float">
            <text:p>83783</text:p>
          </table:table-cell>
          <table:table-cell office:value-type="float" office:value="1306" calcext:value-type="float">
            <text:p>1306</text:p>
          </table:table-cell>
          <table:table-cell office:value-type="float" office:value="38.5521946" calcext:value-type="float">
            <text:p>38.5521946</text:p>
          </table:table-cell>
          <table:table-cell office:value-type="float" office:value="3230018" calcext:value-type="float">
            <text:p>3230018</text:p>
          </table:table-cell>
          <table:table-cell office:value-type="float" office:value="-31949.451" calcext:value-type="float">
            <text:p>-31949.451</text:p>
          </table:table-cell>
          <table:table-cell office:value-type="float" office:value="-31292.901" calcext:value-type="float">
            <text:p>-31292.901</text:p>
          </table:table-cell>
          <table:table-cell table:formula="of:=[.E24]-[.F24]" office:value-type="float" office:value="-656.549999999999" calcext:value-type="float">
            <text:p>-656.549999999999</text:p>
          </table:table-cell>
          <table:table-cell/>
          <table:table-cell office:value-type="float" office:value="-33104.516" calcext:value-type="float">
            <text:p>-33104.516</text:p>
          </table:table-cell>
          <table:table-cell office:value-type="float" office:value="-31292.901" calcext:value-type="float">
            <text:p>-31292.901</text:p>
          </table:table-cell>
          <table:table-cell table:formula="of:=[.I24]-[.J24]" office:value-type="float" office:value="-1811.615" calcext:value-type="float">
            <text:p>-1811.615</text:p>
          </table:table-cell>
          <table:table-cell/>
          <table:table-cell office:value-type="float" office:value="-45143.917" calcext:value-type="float">
            <text:p>-45143.917</text:p>
          </table:table-cell>
          <table:table-cell office:value-type="float" office:value="-31292.901" calcext:value-type="float">
            <text:p>-31292.901</text:p>
          </table:table-cell>
          <table:table-cell table:formula="of:=[.M24]-[.N24]" office:value-type="float" office:value="-13851.016" calcext:value-type="float">
            <text:p>-13851.016</text:p>
          </table:table-cell>
          <table:table-cell/>
          <table:table-cell office:value-type="float" office:value="-31967.131" calcext:value-type="float">
            <text:p>-31967.131</text:p>
          </table:table-cell>
          <table:table-cell office:value-type="float" office:value="-31292.901" calcext:value-type="float">
            <text:p>-31292.901</text:p>
          </table:table-cell>
          <table:table-cell table:formula="of:=[.Q24]-[.R24]" office:value-type="float" office:value="-674.23" calcext:value-type="float">
            <text:p>-674.23</text:p>
          </table:table-cell>
        </table:table-row>
        <table:table-row table:style-name="ro1">
          <table:table-cell office:value-type="float" office:value="80827" calcext:value-type="float">
            <text:p>80827</text:p>
          </table:table-cell>
          <table:table-cell office:value-type="float" office:value="1383" calcext:value-type="float">
            <text:p>1383</text:p>
          </table:table-cell>
          <table:table-cell office:value-type="float" office:value="39.7427968" calcext:value-type="float">
            <text:p>39.7427968</text:p>
          </table:table-cell>
          <table:table-cell office:value-type="float" office:value="3212291" calcext:value-type="float">
            <text:p>3212291</text:p>
          </table:table-cell>
          <table:table-cell office:value-type="float" office:value="-31950.235" calcext:value-type="float">
            <text:p>-31950.235</text:p>
          </table:table-cell>
          <table:table-cell office:value-type="float" office:value="-31292.901" calcext:value-type="float">
            <text:p>-31292.901</text:p>
          </table:table-cell>
          <table:table-cell table:formula="of:=[.E25]-[.F25]" office:value-type="float" office:value="-657.333999999999" calcext:value-type="float">
            <text:p>-657.333999999999</text:p>
          </table:table-cell>
          <table:table-cell/>
          <table:table-cell office:value-type="float" office:value="-33104.724" calcext:value-type="float">
            <text:p>-33104.724</text:p>
          </table:table-cell>
          <table:table-cell office:value-type="float" office:value="-31292.901" calcext:value-type="float">
            <text:p>-31292.901</text:p>
          </table:table-cell>
          <table:table-cell table:formula="of:=[.I25]-[.J25]" office:value-type="float" office:value="-1811.823" calcext:value-type="float">
            <text:p>-1811.823</text:p>
          </table:table-cell>
          <table:table-cell/>
          <table:table-cell office:value-type="float" office:value="-45156.693" calcext:value-type="float">
            <text:p>-45156.693</text:p>
          </table:table-cell>
          <table:table-cell office:value-type="float" office:value="-31292.901" calcext:value-type="float">
            <text:p>-31292.901</text:p>
          </table:table-cell>
          <table:table-cell table:formula="of:=[.M25]-[.N25]" office:value-type="float" office:value="-13863.792" calcext:value-type="float">
            <text:p>-13863.792</text:p>
          </table:table-cell>
          <table:table-cell/>
          <table:table-cell office:value-type="float" office:value="-31964.933" calcext:value-type="float">
            <text:p>-31964.933</text:p>
          </table:table-cell>
          <table:table-cell office:value-type="float" office:value="-31292.901" calcext:value-type="float">
            <text:p>-31292.901</text:p>
          </table:table-cell>
          <table:table-cell table:formula="of:=[.Q25]-[.R25]" office:value-type="float" office:value="-672.031999999999" calcext:value-type="float">
            <text:p>-672.031999999999</text:p>
          </table:table-cell>
        </table:table-row>
        <table:table-row table:style-name="ro1">
          <table:table-cell office:value-type="float" office:value="83187" calcext:value-type="float">
            <text:p>83187</text:p>
          </table:table-cell>
          <table:table-cell office:value-type="float" office:value="1641" calcext:value-type="float">
            <text:p>1641</text:p>
          </table:table-cell>
          <table:table-cell office:value-type="float" office:value="38.9240991" calcext:value-type="float">
            <text:p>38.9240991</text:p>
          </table:table-cell>
          <table:table-cell office:value-type="float" office:value="3237979" calcext:value-type="float">
            <text:p>3237979</text:p>
          </table:table-cell>
          <table:table-cell office:value-type="float" office:value="-31946.455" calcext:value-type="float">
            <text:p>-31946.455</text:p>
          </table:table-cell>
          <table:table-cell office:value-type="float" office:value="-31292.901" calcext:value-type="float">
            <text:p>-31292.901</text:p>
          </table:table-cell>
          <table:table-cell table:formula="of:=[.E26]-[.F26]" office:value-type="float" office:value="-653.554" calcext:value-type="float">
            <text:p>-653.554</text:p>
          </table:table-cell>
          <table:table-cell/>
          <table:table-cell office:value-type="float" office:value="-33099.317" calcext:value-type="float">
            <text:p>-33099.317</text:p>
          </table:table-cell>
          <table:table-cell office:value-type="float" office:value="-31292.901" calcext:value-type="float">
            <text:p>-31292.901</text:p>
          </table:table-cell>
          <table:table-cell table:formula="of:=[.I26]-[.J26]" office:value-type="float" office:value="-1806.416" calcext:value-type="float">
            <text:p>-1806.416</text:p>
          </table:table-cell>
          <table:table-cell/>
          <table:table-cell office:value-type="float" office:value="-45135.681" calcext:value-type="float">
            <text:p>-45135.681</text:p>
          </table:table-cell>
          <table:table-cell office:value-type="float" office:value="-31292.901" calcext:value-type="float">
            <text:p>-31292.901</text:p>
          </table:table-cell>
          <table:table-cell table:formula="of:=[.M26]-[.N26]" office:value-type="float" office:value="-13842.78" calcext:value-type="float">
            <text:p>-13842.78</text:p>
          </table:table-cell>
          <table:table-cell/>
          <table:table-cell office:value-type="float" office:value="-31964.387" calcext:value-type="float">
            <text:p>-31964.387</text:p>
          </table:table-cell>
          <table:table-cell office:value-type="float" office:value="-31292.901" calcext:value-type="float">
            <text:p>-31292.901</text:p>
          </table:table-cell>
          <table:table-cell table:formula="of:=[.Q26]-[.R26]" office:value-type="float" office:value="-671.485999999997" calcext:value-type="float">
            <text:p>-671.485999999997</text:p>
          </table:table-cell>
        </table:table-row>
        <table:table-row table:style-name="ro1">
          <table:table-cell office:value-type="float" office:value="83523" calcext:value-type="float">
            <text:p>83523</text:p>
          </table:table-cell>
          <table:table-cell office:value-type="float" office:value="1592" calcext:value-type="float">
            <text:p>1592</text:p>
          </table:table-cell>
          <table:table-cell office:value-type="float" office:value="38.7298677" calcext:value-type="float">
            <text:p>38.7298677</text:p>
          </table:table-cell>
          <table:table-cell office:value-type="float" office:value="3234834" calcext:value-type="float">
            <text:p>3234834</text:p>
          </table:table-cell>
          <table:table-cell office:value-type="float" office:value="-31951.501" calcext:value-type="float">
            <text:p>-31951.501</text:p>
          </table:table-cell>
          <table:table-cell office:value-type="float" office:value="-31292.901" calcext:value-type="float">
            <text:p>-31292.901</text:p>
          </table:table-cell>
          <table:table-cell table:formula="of:=[.E27]-[.F27]" office:value-type="float" office:value="-658.599999999999" calcext:value-type="float">
            <text:p>-658.599999999999</text:p>
          </table:table-cell>
          <table:table-cell/>
          <table:table-cell office:value-type="float" office:value="-33133.7" calcext:value-type="float">
            <text:p>-33133.7</text:p>
          </table:table-cell>
          <table:table-cell office:value-type="float" office:value="-31292.901" calcext:value-type="float">
            <text:p>-31292.901</text:p>
          </table:table-cell>
          <table:table-cell table:formula="of:=[.I27]-[.J27]" office:value-type="float" office:value="-1840.799" calcext:value-type="float">
            <text:p>-1840.799</text:p>
          </table:table-cell>
          <table:table-cell/>
          <table:table-cell office:value-type="float" office:value="-45162.907" calcext:value-type="float">
            <text:p>-45162.907</text:p>
          </table:table-cell>
          <table:table-cell office:value-type="float" office:value="-31292.901" calcext:value-type="float">
            <text:p>-31292.901</text:p>
          </table:table-cell>
          <table:table-cell table:formula="of:=[.M27]-[.N27]" office:value-type="float" office:value="-13870.006" calcext:value-type="float">
            <text:p>-13870.006</text:p>
          </table:table-cell>
          <table:table-cell/>
          <table:table-cell office:value-type="float" office:value="-31982.359" calcext:value-type="float">
            <text:p>-31982.359</text:p>
          </table:table-cell>
          <table:table-cell office:value-type="float" office:value="-31292.901" calcext:value-type="float">
            <text:p>-31292.901</text:p>
          </table:table-cell>
          <table:table-cell table:formula="of:=[.Q27]-[.R27]" office:value-type="float" office:value="-689.457999999999" calcext:value-type="float">
            <text:p>-689.457999999999</text:p>
          </table:table-cell>
        </table:table-row>
        <table:table-row table:style-name="ro1">
          <table:table-cell office:value-type="float" office:value="83695" calcext:value-type="float">
            <text:p>83695</text:p>
          </table:table-cell>
          <table:table-cell office:value-type="float" office:value="1701" calcext:value-type="float">
            <text:p>1701</text:p>
          </table:table-cell>
          <table:table-cell office:value-type="float" office:value="38.7914197" calcext:value-type="float">
            <text:p>38.7914197</text:p>
          </table:table-cell>
          <table:table-cell office:value-type="float" office:value="3246647" calcext:value-type="float">
            <text:p>3246647</text:p>
          </table:table-cell>
          <table:table-cell office:value-type="float" office:value="-31949.061" calcext:value-type="float">
            <text:p>-31949.061</text:p>
          </table:table-cell>
          <table:table-cell office:value-type="float" office:value="-31292.901" calcext:value-type="float">
            <text:p>-31292.901</text:p>
          </table:table-cell>
          <table:table-cell table:formula="of:=[.E28]-[.F28]" office:value-type="float" office:value="-656.16" calcext:value-type="float">
            <text:p>-656.16</text:p>
          </table:table-cell>
          <table:table-cell/>
          <table:table-cell office:value-type="float" office:value="-33104.513" calcext:value-type="float">
            <text:p>-33104.513</text:p>
          </table:table-cell>
          <table:table-cell office:value-type="float" office:value="-31292.901" calcext:value-type="float">
            <text:p>-31292.901</text:p>
          </table:table-cell>
          <table:table-cell table:formula="of:=[.I28]-[.J28]" office:value-type="float" office:value="-1811.612" calcext:value-type="float">
            <text:p>-1811.612</text:p>
          </table:table-cell>
          <table:table-cell/>
          <table:table-cell office:value-type="float" office:value="-45059.351" calcext:value-type="float">
            <text:p>-45059.351</text:p>
          </table:table-cell>
          <table:table-cell office:value-type="float" office:value="-31292.901" calcext:value-type="float">
            <text:p>-31292.901</text:p>
          </table:table-cell>
          <table:table-cell table:formula="of:=[.M28]-[.N28]" office:value-type="float" office:value="-13766.45" calcext:value-type="float">
            <text:p>-13766.45</text:p>
          </table:table-cell>
          <table:table-cell/>
          <table:table-cell office:value-type="float" office:value="-31953.857" calcext:value-type="float">
            <text:p>-31953.857</text:p>
          </table:table-cell>
          <table:table-cell office:value-type="float" office:value="-31292.901" calcext:value-type="float">
            <text:p>-31292.901</text:p>
          </table:table-cell>
          <table:table-cell table:formula="of:=[.Q28]-[.R28]" office:value-type="float" office:value="-660.955999999998" calcext:value-type="float">
            <text:p>-660.955999999998</text:p>
          </table:table-cell>
        </table:table-row>
        <table:table-row table:style-name="ro1">
          <table:table-cell office:value-type="float" office:value="83872" calcext:value-type="float">
            <text:p>83872</text:p>
          </table:table-cell>
          <table:table-cell office:value-type="float" office:value="1443" calcext:value-type="float">
            <text:p>1443</text:p>
          </table:table-cell>
          <table:table-cell office:value-type="float" office:value="37.9928372" calcext:value-type="float">
            <text:p>37.9928372</text:p>
          </table:table-cell>
          <table:table-cell office:value-type="float" office:value="3186535" calcext:value-type="float">
            <text:p>3186535</text:p>
          </table:table-cell>
          <table:table-cell office:value-type="float" office:value="-31947.637" calcext:value-type="float">
            <text:p>-31947.637</text:p>
          </table:table-cell>
          <table:table-cell office:value-type="float" office:value="-31292.901" calcext:value-type="float">
            <text:p>-31292.901</text:p>
          </table:table-cell>
          <table:table-cell table:formula="of:=[.E29]-[.F29]" office:value-type="float" office:value="-654.735999999997" calcext:value-type="float">
            <text:p>-654.735999999997</text:p>
          </table:table-cell>
          <table:table-cell/>
          <table:table-cell office:value-type="float" office:value="-33159.3" calcext:value-type="float">
            <text:p>-33159.3</text:p>
          </table:table-cell>
          <table:table-cell office:value-type="float" office:value="-31292.901" calcext:value-type="float">
            <text:p>-31292.901</text:p>
          </table:table-cell>
          <table:table-cell table:formula="of:=[.I29]-[.J29]" office:value-type="float" office:value="-1866.399" calcext:value-type="float">
            <text:p>-1866.399</text:p>
          </table:table-cell>
          <table:table-cell/>
          <table:table-cell office:value-type="float" office:value="-45156.011" calcext:value-type="float">
            <text:p>-45156.011</text:p>
          </table:table-cell>
          <table:table-cell office:value-type="float" office:value="-31292.901" calcext:value-type="float">
            <text:p>-31292.901</text:p>
          </table:table-cell>
          <table:table-cell table:formula="of:=[.M29]-[.N29]" office:value-type="float" office:value="-13863.11" calcext:value-type="float">
            <text:p>-13863.11</text:p>
          </table:table-cell>
          <table:table-cell/>
          <table:table-cell office:value-type="float" office:value="-31948.47" calcext:value-type="float">
            <text:p>-31948.47</text:p>
          </table:table-cell>
          <table:table-cell office:value-type="float" office:value="-31292.901" calcext:value-type="float">
            <text:p>-31292.901</text:p>
          </table:table-cell>
          <table:table-cell table:formula="of:=[.Q29]-[.R29]" office:value-type="float" office:value="-655.569" calcext:value-type="float">
            <text:p>-655.569</text:p>
          </table:table-cell>
        </table:table-row>
        <table:table-row table:style-name="ro1">
          <table:table-cell office:value-type="float" office:value="85318" calcext:value-type="float">
            <text:p>85318</text:p>
          </table:table-cell>
          <table:table-cell office:value-type="float" office:value="1726" calcext:value-type="float">
            <text:p>1726</text:p>
          </table:table-cell>
          <table:table-cell office:value-type="float" office:value="38.7132012" calcext:value-type="float">
            <text:p>38.7132012</text:p>
          </table:table-cell>
          <table:table-cell office:value-type="float" office:value="3302932" calcext:value-type="float">
            <text:p>3302932</text:p>
          </table:table-cell>
          <table:table-cell office:value-type="float" office:value="-31947.863" calcext:value-type="float">
            <text:p>-31947.863</text:p>
          </table:table-cell>
          <table:table-cell office:value-type="float" office:value="-31292.901" calcext:value-type="float">
            <text:p>-31292.901</text:p>
          </table:table-cell>
          <table:table-cell table:formula="of:=[.E30]-[.F30]" office:value-type="float" office:value="-654.962" calcext:value-type="float">
            <text:p>-654.962</text:p>
          </table:table-cell>
          <table:table-cell/>
          <table:table-cell office:value-type="float" office:value="-33173.704" calcext:value-type="float">
            <text:p>-33173.704</text:p>
          </table:table-cell>
          <table:table-cell office:value-type="float" office:value="-31292.901" calcext:value-type="float">
            <text:p>-31292.901</text:p>
          </table:table-cell>
          <table:table-cell table:formula="of:=[.I30]-[.J30]" office:value-type="float" office:value="-1880.803" calcext:value-type="float">
            <text:p>-1880.803</text:p>
          </table:table-cell>
          <table:table-cell/>
          <table:table-cell office:value-type="float" office:value="-45122.299" calcext:value-type="float">
            <text:p>-45122.299</text:p>
          </table:table-cell>
          <table:table-cell office:value-type="float" office:value="-31292.901" calcext:value-type="float">
            <text:p>-31292.901</text:p>
          </table:table-cell>
          <table:table-cell table:formula="of:=[.M30]-[.N30]" office:value-type="float" office:value="-13829.398" calcext:value-type="float">
            <text:p>-13829.398</text:p>
          </table:table-cell>
          <table:table-cell/>
          <table:table-cell office:value-type="float" office:value="-31980.583" calcext:value-type="float">
            <text:p>-31980.583</text:p>
          </table:table-cell>
          <table:table-cell office:value-type="float" office:value="-31292.901" calcext:value-type="float">
            <text:p>-31292.901</text:p>
          </table:table-cell>
          <table:table-cell table:formula="of:=[.Q30]-[.R30]" office:value-type="float" office:value="-687.681999999997" calcext:value-type="float">
            <text:p>-687.681999999997</text:p>
          </table:table-cell>
        </table:table-row>
        <table:table-row table:style-name="ro1">
          <table:table-cell office:value-type="float" office:value="83063" calcext:value-type="float">
            <text:p>83063</text:p>
          </table:table-cell>
          <table:table-cell office:value-type="float" office:value="1293" calcext:value-type="float">
            <text:p>1293</text:p>
          </table:table-cell>
          <table:table-cell office:value-type="float" office:value="38.0108268" calcext:value-type="float">
            <text:p>38.0108268</text:p>
          </table:table-cell>
          <table:table-cell office:value-type="float" office:value="3157293" calcext:value-type="float">
            <text:p>3157293</text:p>
          </table:table-cell>
          <table:table-cell office:value-type="float" office:value="-31948.934" calcext:value-type="float">
            <text:p>-31948.934</text:p>
          </table:table-cell>
          <table:table-cell office:value-type="float" office:value="-31292.901" calcext:value-type="float">
            <text:p>-31292.901</text:p>
          </table:table-cell>
          <table:table-cell table:formula="of:=[.E31]-[.F31]" office:value-type="float" office:value="-656.032999999999" calcext:value-type="float">
            <text:p>-656.032999999999</text:p>
          </table:table-cell>
          <table:table-cell/>
          <table:table-cell office:value-type="float" office:value="-33132.047" calcext:value-type="float">
            <text:p>-33132.047</text:p>
          </table:table-cell>
          <table:table-cell office:value-type="float" office:value="-31292.901" calcext:value-type="float">
            <text:p>-31292.901</text:p>
          </table:table-cell>
          <table:table-cell table:formula="of:=[.I31]-[.J31]" office:value-type="float" office:value="-1839.146" calcext:value-type="float">
            <text:p>-1839.146</text:p>
          </table:table-cell>
          <table:table-cell/>
          <table:table-cell office:value-type="float" office:value="-45129.477" calcext:value-type="float">
            <text:p>-45129.477</text:p>
          </table:table-cell>
          <table:table-cell office:value-type="float" office:value="-31292.901" calcext:value-type="float">
            <text:p>-31292.901</text:p>
          </table:table-cell>
          <table:table-cell table:formula="of:=[.M31]-[.N31]" office:value-type="float" office:value="-13836.576" calcext:value-type="float">
            <text:p>-13836.576</text:p>
          </table:table-cell>
          <table:table-cell/>
          <table:table-cell office:value-type="float" office:value="-31960.398" calcext:value-type="float">
            <text:p>-31960.398</text:p>
          </table:table-cell>
          <table:table-cell office:value-type="float" office:value="-31292.901" calcext:value-type="float">
            <text:p>-31292.901</text:p>
          </table:table-cell>
          <table:table-cell table:formula="of:=[.Q31]-[.R31]" office:value-type="float" office:value="-667.496999999999" calcext:value-type="float">
            <text:p>-667.496999999999</text:p>
          </table:table-cell>
        </table:table-row>
        <table:table-row table:style-name="ro1">
          <table:table-cell office:value-type="float" office:value="81712" calcext:value-type="float">
            <text:p>81712</text:p>
          </table:table-cell>
          <table:table-cell office:value-type="float" office:value="1319" calcext:value-type="float">
            <text:p>1319</text:p>
          </table:table-cell>
          <table:table-cell office:value-type="float" office:value="39.2160368" calcext:value-type="float">
            <text:p>39.2160368</text:p>
          </table:table-cell>
          <table:table-cell office:value-type="float" office:value="3204420" calcext:value-type="float">
            <text:p>3204420</text:p>
          </table:table-cell>
          <table:table-cell office:value-type="float" office:value="-31946.811" calcext:value-type="float">
            <text:p>-31946.811</text:p>
          </table:table-cell>
          <table:table-cell office:value-type="float" office:value="-31292.901" calcext:value-type="float">
            <text:p>-31292.901</text:p>
          </table:table-cell>
          <table:table-cell table:formula="of:=[.E32]-[.F32]" office:value-type="float" office:value="-653.91" calcext:value-type="float">
            <text:p>-653.91</text:p>
          </table:table-cell>
          <table:table-cell/>
          <table:table-cell office:value-type="float" office:value="-33103.572" calcext:value-type="float">
            <text:p>-33103.572</text:p>
          </table:table-cell>
          <table:table-cell office:value-type="float" office:value="-31292.901" calcext:value-type="float">
            <text:p>-31292.901</text:p>
          </table:table-cell>
          <table:table-cell table:formula="of:=[.I32]-[.J32]" office:value-type="float" office:value="-1810.671" calcext:value-type="float">
            <text:p>-1810.671</text:p>
          </table:table-cell>
          <table:table-cell/>
          <table:table-cell office:value-type="float" office:value="-45129.26" calcext:value-type="float">
            <text:p>-45129.26</text:p>
          </table:table-cell>
          <table:table-cell office:value-type="float" office:value="-31292.901" calcext:value-type="float">
            <text:p>-31292.901</text:p>
          </table:table-cell>
          <table:table-cell table:formula="of:=[.M32]-[.N32]" office:value-type="float" office:value="-13836.359" calcext:value-type="float">
            <text:p>-13836.359</text:p>
          </table:table-cell>
          <table:table-cell/>
          <table:table-cell office:value-type="float" office:value="-31967.591" calcext:value-type="float">
            <text:p>-31967.591</text:p>
          </table:table-cell>
          <table:table-cell office:value-type="float" office:value="-31292.901" calcext:value-type="float">
            <text:p>-31292.901</text:p>
          </table:table-cell>
          <table:table-cell table:formula="of:=[.Q32]-[.R32]" office:value-type="float" office:value="-674.689999999999" calcext:value-type="float">
            <text:p>-674.689999999999</text:p>
          </table:table-cell>
        </table:table-row>
        <table:table-row table:style-name="ro1">
          <table:table-cell office:value-type="float" office:value="80879" calcext:value-type="float">
            <text:p>80879</text:p>
          </table:table-cell>
          <table:table-cell office:value-type="float" office:value="1299" calcext:value-type="float">
            <text:p>1299</text:p>
          </table:table-cell>
          <table:table-cell office:value-type="float" office:value="39.7176902" calcext:value-type="float">
            <text:p>39.7176902</text:p>
          </table:table-cell>
          <table:table-cell office:value-type="float" office:value="3212327" calcext:value-type="float">
            <text:p>3212327</text:p>
          </table:table-cell>
          <table:table-cell office:value-type="float" office:value="-31949.529" calcext:value-type="float">
            <text:p>-31949.529</text:p>
          </table:table-cell>
          <table:table-cell office:value-type="float" office:value="-31292.901" calcext:value-type="float">
            <text:p>-31292.901</text:p>
          </table:table-cell>
          <table:table-cell table:formula="of:=[.E33]-[.F33]" office:value-type="float" office:value="-656.627999999997" calcext:value-type="float">
            <text:p>-656.627999999997</text:p>
          </table:table-cell>
          <table:table-cell/>
          <table:table-cell office:value-type="float" office:value="-33201.127" calcext:value-type="float">
            <text:p>-33201.127</text:p>
          </table:table-cell>
          <table:table-cell office:value-type="float" office:value="-31292.901" calcext:value-type="float">
            <text:p>-31292.901</text:p>
          </table:table-cell>
          <table:table-cell table:formula="of:=[.I33]-[.J33]" office:value-type="float" office:value="-1908.226" calcext:value-type="float">
            <text:p>-1908.226</text:p>
          </table:table-cell>
          <table:table-cell/>
          <table:table-cell office:value-type="float" office:value="-45135.293" calcext:value-type="float">
            <text:p>-45135.293</text:p>
          </table:table-cell>
          <table:table-cell office:value-type="float" office:value="-31292.901" calcext:value-type="float">
            <text:p>-31292.901</text:p>
          </table:table-cell>
          <table:table-cell table:formula="of:=[.M33]-[.N33]" office:value-type="float" office:value="-13842.392" calcext:value-type="float">
            <text:p>-13842.392</text:p>
          </table:table-cell>
          <table:table-cell/>
          <table:table-cell office:value-type="float" office:value="-31985.179" calcext:value-type="float">
            <text:p>-31985.179</text:p>
          </table:table-cell>
          <table:table-cell office:value-type="float" office:value="-31292.901" calcext:value-type="float">
            <text:p>-31292.901</text:p>
          </table:table-cell>
          <table:table-cell table:formula="of:=[.Q33]-[.R33]" office:value-type="float" office:value="-692.277999999998" calcext:value-type="float">
            <text:p>-692.277999999998</text:p>
          </table:table-cell>
        </table:table-row>
        <table:table-row table:style-name="ro1">
          <table:table-cell office:value-type="float" office:value="80763" calcext:value-type="float">
            <text:p>80763</text:p>
          </table:table-cell>
          <table:table-cell office:value-type="float" office:value="1126" calcext:value-type="float">
            <text:p>1126</text:p>
          </table:table-cell>
          <table:table-cell office:value-type="float" office:value="39.1897534" calcext:value-type="float">
            <text:p>39.1897534</text:p>
          </table:table-cell>
          <table:table-cell office:value-type="float" office:value="3165082" calcext:value-type="float">
            <text:p>3165082</text:p>
          </table:table-cell>
          <table:table-cell office:value-type="float" office:value="-31949.631" calcext:value-type="float">
            <text:p>-31949.631</text:p>
          </table:table-cell>
          <table:table-cell office:value-type="float" office:value="-31292.901" calcext:value-type="float">
            <text:p>-31292.901</text:p>
          </table:table-cell>
          <table:table-cell table:formula="of:=[.E34]-[.F34]" office:value-type="float" office:value="-656.73" calcext:value-type="float">
            <text:p>-656.73</text:p>
          </table:table-cell>
          <table:table-cell/>
          <table:table-cell office:value-type="float" office:value="-33145.054" calcext:value-type="float">
            <text:p>-33145.054</text:p>
          </table:table-cell>
          <table:table-cell office:value-type="float" office:value="-31292.901" calcext:value-type="float">
            <text:p>-31292.901</text:p>
          </table:table-cell>
          <table:table-cell table:formula="of:=[.I34]-[.J34]" office:value-type="float" office:value="-1852.15299999999" calcext:value-type="float">
            <text:p>-1852.15299999999</text:p>
          </table:table-cell>
          <table:table-cell/>
          <table:table-cell office:value-type="float" office:value="-45123.672" calcext:value-type="float">
            <text:p>-45123.672</text:p>
          </table:table-cell>
          <table:table-cell office:value-type="float" office:value="-31292.901" calcext:value-type="float">
            <text:p>-31292.901</text:p>
          </table:table-cell>
          <table:table-cell table:formula="of:=[.M34]-[.N34]" office:value-type="float" office:value="-13830.771" calcext:value-type="float">
            <text:p>-13830.771</text:p>
          </table:table-cell>
          <table:table-cell/>
          <table:table-cell office:value-type="float" office:value="-31950.412" calcext:value-type="float">
            <text:p>-31950.412</text:p>
          </table:table-cell>
          <table:table-cell office:value-type="float" office:value="-31292.901" calcext:value-type="float">
            <text:p>-31292.901</text:p>
          </table:table-cell>
          <table:table-cell table:formula="of:=[.Q34]-[.R34]" office:value-type="float" office:value="-657.510999999999" calcext:value-type="float">
            <text:p>-657.510999999999</text:p>
          </table:table-cell>
        </table:table-row>
        <table:table-row table:style-name="ro1">
          <table:table-cell office:value-type="float" office:value="83359" calcext:value-type="float">
            <text:p>83359</text:p>
          </table:table-cell>
          <table:table-cell office:value-type="float" office:value="1733" calcext:value-type="float">
            <text:p>1733</text:p>
          </table:table-cell>
          <table:table-cell office:value-type="float" office:value="38.3509691" calcext:value-type="float">
            <text:p>38.3509691</text:p>
          </table:table-cell>
          <table:table-cell office:value-type="float" office:value="3196898" calcext:value-type="float">
            <text:p>3196898</text:p>
          </table:table-cell>
          <table:table-cell office:value-type="float" office:value="-31947.786" calcext:value-type="float">
            <text:p>-31947.786</text:p>
          </table:table-cell>
          <table:table-cell office:value-type="float" office:value="-31292.901" calcext:value-type="float">
            <text:p>-31292.901</text:p>
          </table:table-cell>
          <table:table-cell table:formula="of:=[.E35]-[.F35]" office:value-type="float" office:value="-654.884999999998" calcext:value-type="float">
            <text:p>-654.884999999998</text:p>
          </table:table-cell>
          <table:table-cell/>
          <table:table-cell office:value-type="float" office:value="-33093.092" calcext:value-type="float">
            <text:p>-33093.092</text:p>
          </table:table-cell>
          <table:table-cell office:value-type="float" office:value="-31292.901" calcext:value-type="float">
            <text:p>-31292.901</text:p>
          </table:table-cell>
          <table:table-cell table:formula="of:=[.I35]-[.J35]" office:value-type="float" office:value="-1800.191" calcext:value-type="float">
            <text:p>-1800.191</text:p>
          </table:table-cell>
          <table:table-cell/>
          <table:table-cell office:value-type="float" office:value="-45165.262" calcext:value-type="float">
            <text:p>-45165.262</text:p>
          </table:table-cell>
          <table:table-cell office:value-type="float" office:value="-31292.901" calcext:value-type="float">
            <text:p>-31292.901</text:p>
          </table:table-cell>
          <table:table-cell table:formula="of:=[.M35]-[.N35]" office:value-type="float" office:value="-13872.361" calcext:value-type="float">
            <text:p>-13872.361</text:p>
          </table:table-cell>
          <table:table-cell/>
          <table:table-cell office:value-type="float" office:value="-31960.916" calcext:value-type="float">
            <text:p>-31960.916</text:p>
          </table:table-cell>
          <table:table-cell office:value-type="float" office:value="-31292.901" calcext:value-type="float">
            <text:p>-31292.901</text:p>
          </table:table-cell>
          <table:table-cell table:formula="of:=[.Q35]-[.R35]" office:value-type="float" office:value="-668.014999999999" calcext:value-type="float">
            <text:p>-668.014999999999</text:p>
          </table:table-cell>
        </table:table-row>
        <table:table-row table:style-name="ro1">
          <table:table-cell office:value-type="float" office:value="82054" calcext:value-type="float">
            <text:p>82054</text:p>
          </table:table-cell>
          <table:table-cell office:value-type="float" office:value="1422" calcext:value-type="float">
            <text:p>1422</text:p>
          </table:table-cell>
          <table:table-cell office:value-type="float" office:value="38.9919462" calcext:value-type="float">
            <text:p>38.9919462</text:p>
          </table:table-cell>
          <table:table-cell office:value-type="float" office:value="3199445" calcext:value-type="float">
            <text:p>3199445</text:p>
          </table:table-cell>
          <table:table-cell office:value-type="float" office:value="-31950.029" calcext:value-type="float">
            <text:p>-31950.029</text:p>
          </table:table-cell>
          <table:table-cell office:value-type="float" office:value="-31292.901" calcext:value-type="float">
            <text:p>-31292.901</text:p>
          </table:table-cell>
          <table:table-cell table:formula="of:=[.E36]-[.F36]" office:value-type="float" office:value="-657.127999999997" calcext:value-type="float">
            <text:p>-657.127999999997</text:p>
          </table:table-cell>
          <table:table-cell/>
          <table:table-cell office:value-type="float" office:value="-33078.601" calcext:value-type="float">
            <text:p>-33078.601</text:p>
          </table:table-cell>
          <table:table-cell office:value-type="float" office:value="-31292.901" calcext:value-type="float">
            <text:p>-31292.901</text:p>
          </table:table-cell>
          <table:table-cell table:formula="of:=[.I36]-[.J36]" office:value-type="float" office:value="-1785.7" calcext:value-type="float">
            <text:p>-1785.7</text:p>
          </table:table-cell>
          <table:table-cell/>
          <table:table-cell office:value-type="float" office:value="-45121.984" calcext:value-type="float">
            <text:p>-45121.984</text:p>
          </table:table-cell>
          <table:table-cell office:value-type="float" office:value="-31292.901" calcext:value-type="float">
            <text:p>-31292.901</text:p>
          </table:table-cell>
          <table:table-cell table:formula="of:=[.M36]-[.N36]" office:value-type="float" office:value="-13829.083" calcext:value-type="float">
            <text:p>-13829.083</text:p>
          </table:table-cell>
          <table:table-cell/>
          <table:table-cell office:value-type="float" office:value="-31947.822" calcext:value-type="float">
            <text:p>-31947.822</text:p>
          </table:table-cell>
          <table:table-cell office:value-type="float" office:value="-31292.901" calcext:value-type="float">
            <text:p>-31292.901</text:p>
          </table:table-cell>
          <table:table-cell table:formula="of:=[.Q36]-[.R36]" office:value-type="float" office:value="-654.920999999998" calcext:value-type="float">
            <text:p>-654.920999999998</text:p>
          </table:table-cell>
        </table:table-row>
        <table:table-row table:style-name="ro1">
          <table:table-cell office:value-type="float" office:value="80801" calcext:value-type="float">
            <text:p>80801</text:p>
          </table:table-cell>
          <table:table-cell office:value-type="float" office:value="1526" calcext:value-type="float">
            <text:p>1526</text:p>
          </table:table-cell>
          <table:table-cell office:value-type="float" office:value="40.0968485" calcext:value-type="float">
            <text:p>40.0968485</text:p>
          </table:table-cell>
          <table:table-cell office:value-type="float" office:value="3239865" calcext:value-type="float">
            <text:p>3239865</text:p>
          </table:table-cell>
          <table:table-cell office:value-type="float" office:value="-31950.47" calcext:value-type="float">
            <text:p>-31950.47</text:p>
          </table:table-cell>
          <table:table-cell office:value-type="float" office:value="-31292.901" calcext:value-type="float">
            <text:p>-31292.901</text:p>
          </table:table-cell>
          <table:table-cell table:formula="of:=[.E37]-[.F37]" office:value-type="float" office:value="-657.569" calcext:value-type="float">
            <text:p>-657.569</text:p>
          </table:table-cell>
          <table:table-cell/>
          <table:table-cell office:value-type="float" office:value="-33117.923" calcext:value-type="float">
            <text:p>-33117.923</text:p>
          </table:table-cell>
          <table:table-cell office:value-type="float" office:value="-31292.901" calcext:value-type="float">
            <text:p>-31292.901</text:p>
          </table:table-cell>
          <table:table-cell table:formula="of:=[.I37]-[.J37]" office:value-type="float" office:value="-1825.022" calcext:value-type="float">
            <text:p>-1825.022</text:p>
          </table:table-cell>
          <table:table-cell/>
          <table:table-cell office:value-type="float" office:value="-45148.607" calcext:value-type="float">
            <text:p>-45148.607</text:p>
          </table:table-cell>
          <table:table-cell office:value-type="float" office:value="-31292.901" calcext:value-type="float">
            <text:p>-31292.901</text:p>
          </table:table-cell>
          <table:table-cell table:formula="of:=[.M37]-[.N37]" office:value-type="float" office:value="-13855.706" calcext:value-type="float">
            <text:p>-13855.706</text:p>
          </table:table-cell>
          <table:table-cell/>
          <table:table-cell office:value-type="float" office:value="-31947.779" calcext:value-type="float">
            <text:p>-31947.779</text:p>
          </table:table-cell>
          <table:table-cell office:value-type="float" office:value="-31292.901" calcext:value-type="float">
            <text:p>-31292.901</text:p>
          </table:table-cell>
          <table:table-cell table:formula="of:=[.Q37]-[.R37]" office:value-type="float" office:value="-654.877999999997" calcext:value-type="float">
            <text:p>-654.877999999997</text:p>
          </table:table-cell>
        </table:table-row>
        <table:table-row table:style-name="ro1">
          <table:table-cell office:value-type="float" office:value="83230" calcext:value-type="float">
            <text:p>83230</text:p>
          </table:table-cell>
          <table:table-cell office:value-type="float" office:value="1287" calcext:value-type="float">
            <text:p>1287</text:p>
          </table:table-cell>
          <table:table-cell office:value-type="float" office:value="38.1584455" calcext:value-type="float">
            <text:p>38.1584455</text:p>
          </table:table-cell>
          <table:table-cell office:value-type="float" office:value="3175927" calcext:value-type="float">
            <text:p>3175927</text:p>
          </table:table-cell>
          <table:table-cell office:value-type="float" office:value="-31948.202" calcext:value-type="float">
            <text:p>-31948.202</text:p>
          </table:table-cell>
          <table:table-cell office:value-type="float" office:value="-31292.901" calcext:value-type="float">
            <text:p>-31292.901</text:p>
          </table:table-cell>
          <table:table-cell table:formula="of:=[.E38]-[.F38]" office:value-type="float" office:value="-655.301" calcext:value-type="float">
            <text:p>-655.301</text:p>
          </table:table-cell>
          <table:table-cell/>
          <table:table-cell office:value-type="float" office:value="-33130.929" calcext:value-type="float">
            <text:p>-33130.929</text:p>
          </table:table-cell>
          <table:table-cell office:value-type="float" office:value="-31292.901" calcext:value-type="float">
            <text:p>-31292.901</text:p>
          </table:table-cell>
          <table:table-cell table:formula="of:=[.I38]-[.J38]" office:value-type="float" office:value="-1838.02799999999" calcext:value-type="float">
            <text:p>-1838.02799999999</text:p>
          </table:table-cell>
          <table:table-cell/>
          <table:table-cell office:value-type="float" office:value="-45145.258" calcext:value-type="float">
            <text:p>-45145.258</text:p>
          </table:table-cell>
          <table:table-cell office:value-type="float" office:value="-31292.901" calcext:value-type="float">
            <text:p>-31292.901</text:p>
          </table:table-cell>
          <table:table-cell table:formula="of:=[.M38]-[.N38]" office:value-type="float" office:value="-13852.357" calcext:value-type="float">
            <text:p>-13852.357</text:p>
          </table:table-cell>
          <table:table-cell/>
          <table:table-cell office:value-type="float" office:value="-31985.32" calcext:value-type="float">
            <text:p>-31985.32</text:p>
          </table:table-cell>
          <table:table-cell office:value-type="float" office:value="-31292.901" calcext:value-type="float">
            <text:p>-31292.901</text:p>
          </table:table-cell>
          <table:table-cell table:formula="of:=[.Q38]-[.R38]" office:value-type="float" office:value="-692.418999999998" calcext:value-type="float">
            <text:p>-692.418999999998</text:p>
          </table:table-cell>
        </table:table-row>
        <table:table-row table:style-name="ro1">
          <table:table-cell office:value-type="float" office:value="84043" calcext:value-type="float">
            <text:p>84043</text:p>
          </table:table-cell>
          <table:table-cell office:value-type="float" office:value="1525" calcext:value-type="float">
            <text:p>1525</text:p>
          </table:table-cell>
          <table:table-cell office:value-type="float" office:value="38.4115331" calcext:value-type="float">
            <text:p>38.4115331</text:p>
          </table:table-cell>
          <table:table-cell office:value-type="float" office:value="3228220" calcext:value-type="float">
            <text:p>3228220</text:p>
          </table:table-cell>
          <table:table-cell office:value-type="float" office:value="-31950.305" calcext:value-type="float">
            <text:p>-31950.305</text:p>
          </table:table-cell>
          <table:table-cell office:value-type="float" office:value="-31292.901" calcext:value-type="float">
            <text:p>-31292.901</text:p>
          </table:table-cell>
          <table:table-cell table:formula="of:=[.E39]-[.F39]" office:value-type="float" office:value="-657.403999999999" calcext:value-type="float">
            <text:p>-657.403999999999</text:p>
          </table:table-cell>
          <table:table-cell/>
          <table:table-cell office:value-type="float" office:value="-33120.838" calcext:value-type="float">
            <text:p>-33120.838</text:p>
          </table:table-cell>
          <table:table-cell office:value-type="float" office:value="-31292.901" calcext:value-type="float">
            <text:p>-31292.901</text:p>
          </table:table-cell>
          <table:table-cell table:formula="of:=[.I39]-[.J39]" office:value-type="float" office:value="-1827.937" calcext:value-type="float">
            <text:p>-1827.937</text:p>
          </table:table-cell>
          <table:table-cell/>
          <table:table-cell office:value-type="float" office:value="-45109.333" calcext:value-type="float">
            <text:p>-45109.333</text:p>
          </table:table-cell>
          <table:table-cell office:value-type="float" office:value="-31292.901" calcext:value-type="float">
            <text:p>-31292.901</text:p>
          </table:table-cell>
          <table:table-cell table:formula="of:=[.M39]-[.N39]" office:value-type="float" office:value="-13816.432" calcext:value-type="float">
            <text:p>-13816.432</text:p>
          </table:table-cell>
          <table:table-cell/>
          <table:table-cell office:value-type="float" office:value="-31948.469" calcext:value-type="float">
            <text:p>-31948.469</text:p>
          </table:table-cell>
          <table:table-cell office:value-type="float" office:value="-31292.901" calcext:value-type="float">
            <text:p>-31292.901</text:p>
          </table:table-cell>
          <table:table-cell table:formula="of:=[.Q39]-[.R39]" office:value-type="float" office:value="-655.567999999999" calcext:value-type="float">
            <text:p>-655.567999999999</text:p>
          </table:table-cell>
        </table:table-row>
        <table:table-row table:style-name="ro1">
          <table:table-cell office:value-type="float" office:value="81008" calcext:value-type="float">
            <text:p>81008</text:p>
          </table:table-cell>
          <table:table-cell office:value-type="float" office:value="1560" calcext:value-type="float">
            <text:p>1560</text:p>
          </table:table-cell>
          <table:table-cell office:value-type="float" office:value="39.0828544" calcext:value-type="float">
            <text:p>39.0828544</text:p>
          </table:table-cell>
          <table:table-cell office:value-type="float" office:value="3166023" calcext:value-type="float">
            <text:p>3166023</text:p>
          </table:table-cell>
          <table:table-cell office:value-type="float" office:value="-31950.886" calcext:value-type="float">
            <text:p>-31950.886</text:p>
          </table:table-cell>
          <table:table-cell office:value-type="float" office:value="-31292.901" calcext:value-type="float">
            <text:p>-31292.901</text:p>
          </table:table-cell>
          <table:table-cell table:formula="of:=[.E40]-[.F40]" office:value-type="float" office:value="-657.984999999997" calcext:value-type="float">
            <text:p>-657.984999999997</text:p>
          </table:table-cell>
          <table:table-cell/>
          <table:table-cell office:value-type="float" office:value="-33134.485" calcext:value-type="float">
            <text:p>-33134.485</text:p>
          </table:table-cell>
          <table:table-cell office:value-type="float" office:value="-31292.901" calcext:value-type="float">
            <text:p>-31292.901</text:p>
          </table:table-cell>
          <table:table-cell table:formula="of:=[.I40]-[.J40]" office:value-type="float" office:value="-1841.584" calcext:value-type="float">
            <text:p>-1841.584</text:p>
          </table:table-cell>
          <table:table-cell/>
          <table:table-cell office:value-type="float" office:value="-45155.464" calcext:value-type="float">
            <text:p>-45155.464</text:p>
          </table:table-cell>
          <table:table-cell office:value-type="float" office:value="-31292.901" calcext:value-type="float">
            <text:p>-31292.901</text:p>
          </table:table-cell>
          <table:table-cell table:formula="of:=[.M40]-[.N40]" office:value-type="float" office:value="-13862.563" calcext:value-type="float">
            <text:p>-13862.563</text:p>
          </table:table-cell>
          <table:table-cell/>
          <table:table-cell office:value-type="float" office:value="-31980.233" calcext:value-type="float">
            <text:p>-31980.233</text:p>
          </table:table-cell>
          <table:table-cell office:value-type="float" office:value="-31292.901" calcext:value-type="float">
            <text:p>-31292.901</text:p>
          </table:table-cell>
          <table:table-cell table:formula="of:=[.Q40]-[.R40]" office:value-type="float" office:value="-687.331999999999" calcext:value-type="float">
            <text:p>-687.331999999999</text:p>
          </table:table-cell>
        </table:table-row>
        <table:table-row table:style-name="ro1">
          <table:table-cell office:value-type="float" office:value="84544" calcext:value-type="float">
            <text:p>84544</text:p>
          </table:table-cell>
          <table:table-cell office:value-type="float" office:value="1750" calcext:value-type="float">
            <text:p>1750</text:p>
          </table:table-cell>
          <table:table-cell office:value-type="float" office:value="39.0095584" calcext:value-type="float">
            <text:p>39.0095584</text:p>
          </table:table-cell>
          <table:table-cell office:value-type="float" office:value="3298024" calcext:value-type="float">
            <text:p>3298024</text:p>
          </table:table-cell>
          <table:table-cell office:value-type="float" office:value="-31949.515" calcext:value-type="float">
            <text:p>-31949.515</text:p>
          </table:table-cell>
          <table:table-cell office:value-type="float" office:value="-31292.901" calcext:value-type="float">
            <text:p>-31292.901</text:p>
          </table:table-cell>
          <table:table-cell table:formula="of:=[.E41]-[.F41]" office:value-type="float" office:value="-656.613999999998" calcext:value-type="float">
            <text:p>-656.613999999998</text:p>
          </table:table-cell>
          <table:table-cell/>
          <table:table-cell office:value-type="float" office:value="-33181.495" calcext:value-type="float">
            <text:p>-33181.495</text:p>
          </table:table-cell>
          <table:table-cell office:value-type="float" office:value="-31292.901" calcext:value-type="float">
            <text:p>-31292.901</text:p>
          </table:table-cell>
          <table:table-cell table:formula="of:=[.I41]-[.J41]" office:value-type="float" office:value="-1888.594" calcext:value-type="float">
            <text:p>-1888.594</text:p>
          </table:table-cell>
          <table:table-cell/>
          <table:table-cell office:value-type="float" office:value="-45159.972" calcext:value-type="float">
            <text:p>-45159.972</text:p>
          </table:table-cell>
          <table:table-cell office:value-type="float" office:value="-31292.901" calcext:value-type="float">
            <text:p>-31292.901</text:p>
          </table:table-cell>
          <table:table-cell table:formula="of:=[.M41]-[.N41]" office:value-type="float" office:value="-13867.071" calcext:value-type="float">
            <text:p>-13867.071</text:p>
          </table:table-cell>
          <table:table-cell/>
          <table:table-cell office:value-type="float" office:value="-31966.118" calcext:value-type="float">
            <text:p>-31966.118</text:p>
          </table:table-cell>
          <table:table-cell office:value-type="float" office:value="-31292.901" calcext:value-type="float">
            <text:p>-31292.901</text:p>
          </table:table-cell>
          <table:table-cell table:formula="of:=[.Q41]-[.R41]" office:value-type="float" office:value="-673.216999999997" calcext:value-type="float">
            <text:p>-673.216999999997</text:p>
          </table:table-cell>
        </table:table-row>
        <table:table-row table:style-name="ro1">
          <table:table-cell office:value-type="float" office:value="83312" calcext:value-type="float">
            <text:p>83312</text:p>
          </table:table-cell>
          <table:table-cell office:value-type="float" office:value="1217" calcext:value-type="float">
            <text:p>1217</text:p>
          </table:table-cell>
          <table:table-cell office:value-type="float" office:value="38.3168633" calcext:value-type="float">
            <text:p>38.3168633</text:p>
          </table:table-cell>
          <table:table-cell office:value-type="float" office:value="3192254" calcext:value-type="float">
            <text:p>3192254</text:p>
          </table:table-cell>
          <table:table-cell office:value-type="float" office:value="-31951.398" calcext:value-type="float">
            <text:p>-31951.398</text:p>
          </table:table-cell>
          <table:table-cell office:value-type="float" office:value="-31292.901" calcext:value-type="float">
            <text:p>-31292.901</text:p>
          </table:table-cell>
          <table:table-cell table:formula="of:=[.E42]-[.F42]" office:value-type="float" office:value="-658.496999999999" calcext:value-type="float">
            <text:p>-658.496999999999</text:p>
          </table:table-cell>
          <table:table-cell/>
          <table:table-cell office:value-type="float" office:value="-33191.697" calcext:value-type="float">
            <text:p>-33191.697</text:p>
          </table:table-cell>
          <table:table-cell office:value-type="float" office:value="-31292.901" calcext:value-type="float">
            <text:p>-31292.901</text:p>
          </table:table-cell>
          <table:table-cell table:formula="of:=[.I42]-[.J42]" office:value-type="float" office:value="-1898.796" calcext:value-type="float">
            <text:p>-1898.796</text:p>
          </table:table-cell>
          <table:table-cell/>
          <table:table-cell office:value-type="float" office:value="-45131.436" calcext:value-type="float">
            <text:p>-45131.436</text:p>
          </table:table-cell>
          <table:table-cell office:value-type="float" office:value="-31292.901" calcext:value-type="float">
            <text:p>-31292.901</text:p>
          </table:table-cell>
          <table:table-cell table:formula="of:=[.M42]-[.N42]" office:value-type="float" office:value="-13838.535" calcext:value-type="float">
            <text:p>-13838.535</text:p>
          </table:table-cell>
          <table:table-cell/>
          <table:table-cell office:value-type="float" office:value="-31949.606" calcext:value-type="float">
            <text:p>-31949.606</text:p>
          </table:table-cell>
          <table:table-cell office:value-type="float" office:value="-31292.901" calcext:value-type="float">
            <text:p>-31292.901</text:p>
          </table:table-cell>
          <table:table-cell table:formula="of:=[.Q42]-[.R42]" office:value-type="float" office:value="-656.704999999998" calcext:value-type="float">
            <text:p>-656.704999999998</text:p>
          </table:table-cell>
        </table:table-row>
        <table:table-row table:style-name="ro1">
          <table:table-cell office:value-type="float" office:value="80427" calcext:value-type="float">
            <text:p>80427</text:p>
          </table:table-cell>
          <table:table-cell office:value-type="float" office:value="1581" calcext:value-type="float">
            <text:p>1581</text:p>
          </table:table-cell>
          <table:table-cell office:value-type="float" office:value="41.0381227" calcext:value-type="float">
            <text:p>41.0381227</text:p>
          </table:table-cell>
          <table:table-cell office:value-type="float" office:value="3300573" calcext:value-type="float">
            <text:p>3300573</text:p>
          </table:table-cell>
          <table:table-cell office:value-type="float" office:value="-31950.637" calcext:value-type="float">
            <text:p>-31950.637</text:p>
          </table:table-cell>
          <table:table-cell office:value-type="float" office:value="-31292.901" calcext:value-type="float">
            <text:p>-31292.901</text:p>
          </table:table-cell>
          <table:table-cell table:formula="of:=[.E43]-[.F43]" office:value-type="float" office:value="-657.735999999997" calcext:value-type="float">
            <text:p>-657.735999999997</text:p>
          </table:table-cell>
          <table:table-cell/>
          <table:table-cell office:value-type="float" office:value="-33117.137" calcext:value-type="float">
            <text:p>-33117.137</text:p>
          </table:table-cell>
          <table:table-cell office:value-type="float" office:value="-31292.901" calcext:value-type="float">
            <text:p>-31292.901</text:p>
          </table:table-cell>
          <table:table-cell table:formula="of:=[.I43]-[.J43]" office:value-type="float" office:value="-1824.236" calcext:value-type="float">
            <text:p>-1824.236</text:p>
          </table:table-cell>
          <table:table-cell/>
          <table:table-cell office:value-type="float" office:value="-45102.684" calcext:value-type="float">
            <text:p>-45102.684</text:p>
          </table:table-cell>
          <table:table-cell office:value-type="float" office:value="-31292.901" calcext:value-type="float">
            <text:p>-31292.901</text:p>
          </table:table-cell>
          <table:table-cell table:formula="of:=[.M43]-[.N43]" office:value-type="float" office:value="-13809.783" calcext:value-type="float">
            <text:p>-13809.783</text:p>
          </table:table-cell>
          <table:table-cell/>
          <table:table-cell office:value-type="float" office:value="-31986.586" calcext:value-type="float">
            <text:p>-31986.586</text:p>
          </table:table-cell>
          <table:table-cell office:value-type="float" office:value="-31292.901" calcext:value-type="float">
            <text:p>-31292.901</text:p>
          </table:table-cell>
          <table:table-cell table:formula="of:=[.Q43]-[.R43]" office:value-type="float" office:value="-693.684999999998" calcext:value-type="float">
            <text:p>-693.684999999998</text:p>
          </table:table-cell>
        </table:table-row>
        <table:table-row table:style-name="ro1">
          <table:table-cell office:value-type="float" office:value="84564" calcext:value-type="float">
            <text:p>84564</text:p>
          </table:table-cell>
          <table:table-cell office:value-type="float" office:value="1444" calcext:value-type="float">
            <text:p>1444</text:p>
          </table:table-cell>
          <table:table-cell office:value-type="float" office:value="38.0940611" calcext:value-type="float">
            <text:p>38.0940611</text:p>
          </table:table-cell>
          <table:table-cell office:value-type="float" office:value="3221386" calcext:value-type="float">
            <text:p>3221386</text:p>
          </table:table-cell>
          <table:table-cell office:value-type="float" office:value="-31949.919" calcext:value-type="float">
            <text:p>-31949.919</text:p>
          </table:table-cell>
          <table:table-cell office:value-type="float" office:value="-31292.901" calcext:value-type="float">
            <text:p>-31292.901</text:p>
          </table:table-cell>
          <table:table-cell table:formula="of:=[.E44]-[.F44]" office:value-type="float" office:value="-657.018" calcext:value-type="float">
            <text:p>-657.018</text:p>
          </table:table-cell>
          <table:table-cell/>
          <table:table-cell office:value-type="float" office:value="-33151.822" calcext:value-type="float">
            <text:p>-33151.822</text:p>
          </table:table-cell>
          <table:table-cell office:value-type="float" office:value="-31292.901" calcext:value-type="float">
            <text:p>-31292.901</text:p>
          </table:table-cell>
          <table:table-cell table:formula="of:=[.I44]-[.J44]" office:value-type="float" office:value="-1858.921" calcext:value-type="float">
            <text:p>-1858.921</text:p>
          </table:table-cell>
          <table:table-cell/>
          <table:table-cell office:value-type="float" office:value="-45121.645" calcext:value-type="float">
            <text:p>-45121.645</text:p>
          </table:table-cell>
          <table:table-cell office:value-type="float" office:value="-31292.901" calcext:value-type="float">
            <text:p>-31292.901</text:p>
          </table:table-cell>
          <table:table-cell table:formula="of:=[.M44]-[.N44]" office:value-type="float" office:value="-13828.744" calcext:value-type="float">
            <text:p>-13828.744</text:p>
          </table:table-cell>
          <table:table-cell/>
          <table:table-cell office:value-type="float" office:value="-32011.128" calcext:value-type="float">
            <text:p>-32011.128</text:p>
          </table:table-cell>
          <table:table-cell office:value-type="float" office:value="-31292.901" calcext:value-type="float">
            <text:p>-31292.901</text:p>
          </table:table-cell>
          <table:table-cell table:formula="of:=[.Q44]-[.R44]" office:value-type="float" office:value="-718.226999999999" calcext:value-type="float">
            <text:p>-718.226999999999</text:p>
          </table:table-cell>
        </table:table-row>
        <table:table-row table:style-name="ro1">
          <table:table-cell office:value-type="float" office:value="85448" calcext:value-type="float">
            <text:p>85448</text:p>
          </table:table-cell>
          <table:table-cell office:value-type="float" office:value="1724" calcext:value-type="float">
            <text:p>1724</text:p>
          </table:table-cell>
          <table:table-cell office:value-type="float" office:value="38.3359275" calcext:value-type="float">
            <text:p>38.3359275</text:p>
          </table:table-cell>
          <table:table-cell office:value-type="float" office:value="3275728" calcext:value-type="float">
            <text:p>3275728</text:p>
          </table:table-cell>
          <table:table-cell office:value-type="float" office:value="-31947.023" calcext:value-type="float">
            <text:p>-31947.023</text:p>
          </table:table-cell>
          <table:table-cell office:value-type="float" office:value="-31292.901" calcext:value-type="float">
            <text:p>-31292.901</text:p>
          </table:table-cell>
          <table:table-cell table:formula="of:=[.E45]-[.F45]" office:value-type="float" office:value="-654.121999999999" calcext:value-type="float">
            <text:p>-654.121999999999</text:p>
          </table:table-cell>
          <table:table-cell/>
          <table:table-cell office:value-type="float" office:value="-33159.063" calcext:value-type="float">
            <text:p>-33159.063</text:p>
          </table:table-cell>
          <table:table-cell office:value-type="float" office:value="-31292.901" calcext:value-type="float">
            <text:p>-31292.901</text:p>
          </table:table-cell>
          <table:table-cell table:formula="of:=[.I45]-[.J45]" office:value-type="float" office:value="-1866.162" calcext:value-type="float">
            <text:p>-1866.162</text:p>
          </table:table-cell>
          <table:table-cell/>
          <table:table-cell office:value-type="float" office:value="-45134.142" calcext:value-type="float">
            <text:p>-45134.142</text:p>
          </table:table-cell>
          <table:table-cell office:value-type="float" office:value="-31292.901" calcext:value-type="float">
            <text:p>-31292.901</text:p>
          </table:table-cell>
          <table:table-cell table:formula="of:=[.M45]-[.N45]" office:value-type="float" office:value="-13841.241" calcext:value-type="float">
            <text:p>-13841.241</text:p>
          </table:table-cell>
          <table:table-cell/>
          <table:table-cell office:value-type="float" office:value="-31982.097" calcext:value-type="float">
            <text:p>-31982.097</text:p>
          </table:table-cell>
          <table:table-cell office:value-type="float" office:value="-31292.901" calcext:value-type="float">
            <text:p>-31292.901</text:p>
          </table:table-cell>
          <table:table-cell table:formula="of:=[.Q45]-[.R45]" office:value-type="float" office:value="-689.196" calcext:value-type="float">
            <text:p>-689.196</text:p>
          </table:table-cell>
        </table:table-row>
        <table:table-row table:style-name="ro1">
          <table:table-cell office:value-type="float" office:value="83468" calcext:value-type="float">
            <text:p>83468</text:p>
          </table:table-cell>
          <table:table-cell office:value-type="float" office:value="1285" calcext:value-type="float">
            <text:p>1285</text:p>
          </table:table-cell>
          <table:table-cell office:value-type="float" office:value="37.791833" calcext:value-type="float">
            <text:p>37.791833</text:p>
          </table:table-cell>
          <table:table-cell office:value-type="float" office:value="3154408" calcext:value-type="float">
            <text:p>3154408</text:p>
          </table:table-cell>
          <table:table-cell office:value-type="float" office:value="-31947.833" calcext:value-type="float">
            <text:p>-31947.833</text:p>
          </table:table-cell>
          <table:table-cell office:value-type="float" office:value="-31292.901" calcext:value-type="float">
            <text:p>-31292.901</text:p>
          </table:table-cell>
          <table:table-cell table:formula="of:=[.E46]-[.F46]" office:value-type="float" office:value="-654.931999999997" calcext:value-type="float">
            <text:p>-654.931999999997</text:p>
          </table:table-cell>
          <table:table-cell/>
          <table:table-cell office:value-type="float" office:value="-33112.758" calcext:value-type="float">
            <text:p>-33112.758</text:p>
          </table:table-cell>
          <table:table-cell office:value-type="float" office:value="-31292.901" calcext:value-type="float">
            <text:p>-31292.901</text:p>
          </table:table-cell>
          <table:table-cell table:formula="of:=[.I46]-[.J46]" office:value-type="float" office:value="-1819.857" calcext:value-type="float">
            <text:p>-1819.857</text:p>
          </table:table-cell>
          <table:table-cell/>
          <table:table-cell office:value-type="float" office:value="-45144.639" calcext:value-type="float">
            <text:p>-45144.639</text:p>
          </table:table-cell>
          <table:table-cell office:value-type="float" office:value="-31292.901" calcext:value-type="float">
            <text:p>-31292.901</text:p>
          </table:table-cell>
          <table:table-cell table:formula="of:=[.M46]-[.N46]" office:value-type="float" office:value="-13851.738" calcext:value-type="float">
            <text:p>-13851.738</text:p>
          </table:table-cell>
          <table:table-cell/>
          <table:table-cell office:value-type="float" office:value="-31990.958" calcext:value-type="float">
            <text:p>-31990.958</text:p>
          </table:table-cell>
          <table:table-cell office:value-type="float" office:value="-31292.901" calcext:value-type="float">
            <text:p>-31292.901</text:p>
          </table:table-cell>
          <table:table-cell table:formula="of:=[.Q46]-[.R46]" office:value-type="float" office:value="-698.056999999997" calcext:value-type="float">
            <text:p>-698.056999999997</text:p>
          </table:table-cell>
        </table:table-row>
        <table:table-row table:style-name="ro1">
          <table:table-cell office:value-type="float" office:value="81461" calcext:value-type="float">
            <text:p>81461</text:p>
          </table:table-cell>
          <table:table-cell office:value-type="float" office:value="1413" calcext:value-type="float">
            <text:p>1413</text:p>
          </table:table-cell>
          <table:table-cell office:value-type="float" office:value="39.146244" calcext:value-type="float">
            <text:p>39.146244</text:p>
          </table:table-cell>
          <table:table-cell office:value-type="float" office:value="3188892" calcext:value-type="float">
            <text:p>3188892</text:p>
          </table:table-cell>
          <table:table-cell office:value-type="float" office:value="-31949.131" calcext:value-type="float">
            <text:p>-31949.131</text:p>
          </table:table-cell>
          <table:table-cell office:value-type="float" office:value="-31292.901" calcext:value-type="float">
            <text:p>-31292.901</text:p>
          </table:table-cell>
          <table:table-cell table:formula="of:=[.E47]-[.F47]" office:value-type="float" office:value="-656.23" calcext:value-type="float">
            <text:p>-656.23</text:p>
          </table:table-cell>
          <table:table-cell/>
          <table:table-cell office:value-type="float" office:value="-33085.609" calcext:value-type="float">
            <text:p>-33085.609</text:p>
          </table:table-cell>
          <table:table-cell office:value-type="float" office:value="-31292.901" calcext:value-type="float">
            <text:p>-31292.901</text:p>
          </table:table-cell>
          <table:table-cell table:formula="of:=[.I47]-[.J47]" office:value-type="float" office:value="-1792.708" calcext:value-type="float">
            <text:p>-1792.708</text:p>
          </table:table-cell>
          <table:table-cell/>
          <table:table-cell office:value-type="float" office:value="-45142.367" calcext:value-type="float">
            <text:p>-45142.367</text:p>
          </table:table-cell>
          <table:table-cell office:value-type="float" office:value="-31292.901" calcext:value-type="float">
            <text:p>-31292.901</text:p>
          </table:table-cell>
          <table:table-cell table:formula="of:=[.M47]-[.N47]" office:value-type="float" office:value="-13849.466" calcext:value-type="float">
            <text:p>-13849.466</text:p>
          </table:table-cell>
          <table:table-cell/>
          <table:table-cell office:value-type="float" office:value="-31973.492" calcext:value-type="float">
            <text:p>-31973.492</text:p>
          </table:table-cell>
          <table:table-cell office:value-type="float" office:value="-31292.901" calcext:value-type="float">
            <text:p>-31292.901</text:p>
          </table:table-cell>
          <table:table-cell table:formula="of:=[.Q47]-[.R47]" office:value-type="float" office:value="-680.590999999997" calcext:value-type="float">
            <text:p>-680.590999999997</text:p>
          </table:table-cell>
        </table:table-row>
        <table:table-row table:style-name="ro1">
          <table:table-cell office:value-type="float" office:value="81598" calcext:value-type="float">
            <text:p>81598</text:p>
          </table:table-cell>
          <table:table-cell office:value-type="float" office:value="1513" calcext:value-type="float">
            <text:p>1513</text:p>
          </table:table-cell>
          <table:table-cell office:value-type="float" office:value="39.7037353" calcext:value-type="float">
            <text:p>39.7037353</text:p>
          </table:table-cell>
          <table:table-cell office:value-type="float" office:value="3239745" calcext:value-type="float">
            <text:p>3239745</text:p>
          </table:table-cell>
          <table:table-cell office:value-type="float" office:value="-31947.952" calcext:value-type="float">
            <text:p>-31947.952</text:p>
          </table:table-cell>
          <table:table-cell office:value-type="float" office:value="-31292.901" calcext:value-type="float">
            <text:p>-31292.901</text:p>
          </table:table-cell>
          <table:table-cell table:formula="of:=[.E48]-[.F48]" office:value-type="float" office:value="-655.051" calcext:value-type="float">
            <text:p>-655.051</text:p>
          </table:table-cell>
          <table:table-cell/>
          <table:table-cell office:value-type="float" office:value="-33129.178" calcext:value-type="float">
            <text:p>-33129.178</text:p>
          </table:table-cell>
          <table:table-cell office:value-type="float" office:value="-31292.901" calcext:value-type="float">
            <text:p>-31292.901</text:p>
          </table:table-cell>
          <table:table-cell table:formula="of:=[.I48]-[.J48]" office:value-type="float" office:value="-1836.277" calcext:value-type="float">
            <text:p>-1836.277</text:p>
          </table:table-cell>
          <table:table-cell/>
          <table:table-cell office:value-type="float" office:value="-45125.818" calcext:value-type="float">
            <text:p>-45125.818</text:p>
          </table:table-cell>
          <table:table-cell office:value-type="float" office:value="-31292.901" calcext:value-type="float">
            <text:p>-31292.901</text:p>
          </table:table-cell>
          <table:table-cell table:formula="of:=[.M48]-[.N48]" office:value-type="float" office:value="-13832.917" calcext:value-type="float">
            <text:p>-13832.917</text:p>
          </table:table-cell>
          <table:table-cell/>
          <table:table-cell office:value-type="float" office:value="-31961.945" calcext:value-type="float">
            <text:p>-31961.945</text:p>
          </table:table-cell>
          <table:table-cell office:value-type="float" office:value="-31292.901" calcext:value-type="float">
            <text:p>-31292.901</text:p>
          </table:table-cell>
          <table:table-cell table:formula="of:=[.Q48]-[.R48]" office:value-type="float" office:value="-669.043999999998" calcext:value-type="float">
            <text:p>-669.043999999998</text:p>
          </table:table-cell>
        </table:table-row>
        <table:table-row table:style-name="ro1">
          <table:table-cell office:value-type="float" office:value="84853" calcext:value-type="float">
            <text:p>84853</text:p>
          </table:table-cell>
          <table:table-cell office:value-type="float" office:value="1508" calcext:value-type="float">
            <text:p>1508</text:p>
          </table:table-cell>
          <table:table-cell office:value-type="float" office:value="37.8355106" calcext:value-type="float">
            <text:p>37.8355106</text:p>
          </table:table-cell>
          <table:table-cell office:value-type="float" office:value="3210456" calcext:value-type="float">
            <text:p>3210456</text:p>
          </table:table-cell>
          <table:table-cell office:value-type="float" office:value="-31945.321" calcext:value-type="float">
            <text:p>-31945.321</text:p>
          </table:table-cell>
          <table:table-cell office:value-type="float" office:value="-31292.901" calcext:value-type="float">
            <text:p>-31292.901</text:p>
          </table:table-cell>
          <table:table-cell table:formula="of:=[.E49]-[.F49]" office:value-type="float" office:value="-652.419999999998" calcext:value-type="float">
            <text:p>-652.419999999998</text:p>
          </table:table-cell>
          <table:table-cell/>
          <table:table-cell office:value-type="float" office:value="-33097.939" calcext:value-type="float">
            <text:p>-33097.939</text:p>
          </table:table-cell>
          <table:table-cell office:value-type="float" office:value="-31292.901" calcext:value-type="float">
            <text:p>-31292.901</text:p>
          </table:table-cell>
          <table:table-cell table:formula="of:=[.I49]-[.J49]" office:value-type="float" office:value="-1805.038" calcext:value-type="float">
            <text:p>-1805.038</text:p>
          </table:table-cell>
          <table:table-cell/>
          <table:table-cell office:value-type="float" office:value="-45129.291" calcext:value-type="float">
            <text:p>-45129.291</text:p>
          </table:table-cell>
          <table:table-cell office:value-type="float" office:value="-31292.901" calcext:value-type="float">
            <text:p>-31292.901</text:p>
          </table:table-cell>
          <table:table-cell table:formula="of:=[.M49]-[.N49]" office:value-type="float" office:value="-13836.39" calcext:value-type="float">
            <text:p>-13836.39</text:p>
          </table:table-cell>
          <table:table-cell/>
          <table:table-cell office:value-type="float" office:value="-31970.498" calcext:value-type="float">
            <text:p>-31970.498</text:p>
          </table:table-cell>
          <table:table-cell office:value-type="float" office:value="-31292.901" calcext:value-type="float">
            <text:p>-31292.901</text:p>
          </table:table-cell>
          <table:table-cell table:formula="of:=[.Q49]-[.R49]" office:value-type="float" office:value="-677.596999999998" calcext:value-type="float">
            <text:p>-677.596999999998</text:p>
          </table:table-cell>
        </table:table-row>
        <table:table-row table:style-name="ro1">
          <table:table-cell office:value-type="float" office:value="81705" calcext:value-type="float">
            <text:p>81705</text:p>
          </table:table-cell>
          <table:table-cell office:value-type="float" office:value="1669" calcext:value-type="float">
            <text:p>1669</text:p>
          </table:table-cell>
          <table:table-cell office:value-type="float" office:value="40.5512683" calcext:value-type="float">
            <text:p>40.5512683</text:p>
          </table:table-cell>
          <table:table-cell office:value-type="float" office:value="3313241" calcext:value-type="float">
            <text:p>3313241</text:p>
          </table:table-cell>
          <table:table-cell office:value-type="float" office:value="-31949.58" calcext:value-type="float">
            <text:p>-31949.58</text:p>
          </table:table-cell>
          <table:table-cell office:value-type="float" office:value="-31292.901" calcext:value-type="float">
            <text:p>-31292.901</text:p>
          </table:table-cell>
          <table:table-cell table:formula="of:=[.E50]-[.F50]" office:value-type="float" office:value="-656.679" calcext:value-type="float">
            <text:p>-656.679</text:p>
          </table:table-cell>
          <table:table-cell/>
          <table:table-cell office:value-type="float" office:value="-33151.619" calcext:value-type="float">
            <text:p>-33151.619</text:p>
          </table:table-cell>
          <table:table-cell office:value-type="float" office:value="-31292.901" calcext:value-type="float">
            <text:p>-31292.901</text:p>
          </table:table-cell>
          <table:table-cell table:formula="of:=[.I50]-[.J50]" office:value-type="float" office:value="-1858.718" calcext:value-type="float">
            <text:p>-1858.718</text:p>
          </table:table-cell>
          <table:table-cell/>
          <table:table-cell office:value-type="float" office:value="-45147.179" calcext:value-type="float">
            <text:p>-45147.179</text:p>
          </table:table-cell>
          <table:table-cell office:value-type="float" office:value="-31292.901" calcext:value-type="float">
            <text:p>-31292.901</text:p>
          </table:table-cell>
          <table:table-cell table:formula="of:=[.M50]-[.N50]" office:value-type="float" office:value="-13854.278" calcext:value-type="float">
            <text:p>-13854.278</text:p>
          </table:table-cell>
          <table:table-cell/>
          <table:table-cell office:value-type="float" office:value="-31975.031" calcext:value-type="float">
            <text:p>-31975.031</text:p>
          </table:table-cell>
          <table:table-cell office:value-type="float" office:value="-31292.901" calcext:value-type="float">
            <text:p>-31292.901</text:p>
          </table:table-cell>
          <table:table-cell table:formula="of:=[.Q50]-[.R50]" office:value-type="float" office:value="-682.129999999997" calcext:value-type="float">
            <text:p>-682.129999999997</text:p>
          </table:table-cell>
        </table:table-row>
        <table:table-row table:style-name="ro1">
          <table:table-cell office:value-type="float" office:value="80628" calcext:value-type="float">
            <text:p>80628</text:p>
          </table:table-cell>
          <table:table-cell office:value-type="float" office:value="1511" calcext:value-type="float">
            <text:p>1511</text:p>
          </table:table-cell>
          <table:table-cell office:value-type="float" office:value="40.3227805" calcext:value-type="float">
            <text:p>40.3227805</text:p>
          </table:table-cell>
          <table:table-cell office:value-type="float" office:value="3251145" calcext:value-type="float">
            <text:p>3251145</text:p>
          </table:table-cell>
          <table:table-cell office:value-type="float" office:value="-31950.046" calcext:value-type="float">
            <text:p>-31950.046</text:p>
          </table:table-cell>
          <table:table-cell office:value-type="float" office:value="-31292.901" calcext:value-type="float">
            <text:p>-31292.901</text:p>
          </table:table-cell>
          <table:table-cell table:formula="of:=[.E51]-[.F51]" office:value-type="float" office:value="-657.144999999997" calcext:value-type="float">
            <text:p>-657.144999999997</text:p>
          </table:table-cell>
          <table:table-cell/>
          <table:table-cell office:value-type="float" office:value="-33191.751" calcext:value-type="float">
            <text:p>-33191.751</text:p>
          </table:table-cell>
          <table:table-cell office:value-type="float" office:value="-31292.901" calcext:value-type="float">
            <text:p>-31292.901</text:p>
          </table:table-cell>
          <table:table-cell table:formula="of:=[.I51]-[.J51]" office:value-type="float" office:value="-1898.84999999999" calcext:value-type="float">
            <text:p>-1898.84999999999</text:p>
          </table:table-cell>
          <table:table-cell/>
          <table:table-cell office:value-type="float" office:value="-45163.431" calcext:value-type="float">
            <text:p>-45163.431</text:p>
          </table:table-cell>
          <table:table-cell office:value-type="float" office:value="-31292.901" calcext:value-type="float">
            <text:p>-31292.901</text:p>
          </table:table-cell>
          <table:table-cell table:formula="of:=[.M51]-[.N51]" office:value-type="float" office:value="-13870.53" calcext:value-type="float">
            <text:p>-13870.53</text:p>
          </table:table-cell>
          <table:table-cell/>
          <table:table-cell office:value-type="float" office:value="-32000.619" calcext:value-type="float">
            <text:p>-32000.619</text:p>
          </table:table-cell>
          <table:table-cell office:value-type="float" office:value="-31292.901" calcext:value-type="float">
            <text:p>-31292.901</text:p>
          </table:table-cell>
          <table:table-cell table:formula="of:=[.Q51]-[.R51]" office:value-type="float" office:value="-707.717999999997" calcext:value-type="float">
            <text:p>-707.717999999997</text:p>
          </table:table-cell>
        </table:table-row>
        <table:table-row table:style-name="ro1">
          <table:table-cell office:value-type="float" office:value="81892" calcext:value-type="float">
            <text:p>81892</text:p>
          </table:table-cell>
          <table:table-cell office:value-type="float" office:value="1770" calcext:value-type="float">
            <text:p>1770</text:p>
          </table:table-cell>
          <table:table-cell office:value-type="float" office:value="40.4717312" calcext:value-type="float">
            <text:p>40.4717312</text:p>
          </table:table-cell>
          <table:table-cell office:value-type="float" office:value="3314311" calcext:value-type="float">
            <text:p>3314311</text:p>
          </table:table-cell>
          <table:table-cell office:value-type="float" office:value="-31949.771" calcext:value-type="float">
            <text:p>-31949.771</text:p>
          </table:table-cell>
          <table:table-cell office:value-type="float" office:value="-31292.901" calcext:value-type="float">
            <text:p>-31292.901</text:p>
          </table:table-cell>
          <table:table-cell table:formula="of:=[.E52]-[.F52]" office:value-type="float" office:value="-656.869999999999" calcext:value-type="float">
            <text:p>-656.869999999999</text:p>
          </table:table-cell>
          <table:table-cell/>
          <table:table-cell office:value-type="float" office:value="-33129.102" calcext:value-type="float">
            <text:p>-33129.102</text:p>
          </table:table-cell>
          <table:table-cell office:value-type="float" office:value="-31292.901" calcext:value-type="float">
            <text:p>-31292.901</text:p>
          </table:table-cell>
          <table:table-cell table:formula="of:=[.I52]-[.J52]" office:value-type="float" office:value="-1836.201" calcext:value-type="float">
            <text:p>-1836.201</text:p>
          </table:table-cell>
          <table:table-cell/>
          <table:table-cell office:value-type="float" office:value="-45154.496" calcext:value-type="float">
            <text:p>-45154.496</text:p>
          </table:table-cell>
          <table:table-cell office:value-type="float" office:value="-31292.901" calcext:value-type="float">
            <text:p>-31292.901</text:p>
          </table:table-cell>
          <table:table-cell table:formula="of:=[.M52]-[.N52]" office:value-type="float" office:value="-13861.595" calcext:value-type="float">
            <text:p>-13861.595</text:p>
          </table:table-cell>
          <table:table-cell/>
          <table:table-cell office:value-type="float" office:value="-31948.862" calcext:value-type="float">
            <text:p>-31948.862</text:p>
          </table:table-cell>
          <table:table-cell office:value-type="float" office:value="-31292.901" calcext:value-type="float">
            <text:p>-31292.901</text:p>
          </table:table-cell>
          <table:table-cell table:formula="of:=[.Q52]-[.R52]" office:value-type="float" office:value="-655.960999999999" calcext:value-type="float">
            <text:p>-655.960999999999</text:p>
          </table:table-cell>
        </table:table-row>
        <table:table-row table:style-name="ro1">
          <table:table-cell office:value-type="float" office:value="80800" calcext:value-type="float">
            <text:p>80800</text:p>
          </table:table-cell>
          <table:table-cell office:value-type="float" office:value="1357" calcext:value-type="float">
            <text:p>1357</text:p>
          </table:table-cell>
          <table:table-cell office:value-type="float" office:value="39.4190834" calcext:value-type="float">
            <text:p>39.4190834</text:p>
          </table:table-cell>
          <table:table-cell office:value-type="float" office:value="3185061" calcext:value-type="float">
            <text:p>3185061</text:p>
          </table:table-cell>
          <table:table-cell office:value-type="float" office:value="-31950.34" calcext:value-type="float">
            <text:p>-31950.34</text:p>
          </table:table-cell>
          <table:table-cell office:value-type="float" office:value="-31292.901" calcext:value-type="float">
            <text:p>-31292.901</text:p>
          </table:table-cell>
          <table:table-cell table:formula="of:=[.E53]-[.F53]" office:value-type="float" office:value="-657.438999999999" calcext:value-type="float">
            <text:p>-657.438999999999</text:p>
          </table:table-cell>
          <table:table-cell/>
          <table:table-cell office:value-type="float" office:value="-33134.277" calcext:value-type="float">
            <text:p>-33134.277</text:p>
          </table:table-cell>
          <table:table-cell office:value-type="float" office:value="-31292.901" calcext:value-type="float">
            <text:p>-31292.901</text:p>
          </table:table-cell>
          <table:table-cell table:formula="of:=[.I53]-[.J53]" office:value-type="float" office:value="-1841.376" calcext:value-type="float">
            <text:p>-1841.376</text:p>
          </table:table-cell>
          <table:table-cell/>
          <table:table-cell office:value-type="float" office:value="-45115.005" calcext:value-type="float">
            <text:p>-45115.005</text:p>
          </table:table-cell>
          <table:table-cell office:value-type="float" office:value="-31292.901" calcext:value-type="float">
            <text:p>-31292.901</text:p>
          </table:table-cell>
          <table:table-cell table:formula="of:=[.M53]-[.N53]" office:value-type="float" office:value="-13822.104" calcext:value-type="float">
            <text:p>-13822.104</text:p>
          </table:table-cell>
          <table:table-cell/>
          <table:table-cell office:value-type="float" office:value="-31974.138" calcext:value-type="float">
            <text:p>-31974.138</text:p>
          </table:table-cell>
          <table:table-cell office:value-type="float" office:value="-31292.901" calcext:value-type="float">
            <text:p>-31292.901</text:p>
          </table:table-cell>
          <table:table-cell table:formula="of:=[.Q53]-[.R53]" office:value-type="float" office:value="-681.236999999997" calcext:value-type="float">
            <text:p>-681.236999999997</text:p>
          </table:table-cell>
        </table:table-row>
        <table:table-row table:style-name="ro1">
          <table:table-cell office:value-type="float" office:value="82219" calcext:value-type="float">
            <text:p>82219</text:p>
          </table:table-cell>
          <table:table-cell office:value-type="float" office:value="1632" calcext:value-type="float">
            <text:p>1632</text:p>
          </table:table-cell>
          <table:table-cell office:value-type="float" office:value="39.3779121" calcext:value-type="float">
            <text:p>39.3779121</text:p>
          </table:table-cell>
          <table:table-cell office:value-type="float" office:value="3237612" calcext:value-type="float">
            <text:p>3237612</text:p>
          </table:table-cell>
          <table:table-cell office:value-type="float" office:value="-31949.853" calcext:value-type="float">
            <text:p>-31949.853</text:p>
          </table:table-cell>
          <table:table-cell office:value-type="float" office:value="-31292.901" calcext:value-type="float">
            <text:p>-31292.901</text:p>
          </table:table-cell>
          <table:table-cell table:formula="of:=[.E54]-[.F54]" office:value-type="float" office:value="-656.951999999998" calcext:value-type="float">
            <text:p>-656.951999999998</text:p>
          </table:table-cell>
          <table:table-cell/>
          <table:table-cell office:value-type="float" office:value="-33167.615" calcext:value-type="float">
            <text:p>-33167.615</text:p>
          </table:table-cell>
          <table:table-cell office:value-type="float" office:value="-31292.901" calcext:value-type="float">
            <text:p>-31292.901</text:p>
          </table:table-cell>
          <table:table-cell table:formula="of:=[.I54]-[.J54]" office:value-type="float" office:value="-1874.714" calcext:value-type="float">
            <text:p>-1874.714</text:p>
          </table:table-cell>
          <table:table-cell/>
          <table:table-cell office:value-type="float" office:value="-45111.881" calcext:value-type="float">
            <text:p>-45111.881</text:p>
          </table:table-cell>
          <table:table-cell office:value-type="float" office:value="-31292.901" calcext:value-type="float">
            <text:p>-31292.901</text:p>
          </table:table-cell>
          <table:table-cell table:formula="of:=[.M54]-[.N54]" office:value-type="float" office:value="-13818.98" calcext:value-type="float">
            <text:p>-13818.98</text:p>
          </table:table-cell>
          <table:table-cell/>
          <table:table-cell office:value-type="float" office:value="-31985.44" calcext:value-type="float">
            <text:p>-31985.44</text:p>
          </table:table-cell>
          <table:table-cell office:value-type="float" office:value="-31292.901" calcext:value-type="float">
            <text:p>-31292.901</text:p>
          </table:table-cell>
          <table:table-cell table:formula="of:=[.Q54]-[.R54]" office:value-type="float" office:value="-692.538999999997" calcext:value-type="float">
            <text:p>-692.538999999997</text:p>
          </table:table-cell>
        </table:table-row>
        <table:table-row table:style-name="ro1">
          <table:table-cell office:value-type="float" office:value="84589" calcext:value-type="float">
            <text:p>84589</text:p>
          </table:table-cell>
          <table:table-cell office:value-type="float" office:value="1684" calcext:value-type="float">
            <text:p>1684</text:p>
          </table:table-cell>
          <table:table-cell office:value-type="float" office:value="38.5695002" calcext:value-type="float">
            <text:p>38.5695002</text:p>
          </table:table-cell>
          <table:table-cell office:value-type="float" office:value="3262555" calcext:value-type="float">
            <text:p>3262555</text:p>
          </table:table-cell>
          <table:table-cell office:value-type="float" office:value="-31948.642" calcext:value-type="float">
            <text:p>-31948.642</text:p>
          </table:table-cell>
          <table:table-cell office:value-type="float" office:value="-31292.901" calcext:value-type="float">
            <text:p>-31292.901</text:p>
          </table:table-cell>
          <table:table-cell table:formula="of:=[.E55]-[.F55]" office:value-type="float" office:value="-655.740999999998" calcext:value-type="float">
            <text:p>-655.740999999998</text:p>
          </table:table-cell>
          <table:table-cell/>
          <table:table-cell office:value-type="float" office:value="-33175.328" calcext:value-type="float">
            <text:p>-33175.328</text:p>
          </table:table-cell>
          <table:table-cell office:value-type="float" office:value="-31292.901" calcext:value-type="float">
            <text:p>-31292.901</text:p>
          </table:table-cell>
          <table:table-cell table:formula="of:=[.I55]-[.J55]" office:value-type="float" office:value="-1882.427" calcext:value-type="float">
            <text:p>-1882.427</text:p>
          </table:table-cell>
          <table:table-cell/>
          <table:table-cell office:value-type="float" office:value="-45126.244" calcext:value-type="float">
            <text:p>-45126.244</text:p>
          </table:table-cell>
          <table:table-cell office:value-type="float" office:value="-31292.901" calcext:value-type="float">
            <text:p>-31292.901</text:p>
          </table:table-cell>
          <table:table-cell table:formula="of:=[.M55]-[.N55]" office:value-type="float" office:value="-13833.343" calcext:value-type="float">
            <text:p>-13833.343</text:p>
          </table:table-cell>
          <table:table-cell/>
          <table:table-cell office:value-type="float" office:value="-31981.127" calcext:value-type="float">
            <text:p>-31981.127</text:p>
          </table:table-cell>
          <table:table-cell office:value-type="float" office:value="-31292.901" calcext:value-type="float">
            <text:p>-31292.901</text:p>
          </table:table-cell>
          <table:table-cell table:formula="of:=[.Q55]-[.R55]" office:value-type="float" office:value="-688.225999999999" calcext:value-type="float">
            <text:p>-688.225999999999</text:p>
          </table:table-cell>
        </table:table-row>
        <table:table-row table:style-name="ro1">
          <table:table-cell office:value-type="float" office:value="81918" calcext:value-type="float">
            <text:p>81918</text:p>
          </table:table-cell>
          <table:table-cell office:value-type="float" office:value="1538" calcext:value-type="float">
            <text:p>1538</text:p>
          </table:table-cell>
          <table:table-cell office:value-type="float" office:value="39.7048983" calcext:value-type="float">
            <text:p>39.7048983</text:p>
          </table:table-cell>
          <table:table-cell office:value-type="float" office:value="3252545" calcext:value-type="float">
            <text:p>3252545</text:p>
          </table:table-cell>
          <table:table-cell office:value-type="float" office:value="-31950.169" calcext:value-type="float">
            <text:p>-31950.169</text:p>
          </table:table-cell>
          <table:table-cell office:value-type="float" office:value="-31292.901" calcext:value-type="float">
            <text:p>-31292.901</text:p>
          </table:table-cell>
          <table:table-cell table:formula="of:=[.E56]-[.F56]" office:value-type="float" office:value="-657.268" calcext:value-type="float">
            <text:p>-657.268</text:p>
          </table:table-cell>
          <table:table-cell/>
          <table:table-cell office:value-type="float" office:value="-33074.242" calcext:value-type="float">
            <text:p>-33074.242</text:p>
          </table:table-cell>
          <table:table-cell office:value-type="float" office:value="-31292.901" calcext:value-type="float">
            <text:p>-31292.901</text:p>
          </table:table-cell>
          <table:table-cell table:formula="of:=[.I56]-[.J56]" office:value-type="float" office:value="-1781.341" calcext:value-type="float">
            <text:p>-1781.341</text:p>
          </table:table-cell>
          <table:table-cell/>
          <table:table-cell office:value-type="float" office:value="-45155.549" calcext:value-type="float">
            <text:p>-45155.549</text:p>
          </table:table-cell>
          <table:table-cell office:value-type="float" office:value="-31292.901" calcext:value-type="float">
            <text:p>-31292.901</text:p>
          </table:table-cell>
          <table:table-cell table:formula="of:=[.M56]-[.N56]" office:value-type="float" office:value="-13862.648" calcext:value-type="float">
            <text:p>-13862.648</text:p>
          </table:table-cell>
          <table:table-cell/>
          <table:table-cell office:value-type="float" office:value="-31951.536" calcext:value-type="float">
            <text:p>-31951.536</text:p>
          </table:table-cell>
          <table:table-cell office:value-type="float" office:value="-31292.901" calcext:value-type="float">
            <text:p>-31292.901</text:p>
          </table:table-cell>
          <table:table-cell table:formula="of:=[.Q56]-[.R56]" office:value-type="float" office:value="-658.634999999998" calcext:value-type="float">
            <text:p>-658.634999999998</text:p>
          </table:table-cell>
        </table:table-row>
        <table:table-row table:style-name="ro1">
          <table:table-cell office:value-type="float" office:value="83893" calcext:value-type="float">
            <text:p>83893</text:p>
          </table:table-cell>
          <table:table-cell office:value-type="float" office:value="1351" calcext:value-type="float">
            <text:p>1351</text:p>
          </table:table-cell>
          <table:table-cell office:value-type="float" office:value="37.9946485" calcext:value-type="float">
            <text:p>37.9946485</text:p>
          </table:table-cell>
          <table:table-cell office:value-type="float" office:value="3187485" calcext:value-type="float">
            <text:p>3187485</text:p>
          </table:table-cell>
          <table:table-cell office:value-type="float" office:value="-31949.76" calcext:value-type="float">
            <text:p>-31949.76</text:p>
          </table:table-cell>
          <table:table-cell office:value-type="float" office:value="-31292.901" calcext:value-type="float">
            <text:p>-31292.901</text:p>
          </table:table-cell>
          <table:table-cell table:formula="of:=[.E57]-[.F57]" office:value-type="float" office:value="-656.858999999997" calcext:value-type="float">
            <text:p>-656.858999999997</text:p>
          </table:table-cell>
          <table:table-cell/>
          <table:table-cell office:value-type="float" office:value="-33086.241" calcext:value-type="float">
            <text:p>-33086.241</text:p>
          </table:table-cell>
          <table:table-cell office:value-type="float" office:value="-31292.901" calcext:value-type="float">
            <text:p>-31292.901</text:p>
          </table:table-cell>
          <table:table-cell table:formula="of:=[.I57]-[.J57]" office:value-type="float" office:value="-1793.34" calcext:value-type="float">
            <text:p>-1793.34</text:p>
          </table:table-cell>
          <table:table-cell/>
          <table:table-cell office:value-type="float" office:value="-45146.251" calcext:value-type="float">
            <text:p>-45146.251</text:p>
          </table:table-cell>
          <table:table-cell office:value-type="float" office:value="-31292.901" calcext:value-type="float">
            <text:p>-31292.901</text:p>
          </table:table-cell>
          <table:table-cell table:formula="of:=[.M57]-[.N57]" office:value-type="float" office:value="-13853.35" calcext:value-type="float">
            <text:p>-13853.35</text:p>
          </table:table-cell>
          <table:table-cell/>
          <table:table-cell office:value-type="float" office:value="-31980.478" calcext:value-type="float">
            <text:p>-31980.478</text:p>
          </table:table-cell>
          <table:table-cell office:value-type="float" office:value="-31292.901" calcext:value-type="float">
            <text:p>-31292.901</text:p>
          </table:table-cell>
          <table:table-cell table:formula="of:=[.Q57]-[.R57]" office:value-type="float" office:value="-687.576999999998" calcext:value-type="float">
            <text:p>-687.576999999998</text:p>
          </table:table-cell>
        </table:table-row>
        <table:table-row table:style-name="ro1">
          <table:table-cell office:value-type="float" office:value="82144" calcext:value-type="float">
            <text:p>82144</text:p>
          </table:table-cell>
          <table:table-cell office:value-type="float" office:value="1637" calcext:value-type="float">
            <text:p>1637</text:p>
          </table:table-cell>
          <table:table-cell office:value-type="float" office:value="39.8759696" calcext:value-type="float">
            <text:p>39.8759696</text:p>
          </table:table-cell>
          <table:table-cell office:value-type="float" office:value="3275571" calcext:value-type="float">
            <text:p>3275571</text:p>
          </table:table-cell>
          <table:table-cell office:value-type="float" office:value="-31950.773" calcext:value-type="float">
            <text:p>-31950.773</text:p>
          </table:table-cell>
          <table:table-cell office:value-type="float" office:value="-31292.901" calcext:value-type="float">
            <text:p>-31292.901</text:p>
          </table:table-cell>
          <table:table-cell table:formula="of:=[.E58]-[.F58]" office:value-type="float" office:value="-657.871999999999" calcext:value-type="float">
            <text:p>-657.871999999999</text:p>
          </table:table-cell>
          <table:table-cell/>
          <table:table-cell office:value-type="float" office:value="-33215.629" calcext:value-type="float">
            <text:p>-33215.629</text:p>
          </table:table-cell>
          <table:table-cell office:value-type="float" office:value="-31292.901" calcext:value-type="float">
            <text:p>-31292.901</text:p>
          </table:table-cell>
          <table:table-cell table:formula="of:=[.I58]-[.J58]" office:value-type="float" office:value="-1922.728" calcext:value-type="float">
            <text:p>-1922.728</text:p>
          </table:table-cell>
          <table:table-cell/>
          <table:table-cell office:value-type="float" office:value="-45163.794" calcext:value-type="float">
            <text:p>-45163.794</text:p>
          </table:table-cell>
          <table:table-cell office:value-type="float" office:value="-31292.901" calcext:value-type="float">
            <text:p>-31292.901</text:p>
          </table:table-cell>
          <table:table-cell table:formula="of:=[.M58]-[.N58]" office:value-type="float" office:value="-13870.893" calcext:value-type="float">
            <text:p>-13870.893</text:p>
          </table:table-cell>
          <table:table-cell/>
          <table:table-cell office:value-type="float" office:value="-31950.019" calcext:value-type="float">
            <text:p>-31950.019</text:p>
          </table:table-cell>
          <table:table-cell office:value-type="float" office:value="-31292.901" calcext:value-type="float">
            <text:p>-31292.901</text:p>
          </table:table-cell>
          <table:table-cell table:formula="of:=[.Q58]-[.R58]" office:value-type="float" office:value="-657.117999999999" calcext:value-type="float">
            <text:p>-657.117999999999</text:p>
          </table:table-cell>
        </table:table-row>
        <table:table-row table:style-name="ro1">
          <table:table-cell office:value-type="float" office:value="81116" calcext:value-type="float">
            <text:p>81116</text:p>
          </table:table-cell>
          <table:table-cell office:value-type="float" office:value="1225" calcext:value-type="float">
            <text:p>1225</text:p>
          </table:table-cell>
          <table:table-cell office:value-type="float" office:value="38.7740863" calcext:value-type="float">
            <text:p>38.7740863</text:p>
          </table:table-cell>
          <table:table-cell office:value-type="float" office:value="3145198" calcext:value-type="float">
            <text:p>3145198</text:p>
          </table:table-cell>
          <table:table-cell office:value-type="float" office:value="-31947.594" calcext:value-type="float">
            <text:p>-31947.594</text:p>
          </table:table-cell>
          <table:table-cell office:value-type="float" office:value="-31292.901" calcext:value-type="float">
            <text:p>-31292.901</text:p>
          </table:table-cell>
          <table:table-cell table:formula="of:=[.E59]-[.F59]" office:value-type="float" office:value="-654.692999999999" calcext:value-type="float">
            <text:p>-654.692999999999</text:p>
          </table:table-cell>
          <table:table-cell/>
          <table:table-cell office:value-type="float" office:value="-33155.999" calcext:value-type="float">
            <text:p>-33155.999</text:p>
          </table:table-cell>
          <table:table-cell office:value-type="float" office:value="-31292.901" calcext:value-type="float">
            <text:p>-31292.901</text:p>
          </table:table-cell>
          <table:table-cell table:formula="of:=[.I59]-[.J59]" office:value-type="float" office:value="-1863.098" calcext:value-type="float">
            <text:p>-1863.098</text:p>
          </table:table-cell>
          <table:table-cell/>
          <table:table-cell office:value-type="float" office:value="-45168.783" calcext:value-type="float">
            <text:p>-45168.783</text:p>
          </table:table-cell>
          <table:table-cell office:value-type="float" office:value="-31292.901" calcext:value-type="float">
            <text:p>-31292.901</text:p>
          </table:table-cell>
          <table:table-cell table:formula="of:=[.M59]-[.N59]" office:value-type="float" office:value="-13875.882" calcext:value-type="float">
            <text:p>-13875.882</text:p>
          </table:table-cell>
          <table:table-cell/>
          <table:table-cell office:value-type="float" office:value="-31967.087" calcext:value-type="float">
            <text:p>-31967.087</text:p>
          </table:table-cell>
          <table:table-cell office:value-type="float" office:value="-31292.901" calcext:value-type="float">
            <text:p>-31292.901</text:p>
          </table:table-cell>
          <table:table-cell table:formula="of:=[.Q59]-[.R59]" office:value-type="float" office:value="-674.185999999998" calcext:value-type="float">
            <text:p>-674.185999999998</text:p>
          </table:table-cell>
        </table:table-row>
        <table:table-row table:style-name="ro1">
          <table:table-cell office:value-type="float" office:value="81752" calcext:value-type="float">
            <text:p>81752</text:p>
          </table:table-cell>
          <table:table-cell office:value-type="float" office:value="1608" calcext:value-type="float">
            <text:p>1608</text:p>
          </table:table-cell>
          <table:table-cell office:value-type="float" office:value="39.9040464" calcext:value-type="float">
            <text:p>39.9040464</text:p>
          </table:table-cell>
          <table:table-cell office:value-type="float" office:value="3262235" calcext:value-type="float">
            <text:p>3262235</text:p>
          </table:table-cell>
          <table:table-cell office:value-type="float" office:value="-31951.626" calcext:value-type="float">
            <text:p>-31951.626</text:p>
          </table:table-cell>
          <table:table-cell office:value-type="float" office:value="-31292.901" calcext:value-type="float">
            <text:p>-31292.901</text:p>
          </table:table-cell>
          <table:table-cell table:formula="of:=[.E60]-[.F60]" office:value-type="float" office:value="-658.724999999999" calcext:value-type="float">
            <text:p>-658.724999999999</text:p>
          </table:table-cell>
          <table:table-cell/>
          <table:table-cell office:value-type="float" office:value="-33179.763" calcext:value-type="float">
            <text:p>-33179.763</text:p>
          </table:table-cell>
          <table:table-cell office:value-type="float" office:value="-31292.901" calcext:value-type="float">
            <text:p>-31292.901</text:p>
          </table:table-cell>
          <table:table-cell table:formula="of:=[.I60]-[.J60]" office:value-type="float" office:value="-1886.862" calcext:value-type="float">
            <text:p>-1886.862</text:p>
          </table:table-cell>
          <table:table-cell/>
          <table:table-cell office:value-type="float" office:value="-45115.567" calcext:value-type="float">
            <text:p>-45115.567</text:p>
          </table:table-cell>
          <table:table-cell office:value-type="float" office:value="-31292.901" calcext:value-type="float">
            <text:p>-31292.901</text:p>
          </table:table-cell>
          <table:table-cell table:formula="of:=[.M60]-[.N60]" office:value-type="float" office:value="-13822.666" calcext:value-type="float">
            <text:p>-13822.666</text:p>
          </table:table-cell>
          <table:table-cell/>
          <table:table-cell office:value-type="float" office:value="-31975.336" calcext:value-type="float">
            <text:p>-31975.336</text:p>
          </table:table-cell>
          <table:table-cell office:value-type="float" office:value="-31292.901" calcext:value-type="float">
            <text:p>-31292.901</text:p>
          </table:table-cell>
          <table:table-cell table:formula="of:=[.Q60]-[.R60]" office:value-type="float" office:value="-682.434999999998" calcext:value-type="float">
            <text:p>-682.434999999998</text:p>
          </table:table-cell>
        </table:table-row>
        <table:table-row table:style-name="ro1">
          <table:table-cell office:value-type="float" office:value="80222" calcext:value-type="float">
            <text:p>80222</text:p>
          </table:table-cell>
          <table:table-cell office:value-type="float" office:value="1546" calcext:value-type="float">
            <text:p>1546</text:p>
          </table:table-cell>
          <table:table-cell office:value-type="float" office:value="41.3674005" calcext:value-type="float">
            <text:p>41.3674005</text:p>
          </table:table-cell>
          <table:table-cell office:value-type="float" office:value="3318575" calcext:value-type="float">
            <text:p>3318575</text:p>
          </table:table-cell>
          <table:table-cell office:value-type="float" office:value="-31951.595" calcext:value-type="float">
            <text:p>-31951.595</text:p>
          </table:table-cell>
          <table:table-cell office:value-type="float" office:value="-31292.901" calcext:value-type="float">
            <text:p>-31292.901</text:p>
          </table:table-cell>
          <table:table-cell table:formula="of:=[.E61]-[.F61]" office:value-type="float" office:value="-658.694" calcext:value-type="float">
            <text:p>-658.694</text:p>
          </table:table-cell>
          <table:table-cell/>
          <table:table-cell office:value-type="float" office:value="-33135.65" calcext:value-type="float">
            <text:p>-33135.65</text:p>
          </table:table-cell>
          <table:table-cell office:value-type="float" office:value="-31292.901" calcext:value-type="float">
            <text:p>-31292.901</text:p>
          </table:table-cell>
          <table:table-cell table:formula="of:=[.I61]-[.J61]" office:value-type="float" office:value="-1842.749" calcext:value-type="float">
            <text:p>-1842.749</text:p>
          </table:table-cell>
          <table:table-cell/>
          <table:table-cell office:value-type="float" office:value="-45119.975" calcext:value-type="float">
            <text:p>-45119.975</text:p>
          </table:table-cell>
          <table:table-cell office:value-type="float" office:value="-31292.901" calcext:value-type="float">
            <text:p>-31292.901</text:p>
          </table:table-cell>
          <table:table-cell table:formula="of:=[.M61]-[.N61]" office:value-type="float" office:value="-13827.074" calcext:value-type="float">
            <text:p>-13827.074</text:p>
          </table:table-cell>
          <table:table-cell/>
          <table:table-cell office:value-type="float" office:value="-31972.19" calcext:value-type="float">
            <text:p>-31972.19</text:p>
          </table:table-cell>
          <table:table-cell office:value-type="float" office:value="-31292.901" calcext:value-type="float">
            <text:p>-31292.901</text:p>
          </table:table-cell>
          <table:table-cell table:formula="of:=[.Q61]-[.R61]" office:value-type="float" office:value="-679.288999999997" calcext:value-type="float">
            <text:p>-679.288999999997</text:p>
          </table:table-cell>
        </table:table-row>
        <table:table-row table:style-name="ro1">
          <table:table-cell office:value-type="float" office:value="84360" calcext:value-type="float">
            <text:p>84360</text:p>
          </table:table-cell>
          <table:table-cell office:value-type="float" office:value="1629" calcext:value-type="float">
            <text:p>1629</text:p>
          </table:table-cell>
          <table:table-cell office:value-type="float" office:value="39.1216715" calcext:value-type="float">
            <text:p>39.1216715</text:p>
          </table:table-cell>
          <table:table-cell office:value-type="float" office:value="3300304" calcext:value-type="float">
            <text:p>3300304</text:p>
          </table:table-cell>
          <table:table-cell office:value-type="float" office:value="-31947.979" calcext:value-type="float">
            <text:p>-31947.979</text:p>
          </table:table-cell>
          <table:table-cell office:value-type="float" office:value="-31292.901" calcext:value-type="float">
            <text:p>-31292.901</text:p>
          </table:table-cell>
          <table:table-cell table:formula="of:=[.E62]-[.F62]" office:value-type="float" office:value="-655.077999999998" calcext:value-type="float">
            <text:p>-655.077999999998</text:p>
          </table:table-cell>
          <table:table-cell/>
          <table:table-cell office:value-type="float" office:value="-33105.352" calcext:value-type="float">
            <text:p>-33105.352</text:p>
          </table:table-cell>
          <table:table-cell office:value-type="float" office:value="-31292.901" calcext:value-type="float">
            <text:p>-31292.901</text:p>
          </table:table-cell>
          <table:table-cell table:formula="of:=[.I62]-[.J62]" office:value-type="float" office:value="-1812.451" calcext:value-type="float">
            <text:p>-1812.451</text:p>
          </table:table-cell>
          <table:table-cell/>
          <table:table-cell office:value-type="float" office:value="-45114.983" calcext:value-type="float">
            <text:p>-45114.983</text:p>
          </table:table-cell>
          <table:table-cell office:value-type="float" office:value="-31292.901" calcext:value-type="float">
            <text:p>-31292.901</text:p>
          </table:table-cell>
          <table:table-cell table:formula="of:=[.M62]-[.N62]" office:value-type="float" office:value="-13822.082" calcext:value-type="float">
            <text:p>-13822.082</text:p>
          </table:table-cell>
          <table:table-cell/>
          <table:table-cell office:value-type="float" office:value="-31966.374" calcext:value-type="float">
            <text:p>-31966.374</text:p>
          </table:table-cell>
          <table:table-cell office:value-type="float" office:value="-31292.901" calcext:value-type="float">
            <text:p>-31292.901</text:p>
          </table:table-cell>
          <table:table-cell table:formula="of:=[.Q62]-[.R62]" office:value-type="float" office:value="-673.472999999998" calcext:value-type="float">
            <text:p>-673.472999999998</text:p>
          </table:table-cell>
        </table:table-row>
        <table:table-row table:style-name="ro1">
          <table:table-cell office:value-type="float" office:value="83145" calcext:value-type="float">
            <text:p>83145</text:p>
          </table:table-cell>
          <table:table-cell office:value-type="float" office:value="1841" calcext:value-type="float">
            <text:p>1841</text:p>
          </table:table-cell>
          <table:table-cell office:value-type="float" office:value="39.4214245" calcext:value-type="float">
            <text:p>39.4214245</text:p>
          </table:table-cell>
          <table:table-cell office:value-type="float" office:value="3277694" calcext:value-type="float">
            <text:p>3277694</text:p>
          </table:table-cell>
          <table:table-cell office:value-type="float" office:value="-31949.415" calcext:value-type="float">
            <text:p>-31949.415</text:p>
          </table:table-cell>
          <table:table-cell office:value-type="float" office:value="-31292.901" calcext:value-type="float">
            <text:p>-31292.901</text:p>
          </table:table-cell>
          <table:table-cell table:formula="of:=[.E63]-[.F63]" office:value-type="float" office:value="-656.513999999999" calcext:value-type="float">
            <text:p>-656.513999999999</text:p>
          </table:table-cell>
          <table:table-cell/>
          <table:table-cell office:value-type="float" office:value="-33150.316" calcext:value-type="float">
            <text:p>-33150.316</text:p>
          </table:table-cell>
          <table:table-cell office:value-type="float" office:value="-31292.901" calcext:value-type="float">
            <text:p>-31292.901</text:p>
          </table:table-cell>
          <table:table-cell table:formula="of:=[.I63]-[.J63]" office:value-type="float" office:value="-1857.415" calcext:value-type="float">
            <text:p>-1857.415</text:p>
          </table:table-cell>
          <table:table-cell/>
          <table:table-cell office:value-type="float" office:value="-45105.3" calcext:value-type="float">
            <text:p>-45105.3</text:p>
          </table:table-cell>
          <table:table-cell office:value-type="float" office:value="-31292.901" calcext:value-type="float">
            <text:p>-31292.901</text:p>
          </table:table-cell>
          <table:table-cell table:formula="of:=[.M63]-[.N63]" office:value-type="float" office:value="-13812.399" calcext:value-type="float">
            <text:p>-13812.399</text:p>
          </table:table-cell>
          <table:table-cell/>
          <table:table-cell office:value-type="float" office:value="-31983.041" calcext:value-type="float">
            <text:p>-31983.041</text:p>
          </table:table-cell>
          <table:table-cell office:value-type="float" office:value="-31292.901" calcext:value-type="float">
            <text:p>-31292.901</text:p>
          </table:table-cell>
          <table:table-cell table:formula="of:=[.Q63]-[.R63]" office:value-type="float" office:value="-690.139999999999" calcext:value-type="float">
            <text:p>-690.139999999999</text:p>
          </table:table-cell>
        </table:table-row>
        <table:table-row table:style-name="ro1">
          <table:table-cell office:value-type="float" office:value="81845" calcext:value-type="float">
            <text:p>81845</text:p>
          </table:table-cell>
          <table:table-cell office:value-type="float" office:value="1415" calcext:value-type="float">
            <text:p>1415</text:p>
          </table:table-cell>
          <table:table-cell office:value-type="float" office:value="38.4771998" calcext:value-type="float">
            <text:p>38.4771998</text:p>
          </table:table-cell>
          <table:table-cell office:value-type="float" office:value="3149166" calcext:value-type="float">
            <text:p>3149166</text:p>
          </table:table-cell>
          <table:table-cell office:value-type="float" office:value="-31945.198" calcext:value-type="float">
            <text:p>-31945.198</text:p>
          </table:table-cell>
          <table:table-cell office:value-type="float" office:value="-31292.901" calcext:value-type="float">
            <text:p>-31292.901</text:p>
          </table:table-cell>
          <table:table-cell table:formula="of:=[.E64]-[.F64]" office:value-type="float" office:value="-652.296999999999" calcext:value-type="float">
            <text:p>-652.296999999999</text:p>
          </table:table-cell>
          <table:table-cell/>
          <table:table-cell office:value-type="float" office:value="-33148.039" calcext:value-type="float">
            <text:p>-33148.039</text:p>
          </table:table-cell>
          <table:table-cell office:value-type="float" office:value="-31292.901" calcext:value-type="float">
            <text:p>-31292.901</text:p>
          </table:table-cell>
          <table:table-cell table:formula="of:=[.I64]-[.J64]" office:value-type="float" office:value="-1855.138" calcext:value-type="float">
            <text:p>-1855.138</text:p>
          </table:table-cell>
          <table:table-cell/>
          <table:table-cell office:value-type="float" office:value="-45155.556" calcext:value-type="float">
            <text:p>-45155.556</text:p>
          </table:table-cell>
          <table:table-cell office:value-type="float" office:value="-31292.901" calcext:value-type="float">
            <text:p>-31292.901</text:p>
          </table:table-cell>
          <table:table-cell table:formula="of:=[.M64]-[.N64]" office:value-type="float" office:value="-13862.655" calcext:value-type="float">
            <text:p>-13862.655</text:p>
          </table:table-cell>
          <table:table-cell/>
          <table:table-cell office:value-type="float" office:value="-31950.526" calcext:value-type="float">
            <text:p>-31950.526</text:p>
          </table:table-cell>
          <table:table-cell office:value-type="float" office:value="-31292.901" calcext:value-type="float">
            <text:p>-31292.901</text:p>
          </table:table-cell>
          <table:table-cell table:formula="of:=[.Q64]-[.R64]" office:value-type="float" office:value="-657.625" calcext:value-type="float">
            <text:p>-657.625</text:p>
          </table:table-cell>
        </table:table-row>
        <table:table-row table:style-name="ro1">
          <table:table-cell office:value-type="float" office:value="81943" calcext:value-type="float">
            <text:p>81943</text:p>
          </table:table-cell>
          <table:table-cell office:value-type="float" office:value="1341" calcext:value-type="float">
            <text:p>1341</text:p>
          </table:table-cell>
          <table:table-cell office:value-type="float" office:value="37.8630321" calcext:value-type="float">
            <text:p>37.8630321</text:p>
          </table:table-cell>
          <table:table-cell office:value-type="float" office:value="3102610" calcext:value-type="float">
            <text:p>3102610</text:p>
          </table:table-cell>
          <table:table-cell office:value-type="float" office:value="-31948.053" calcext:value-type="float">
            <text:p>-31948.053</text:p>
          </table:table-cell>
          <table:table-cell office:value-type="float" office:value="-31292.901" calcext:value-type="float">
            <text:p>-31292.901</text:p>
          </table:table-cell>
          <table:table-cell table:formula="of:=[.E65]-[.F65]" office:value-type="float" office:value="-655.151999999998" calcext:value-type="float">
            <text:p>-655.151999999998</text:p>
          </table:table-cell>
          <table:table-cell/>
          <table:table-cell office:value-type="float" office:value="-33106.371" calcext:value-type="float">
            <text:p>-33106.371</text:p>
          </table:table-cell>
          <table:table-cell office:value-type="float" office:value="-31292.901" calcext:value-type="float">
            <text:p>-31292.901</text:p>
          </table:table-cell>
          <table:table-cell table:formula="of:=[.I65]-[.J65]" office:value-type="float" office:value="-1813.47" calcext:value-type="float">
            <text:p>-1813.47</text:p>
          </table:table-cell>
          <table:table-cell/>
          <table:table-cell office:value-type="float" office:value="-45119.157" calcext:value-type="float">
            <text:p>-45119.157</text:p>
          </table:table-cell>
          <table:table-cell office:value-type="float" office:value="-31292.901" calcext:value-type="float">
            <text:p>-31292.901</text:p>
          </table:table-cell>
          <table:table-cell table:formula="of:=[.M65]-[.N65]" office:value-type="float" office:value="-13826.256" calcext:value-type="float">
            <text:p>-13826.256</text:p>
          </table:table-cell>
          <table:table-cell/>
          <table:table-cell office:value-type="float" office:value="-31980.807" calcext:value-type="float">
            <text:p>-31980.807</text:p>
          </table:table-cell>
          <table:table-cell office:value-type="float" office:value="-31292.901" calcext:value-type="float">
            <text:p>-31292.901</text:p>
          </table:table-cell>
          <table:table-cell table:formula="of:=[.Q65]-[.R65]" office:value-type="float" office:value="-687.905999999999" calcext:value-type="float">
            <text:p>-687.905999999999</text:p>
          </table:table-cell>
        </table:table-row>
        <table:table-row table:style-name="ro1">
          <table:table-cell office:value-type="float" office:value="81813" calcext:value-type="float">
            <text:p>81813</text:p>
          </table:table-cell>
          <table:table-cell office:value-type="float" office:value="1639" calcext:value-type="float">
            <text:p>1639</text:p>
          </table:table-cell>
          <table:table-cell office:value-type="float" office:value="39.3001869" calcext:value-type="float">
            <text:p>39.3001869</text:p>
          </table:table-cell>
          <table:table-cell office:value-type="float" office:value="3215266" calcext:value-type="float">
            <text:p>3215266</text:p>
          </table:table-cell>
          <table:table-cell office:value-type="float" office:value="-31950.673" calcext:value-type="float">
            <text:p>-31950.673</text:p>
          </table:table-cell>
          <table:table-cell office:value-type="float" office:value="-31292.901" calcext:value-type="float">
            <text:p>-31292.901</text:p>
          </table:table-cell>
          <table:table-cell table:formula="of:=[.E66]-[.F66]" office:value-type="float" office:value="-657.771999999997" calcext:value-type="float">
            <text:p>-657.771999999997</text:p>
          </table:table-cell>
          <table:table-cell/>
          <table:table-cell office:value-type="float" office:value="-33149.724" calcext:value-type="float">
            <text:p>-33149.724</text:p>
          </table:table-cell>
          <table:table-cell office:value-type="float" office:value="-31292.901" calcext:value-type="float">
            <text:p>-31292.901</text:p>
          </table:table-cell>
          <table:table-cell table:formula="of:=[.I66]-[.J66]" office:value-type="float" office:value="-1856.823" calcext:value-type="float">
            <text:p>-1856.823</text:p>
          </table:table-cell>
          <table:table-cell/>
          <table:table-cell office:value-type="float" office:value="-45154.837" calcext:value-type="float">
            <text:p>-45154.837</text:p>
          </table:table-cell>
          <table:table-cell office:value-type="float" office:value="-31292.901" calcext:value-type="float">
            <text:p>-31292.901</text:p>
          </table:table-cell>
          <table:table-cell table:formula="of:=[.M66]-[.N66]" office:value-type="float" office:value="-13861.936" calcext:value-type="float">
            <text:p>-13861.936</text:p>
          </table:table-cell>
          <table:table-cell/>
          <table:table-cell office:value-type="float" office:value="-31997.23" calcext:value-type="float">
            <text:p>-31997.23</text:p>
          </table:table-cell>
          <table:table-cell office:value-type="float" office:value="-31292.901" calcext:value-type="float">
            <text:p>-31292.901</text:p>
          </table:table-cell>
          <table:table-cell table:formula="of:=[.Q66]-[.R66]" office:value-type="float" office:value="-704.328999999998" calcext:value-type="float">
            <text:p>-704.328999999998</text:p>
          </table:table-cell>
        </table:table-row>
        <table:table-row table:style-name="ro1">
          <table:table-cell office:value-type="float" office:value="81733" calcext:value-type="float">
            <text:p>81733</text:p>
          </table:table-cell>
          <table:table-cell office:value-type="float" office:value="1188" calcext:value-type="float">
            <text:p>1188</text:p>
          </table:table-cell>
          <table:table-cell office:value-type="float" office:value="38.7239977" calcext:value-type="float">
            <text:p>38.7239977</text:p>
          </table:table-cell>
          <table:table-cell office:value-type="float" office:value="3165028" calcext:value-type="float">
            <text:p>3165028</text:p>
          </table:table-cell>
          <table:table-cell office:value-type="float" office:value="-31949.452" calcext:value-type="float">
            <text:p>-31949.452</text:p>
          </table:table-cell>
          <table:table-cell office:value-type="float" office:value="-31292.901" calcext:value-type="float">
            <text:p>-31292.901</text:p>
          </table:table-cell>
          <table:table-cell table:formula="of:=[.E67]-[.F67]" office:value-type="float" office:value="-656.550999999999" calcext:value-type="float">
            <text:p>-656.550999999999</text:p>
          </table:table-cell>
          <table:table-cell/>
          <table:table-cell office:value-type="float" office:value="-33185.391" calcext:value-type="float">
            <text:p>-33185.391</text:p>
          </table:table-cell>
          <table:table-cell office:value-type="float" office:value="-31292.901" calcext:value-type="float">
            <text:p>-31292.901</text:p>
          </table:table-cell>
          <table:table-cell table:formula="of:=[.I67]-[.J67]" office:value-type="float" office:value="-1892.49" calcext:value-type="float">
            <text:p>-1892.49</text:p>
          </table:table-cell>
          <table:table-cell/>
          <table:table-cell office:value-type="float" office:value="-45154.662" calcext:value-type="float">
            <text:p>-45154.662</text:p>
          </table:table-cell>
          <table:table-cell office:value-type="float" office:value="-31292.901" calcext:value-type="float">
            <text:p>-31292.901</text:p>
          </table:table-cell>
          <table:table-cell table:formula="of:=[.M67]-[.N67]" office:value-type="float" office:value="-13861.761" calcext:value-type="float">
            <text:p>-13861.761</text:p>
          </table:table-cell>
          <table:table-cell/>
          <table:table-cell office:value-type="float" office:value="-31950.918" calcext:value-type="float">
            <text:p>-31950.918</text:p>
          </table:table-cell>
          <table:table-cell office:value-type="float" office:value="-31292.901" calcext:value-type="float">
            <text:p>-31292.901</text:p>
          </table:table-cell>
          <table:table-cell table:formula="of:=[.Q67]-[.R67]" office:value-type="float" office:value="-658.017" calcext:value-type="float">
            <text:p>-658.017</text:p>
          </table:table-cell>
        </table:table-row>
        <table:table-row table:style-name="ro1">
          <table:table-cell office:value-type="float" office:value="83375" calcext:value-type="float">
            <text:p>83375</text:p>
          </table:table-cell>
          <table:table-cell office:value-type="float" office:value="1682" calcext:value-type="float">
            <text:p>1682</text:p>
          </table:table-cell>
          <table:table-cell office:value-type="float" office:value="38.6329863" calcext:value-type="float">
            <text:p>38.6329863</text:p>
          </table:table-cell>
          <table:table-cell office:value-type="float" office:value="3221025" calcext:value-type="float">
            <text:p>3221025</text:p>
          </table:table-cell>
          <table:table-cell office:value-type="float" office:value="-31949.167" calcext:value-type="float">
            <text:p>-31949.167</text:p>
          </table:table-cell>
          <table:table-cell office:value-type="float" office:value="-31292.901" calcext:value-type="float">
            <text:p>-31292.901</text:p>
          </table:table-cell>
          <table:table-cell table:formula="of:=[.E68]-[.F68]" office:value-type="float" office:value="-656.266" calcext:value-type="float">
            <text:p>-656.266</text:p>
          </table:table-cell>
          <table:table-cell/>
          <table:table-cell office:value-type="float" office:value="-33176.431" calcext:value-type="float">
            <text:p>-33176.431</text:p>
          </table:table-cell>
          <table:table-cell office:value-type="float" office:value="-31292.901" calcext:value-type="float">
            <text:p>-31292.901</text:p>
          </table:table-cell>
          <table:table-cell table:formula="of:=[.I68]-[.J68]" office:value-type="float" office:value="-1883.53" calcext:value-type="float">
            <text:p>-1883.53</text:p>
          </table:table-cell>
          <table:table-cell/>
          <table:table-cell office:value-type="float" office:value="-45131.793" calcext:value-type="float">
            <text:p>-45131.793</text:p>
          </table:table-cell>
          <table:table-cell office:value-type="float" office:value="-31292.901" calcext:value-type="float">
            <text:p>-31292.901</text:p>
          </table:table-cell>
          <table:table-cell table:formula="of:=[.M68]-[.N68]" office:value-type="float" office:value="-13838.892" calcext:value-type="float">
            <text:p>-13838.892</text:p>
          </table:table-cell>
          <table:table-cell/>
          <table:table-cell office:value-type="float" office:value="-31972.459" calcext:value-type="float">
            <text:p>-31972.459</text:p>
          </table:table-cell>
          <table:table-cell office:value-type="float" office:value="-31292.901" calcext:value-type="float">
            <text:p>-31292.901</text:p>
          </table:table-cell>
          <table:table-cell table:formula="of:=[.Q68]-[.R68]" office:value-type="float" office:value="-679.557999999997" calcext:value-type="float">
            <text:p>-679.557999999997</text:p>
          </table:table-cell>
        </table:table-row>
        <table:table-row table:style-name="ro1">
          <table:table-cell office:value-type="float" office:value="85445" calcext:value-type="float">
            <text:p>85445</text:p>
          </table:table-cell>
          <table:table-cell office:value-type="float" office:value="1562" calcext:value-type="float">
            <text:p>1562</text:p>
          </table:table-cell>
          <table:table-cell office:value-type="float" office:value="38.7565048" calcext:value-type="float">
            <text:p>38.7565048</text:p>
          </table:table-cell>
          <table:table-cell office:value-type="float" office:value="3311549" calcext:value-type="float">
            <text:p>3311549</text:p>
          </table:table-cell>
          <table:table-cell office:value-type="float" office:value="-31947.621" calcext:value-type="float">
            <text:p>-31947.621</text:p>
          </table:table-cell>
          <table:table-cell office:value-type="float" office:value="-31292.901" calcext:value-type="float">
            <text:p>-31292.901</text:p>
          </table:table-cell>
          <table:table-cell table:formula="of:=[.E69]-[.F69]" office:value-type="float" office:value="-654.719999999998" calcext:value-type="float">
            <text:p>-654.719999999998</text:p>
          </table:table-cell>
          <table:table-cell/>
          <table:table-cell office:value-type="float" office:value="-33170.457" calcext:value-type="float">
            <text:p>-33170.457</text:p>
          </table:table-cell>
          <table:table-cell office:value-type="float" office:value="-31292.901" calcext:value-type="float">
            <text:p>-31292.901</text:p>
          </table:table-cell>
          <table:table-cell table:formula="of:=[.I69]-[.J69]" office:value-type="float" office:value="-1877.556" calcext:value-type="float">
            <text:p>-1877.556</text:p>
          </table:table-cell>
          <table:table-cell/>
          <table:table-cell office:value-type="float" office:value="-45116.903" calcext:value-type="float">
            <text:p>-45116.903</text:p>
          </table:table-cell>
          <table:table-cell office:value-type="float" office:value="-31292.901" calcext:value-type="float">
            <text:p>-31292.901</text:p>
          </table:table-cell>
          <table:table-cell table:formula="of:=[.M69]-[.N69]" office:value-type="float" office:value="-13824.002" calcext:value-type="float">
            <text:p>-13824.002</text:p>
          </table:table-cell>
          <table:table-cell/>
          <table:table-cell office:value-type="float" office:value="-31978.408" calcext:value-type="float">
            <text:p>-31978.408</text:p>
          </table:table-cell>
          <table:table-cell office:value-type="float" office:value="-31292.901" calcext:value-type="float">
            <text:p>-31292.901</text:p>
          </table:table-cell>
          <table:table-cell table:formula="of:=[.Q69]-[.R69]" office:value-type="float" office:value="-685.506999999998" calcext:value-type="float">
            <text:p>-685.506999999998</text:p>
          </table:table-cell>
        </table:table-row>
        <table:table-row table:style-name="ro1">
          <table:table-cell office:value-type="float" office:value="81464" calcext:value-type="float">
            <text:p>81464</text:p>
          </table:table-cell>
          <table:table-cell office:value-type="float" office:value="1530" calcext:value-type="float">
            <text:p>1530</text:p>
          </table:table-cell>
          <table:table-cell office:value-type="float" office:value="40.0474735" calcext:value-type="float">
            <text:p>40.0474735</text:p>
          </table:table-cell>
          <table:table-cell office:value-type="float" office:value="3262427" calcext:value-type="float">
            <text:p>3262427</text:p>
          </table:table-cell>
          <table:table-cell office:value-type="float" office:value="-31947.505" calcext:value-type="float">
            <text:p>-31947.505</text:p>
          </table:table-cell>
          <table:table-cell office:value-type="float" office:value="-31292.901" calcext:value-type="float">
            <text:p>-31292.901</text:p>
          </table:table-cell>
          <table:table-cell table:formula="of:=[.E70]-[.F70]" office:value-type="float" office:value="-654.603999999999" calcext:value-type="float">
            <text:p>-654.603999999999</text:p>
          </table:table-cell>
          <table:table-cell/>
          <table:table-cell office:value-type="float" office:value="-33191.831" calcext:value-type="float">
            <text:p>-33191.831</text:p>
          </table:table-cell>
          <table:table-cell office:value-type="float" office:value="-31292.901" calcext:value-type="float">
            <text:p>-31292.901</text:p>
          </table:table-cell>
          <table:table-cell table:formula="of:=[.I70]-[.J70]" office:value-type="float" office:value="-1898.93" calcext:value-type="float">
            <text:p>-1898.93</text:p>
          </table:table-cell>
          <table:table-cell/>
          <table:table-cell office:value-type="float" office:value="-45119.388" calcext:value-type="float">
            <text:p>-45119.388</text:p>
          </table:table-cell>
          <table:table-cell office:value-type="float" office:value="-31292.901" calcext:value-type="float">
            <text:p>-31292.901</text:p>
          </table:table-cell>
          <table:table-cell table:formula="of:=[.M70]-[.N70]" office:value-type="float" office:value="-13826.487" calcext:value-type="float">
            <text:p>-13826.487</text:p>
          </table:table-cell>
          <table:table-cell/>
          <table:table-cell office:value-type="float" office:value="-31949.203" calcext:value-type="float">
            <text:p>-31949.203</text:p>
          </table:table-cell>
          <table:table-cell office:value-type="float" office:value="-31292.901" calcext:value-type="float">
            <text:p>-31292.901</text:p>
          </table:table-cell>
          <table:table-cell table:formula="of:=[.Q70]-[.R70]" office:value-type="float" office:value="-656.302" calcext:value-type="float">
            <text:p>-656.302</text:p>
          </table:table-cell>
        </table:table-row>
        <table:table-row table:style-name="ro1">
          <table:table-cell office:value-type="float" office:value="83052" calcext:value-type="float">
            <text:p>83052</text:p>
          </table:table-cell>
          <table:table-cell office:value-type="float" office:value="1481" calcext:value-type="float">
            <text:p>1481</text:p>
          </table:table-cell>
          <table:table-cell office:value-type="float" office:value="37.9848871" calcext:value-type="float">
            <text:p>37.9848871</text:p>
          </table:table-cell>
          <table:table-cell office:value-type="float" office:value="3154720" calcext:value-type="float">
            <text:p>3154720</text:p>
          </table:table-cell>
          <table:table-cell office:value-type="float" office:value="-31950.902" calcext:value-type="float">
            <text:p>-31950.902</text:p>
          </table:table-cell>
          <table:table-cell office:value-type="float" office:value="-31292.901" calcext:value-type="float">
            <text:p>-31292.901</text:p>
          </table:table-cell>
          <table:table-cell table:formula="of:=[.E71]-[.F71]" office:value-type="float" office:value="-658.000999999997" calcext:value-type="float">
            <text:p>-658.000999999997</text:p>
          </table:table-cell>
          <table:table-cell/>
          <table:table-cell office:value-type="float" office:value="-33139.897" calcext:value-type="float">
            <text:p>-33139.897</text:p>
          </table:table-cell>
          <table:table-cell office:value-type="float" office:value="-31292.901" calcext:value-type="float">
            <text:p>-31292.901</text:p>
          </table:table-cell>
          <table:table-cell table:formula="of:=[.I71]-[.J71]" office:value-type="float" office:value="-1846.996" calcext:value-type="float">
            <text:p>-1846.996</text:p>
          </table:table-cell>
          <table:table-cell/>
          <table:table-cell office:value-type="float" office:value="-45173.732" calcext:value-type="float">
            <text:p>-45173.732</text:p>
          </table:table-cell>
          <table:table-cell office:value-type="float" office:value="-31292.901" calcext:value-type="float">
            <text:p>-31292.901</text:p>
          </table:table-cell>
          <table:table-cell table:formula="of:=[.M71]-[.N71]" office:value-type="float" office:value="-13880.831" calcext:value-type="float">
            <text:p>-13880.831</text:p>
          </table:table-cell>
          <table:table-cell/>
          <table:table-cell office:value-type="float" office:value="-31972.786" calcext:value-type="float">
            <text:p>-31972.786</text:p>
          </table:table-cell>
          <table:table-cell office:value-type="float" office:value="-31292.901" calcext:value-type="float">
            <text:p>-31292.901</text:p>
          </table:table-cell>
          <table:table-cell table:formula="of:=[.Q71]-[.R71]" office:value-type="float" office:value="-679.884999999998" calcext:value-type="float">
            <text:p>-679.884999999998</text:p>
          </table:table-cell>
        </table:table-row>
        <table:table-row table:style-name="ro1">
          <table:table-cell office:value-type="float" office:value="80772" calcext:value-type="float">
            <text:p>80772</text:p>
          </table:table-cell>
          <table:table-cell office:value-type="float" office:value="1521" calcext:value-type="float">
            <text:p>1521</text:p>
          </table:table-cell>
          <table:table-cell office:value-type="float" office:value="40.2577682" calcext:value-type="float">
            <text:p>40.2577682</text:p>
          </table:table-cell>
          <table:table-cell office:value-type="float" office:value="3251700" calcext:value-type="float">
            <text:p>3251700</text:p>
          </table:table-cell>
          <table:table-cell office:value-type="float" office:value="-31950.816" calcext:value-type="float">
            <text:p>-31950.816</text:p>
          </table:table-cell>
          <table:table-cell office:value-type="float" office:value="-31292.901" calcext:value-type="float">
            <text:p>-31292.901</text:p>
          </table:table-cell>
          <table:table-cell table:formula="of:=[.E72]-[.F72]" office:value-type="float" office:value="-657.914999999997" calcext:value-type="float">
            <text:p>-657.914999999997</text:p>
          </table:table-cell>
          <table:table-cell/>
          <table:table-cell office:value-type="float" office:value="-33129.516" calcext:value-type="float">
            <text:p>-33129.516</text:p>
          </table:table-cell>
          <table:table-cell office:value-type="float" office:value="-31292.901" calcext:value-type="float">
            <text:p>-31292.901</text:p>
          </table:table-cell>
          <table:table-cell table:formula="of:=[.I72]-[.J72]" office:value-type="float" office:value="-1836.615" calcext:value-type="float">
            <text:p>-1836.615</text:p>
          </table:table-cell>
          <table:table-cell/>
          <table:table-cell office:value-type="float" office:value="-45071.85" calcext:value-type="float">
            <text:p>-45071.85</text:p>
          </table:table-cell>
          <table:table-cell office:value-type="float" office:value="-31292.901" calcext:value-type="float">
            <text:p>-31292.901</text:p>
          </table:table-cell>
          <table:table-cell table:formula="of:=[.M72]-[.N72]" office:value-type="float" office:value="-13778.949" calcext:value-type="float">
            <text:p>-13778.949</text:p>
          </table:table-cell>
          <table:table-cell/>
          <table:table-cell office:value-type="float" office:value="-31991.614" calcext:value-type="float">
            <text:p>-31991.614</text:p>
          </table:table-cell>
          <table:table-cell office:value-type="float" office:value="-31292.901" calcext:value-type="float">
            <text:p>-31292.901</text:p>
          </table:table-cell>
          <table:table-cell table:formula="of:=[.Q72]-[.R72]" office:value-type="float" office:value="-698.713" calcext:value-type="float">
            <text:p>-698.713</text:p>
          </table:table-cell>
        </table:table-row>
        <table:table-row table:style-name="ro1">
          <table:table-cell office:value-type="float" office:value="83608" calcext:value-type="float">
            <text:p>83608</text:p>
          </table:table-cell>
          <table:table-cell office:value-type="float" office:value="1599" calcext:value-type="float">
            <text:p>1599</text:p>
          </table:table-cell>
          <table:table-cell office:value-type="float" office:value="39.2707081" calcext:value-type="float">
            <text:p>39.2707081</text:p>
          </table:table-cell>
          <table:table-cell office:value-type="float" office:value="3283345" calcext:value-type="float">
            <text:p>3283345</text:p>
          </table:table-cell>
          <table:table-cell office:value-type="float" office:value="-31950.057" calcext:value-type="float">
            <text:p>-31950.057</text:p>
          </table:table-cell>
          <table:table-cell office:value-type="float" office:value="-31292.901" calcext:value-type="float">
            <text:p>-31292.901</text:p>
          </table:table-cell>
          <table:table-cell table:formula="of:=[.E73]-[.F73]" office:value-type="float" office:value="-657.155999999999" calcext:value-type="float">
            <text:p>-657.155999999999</text:p>
          </table:table-cell>
          <table:table-cell/>
          <table:table-cell office:value-type="float" office:value="-33150.029" calcext:value-type="float">
            <text:p>-33150.029</text:p>
          </table:table-cell>
          <table:table-cell office:value-type="float" office:value="-31292.901" calcext:value-type="float">
            <text:p>-31292.901</text:p>
          </table:table-cell>
          <table:table-cell table:formula="of:=[.I73]-[.J73]" office:value-type="float" office:value="-1857.128" calcext:value-type="float">
            <text:p>-1857.128</text:p>
          </table:table-cell>
          <table:table-cell/>
          <table:table-cell office:value-type="float" office:value="-45124.35" calcext:value-type="float">
            <text:p>-45124.35</text:p>
          </table:table-cell>
          <table:table-cell office:value-type="float" office:value="-31292.901" calcext:value-type="float">
            <text:p>-31292.901</text:p>
          </table:table-cell>
          <table:table-cell table:formula="of:=[.M73]-[.N73]" office:value-type="float" office:value="-13831.449" calcext:value-type="float">
            <text:p>-13831.449</text:p>
          </table:table-cell>
          <table:table-cell/>
          <table:table-cell office:value-type="float" office:value="-31951.742" calcext:value-type="float">
            <text:p>-31951.742</text:p>
          </table:table-cell>
          <table:table-cell office:value-type="float" office:value="-31292.901" calcext:value-type="float">
            <text:p>-31292.901</text:p>
          </table:table-cell>
          <table:table-cell table:formula="of:=[.Q73]-[.R73]" office:value-type="float" office:value="-658.840999999997" calcext:value-type="float">
            <text:p>-658.840999999997</text:p>
          </table:table-cell>
        </table:table-row>
        <table:table-row table:style-name="ro1">
          <table:table-cell office:value-type="float" office:value="80822" calcext:value-type="float">
            <text:p>80822</text:p>
          </table:table-cell>
          <table:table-cell office:value-type="float" office:value="1467" calcext:value-type="float">
            <text:p>1467</text:p>
          </table:table-cell>
          <table:table-cell office:value-type="float" office:value="39.7740098" calcext:value-type="float">
            <text:p>39.7740098</text:p>
          </table:table-cell>
          <table:table-cell office:value-type="float" office:value="3214615" calcext:value-type="float">
            <text:p>3214615</text:p>
          </table:table-cell>
          <table:table-cell office:value-type="float" office:value="-31950.611" calcext:value-type="float">
            <text:p>-31950.611</text:p>
          </table:table-cell>
          <table:table-cell office:value-type="float" office:value="-31292.901" calcext:value-type="float">
            <text:p>-31292.901</text:p>
          </table:table-cell>
          <table:table-cell table:formula="of:=[.E74]-[.F74]" office:value-type="float" office:value="-657.709999999999" calcext:value-type="float">
            <text:p>-657.709999999999</text:p>
          </table:table-cell>
          <table:table-cell/>
          <table:table-cell office:value-type="float" office:value="-33184.607" calcext:value-type="float">
            <text:p>-33184.607</text:p>
          </table:table-cell>
          <table:table-cell office:value-type="float" office:value="-31292.901" calcext:value-type="float">
            <text:p>-31292.901</text:p>
          </table:table-cell>
          <table:table-cell table:formula="of:=[.I74]-[.J74]" office:value-type="float" office:value="-1891.706" calcext:value-type="float">
            <text:p>-1891.706</text:p>
          </table:table-cell>
          <table:table-cell/>
          <table:table-cell office:value-type="float" office:value="-45127.674" calcext:value-type="float">
            <text:p>-45127.674</text:p>
          </table:table-cell>
          <table:table-cell office:value-type="float" office:value="-31292.901" calcext:value-type="float">
            <text:p>-31292.901</text:p>
          </table:table-cell>
          <table:table-cell table:formula="of:=[.M74]-[.N74]" office:value-type="float" office:value="-13834.773" calcext:value-type="float">
            <text:p>-13834.773</text:p>
          </table:table-cell>
          <table:table-cell/>
          <table:table-cell office:value-type="float" office:value="-31985.52" calcext:value-type="float">
            <text:p>-31985.52</text:p>
          </table:table-cell>
          <table:table-cell office:value-type="float" office:value="-31292.901" calcext:value-type="float">
            <text:p>-31292.901</text:p>
          </table:table-cell>
          <table:table-cell table:formula="of:=[.Q74]-[.R74]" office:value-type="float" office:value="-692.618999999999" calcext:value-type="float">
            <text:p>-692.618999999999</text:p>
          </table:table-cell>
        </table:table-row>
        <table:table-row table:style-name="ro1">
          <table:table-cell office:value-type="float" office:value="81809" calcext:value-type="float">
            <text:p>81809</text:p>
          </table:table-cell>
          <table:table-cell office:value-type="float" office:value="1310" calcext:value-type="float">
            <text:p>1310</text:p>
          </table:table-cell>
          <table:table-cell office:value-type="float" office:value="38.1607404" calcext:value-type="float">
            <text:p>38.1607404</text:p>
          </table:table-cell>
          <table:table-cell office:value-type="float" office:value="3121892" calcext:value-type="float">
            <text:p>3121892</text:p>
          </table:table-cell>
          <table:table-cell office:value-type="float" office:value="-31949.352" calcext:value-type="float">
            <text:p>-31949.352</text:p>
          </table:table-cell>
          <table:table-cell office:value-type="float" office:value="-31292.901" calcext:value-type="float">
            <text:p>-31292.901</text:p>
          </table:table-cell>
          <table:table-cell table:formula="of:=[.E75]-[.F75]" office:value-type="float" office:value="-656.450999999997" calcext:value-type="float">
            <text:p>-656.450999999997</text:p>
          </table:table-cell>
          <table:table-cell/>
          <table:table-cell office:value-type="float" office:value="-33118.813" calcext:value-type="float">
            <text:p>-33118.813</text:p>
          </table:table-cell>
          <table:table-cell office:value-type="float" office:value="-31292.901" calcext:value-type="float">
            <text:p>-31292.901</text:p>
          </table:table-cell>
          <table:table-cell table:formula="of:=[.I75]-[.J75]" office:value-type="float" office:value="-1825.912" calcext:value-type="float">
            <text:p>-1825.912</text:p>
          </table:table-cell>
          <table:table-cell/>
          <table:table-cell office:value-type="float" office:value="-45164.484" calcext:value-type="float">
            <text:p>-45164.484</text:p>
          </table:table-cell>
          <table:table-cell office:value-type="float" office:value="-31292.901" calcext:value-type="float">
            <text:p>-31292.901</text:p>
          </table:table-cell>
          <table:table-cell table:formula="of:=[.M75]-[.N75]" office:value-type="float" office:value="-13871.583" calcext:value-type="float">
            <text:p>-13871.583</text:p>
          </table:table-cell>
          <table:table-cell/>
          <table:table-cell office:value-type="float" office:value="-31965.798" calcext:value-type="float">
            <text:p>-31965.798</text:p>
          </table:table-cell>
          <table:table-cell office:value-type="float" office:value="-31292.901" calcext:value-type="float">
            <text:p>-31292.901</text:p>
          </table:table-cell>
          <table:table-cell table:formula="of:=[.Q75]-[.R75]" office:value-type="float" office:value="-672.896999999997" calcext:value-type="float">
            <text:p>-672.896999999997</text:p>
          </table:table-cell>
        </table:table-row>
        <table:table-row table:style-name="ro1">
          <table:table-cell office:value-type="float" office:value="83578" calcext:value-type="float">
            <text:p>83578</text:p>
          </table:table-cell>
          <table:table-cell office:value-type="float" office:value="1264" calcext:value-type="float">
            <text:p>1264</text:p>
          </table:table-cell>
          <table:table-cell office:value-type="float" office:value="38.6310447" calcext:value-type="float">
            <text:p>38.6310447</text:p>
          </table:table-cell>
          <table:table-cell office:value-type="float" office:value="3228705" calcext:value-type="float">
            <text:p>3228705</text:p>
          </table:table-cell>
          <table:table-cell office:value-type="float" office:value="-31950.23" calcext:value-type="float">
            <text:p>-31950.23</text:p>
          </table:table-cell>
          <table:table-cell office:value-type="float" office:value="-31292.901" calcext:value-type="float">
            <text:p>-31292.901</text:p>
          </table:table-cell>
          <table:table-cell table:formula="of:=[.E76]-[.F76]" office:value-type="float" office:value="-657.328999999998" calcext:value-type="float">
            <text:p>-657.328999999998</text:p>
          </table:table-cell>
          <table:table-cell/>
          <table:table-cell office:value-type="float" office:value="-33169.516" calcext:value-type="float">
            <text:p>-33169.516</text:p>
          </table:table-cell>
          <table:table-cell office:value-type="float" office:value="-31292.901" calcext:value-type="float">
            <text:p>-31292.901</text:p>
          </table:table-cell>
          <table:table-cell table:formula="of:=[.I76]-[.J76]" office:value-type="float" office:value="-1876.615" calcext:value-type="float">
            <text:p>-1876.615</text:p>
          </table:table-cell>
          <table:table-cell/>
          <table:table-cell office:value-type="float" office:value="-45120.567" calcext:value-type="float">
            <text:p>-45120.567</text:p>
          </table:table-cell>
          <table:table-cell office:value-type="float" office:value="-31292.901" calcext:value-type="float">
            <text:p>-31292.901</text:p>
          </table:table-cell>
          <table:table-cell table:formula="of:=[.M76]-[.N76]" office:value-type="float" office:value="-13827.666" calcext:value-type="float">
            <text:p>-13827.666</text:p>
          </table:table-cell>
          <table:table-cell/>
          <table:table-cell office:value-type="float" office:value="-31955.434" calcext:value-type="float">
            <text:p>-31955.434</text:p>
          </table:table-cell>
          <table:table-cell office:value-type="float" office:value="-31292.901" calcext:value-type="float">
            <text:p>-31292.901</text:p>
          </table:table-cell>
          <table:table-cell table:formula="of:=[.Q76]-[.R76]" office:value-type="float" office:value="-662.532999999999" calcext:value-type="float">
            <text:p>-662.532999999999</text:p>
          </table:table-cell>
        </table:table-row>
        <table:table-row table:style-name="ro1">
          <table:table-cell office:value-type="float" office:value="82471" calcext:value-type="float">
            <text:p>82471</text:p>
          </table:table-cell>
          <table:table-cell office:value-type="float" office:value="1898" calcext:value-type="float">
            <text:p>1898</text:p>
          </table:table-cell>
          <table:table-cell office:value-type="float" office:value="39.230017" calcext:value-type="float">
            <text:p>39.230017</text:p>
          </table:table-cell>
          <table:table-cell office:value-type="float" office:value="3235338" calcext:value-type="float">
            <text:p>3235338</text:p>
          </table:table-cell>
          <table:table-cell office:value-type="float" office:value="-31947.284" calcext:value-type="float">
            <text:p>-31947.284</text:p>
          </table:table-cell>
          <table:table-cell office:value-type="float" office:value="-31292.901" calcext:value-type="float">
            <text:p>-31292.901</text:p>
          </table:table-cell>
          <table:table-cell table:formula="of:=[.E77]-[.F77]" office:value-type="float" office:value="-654.382999999998" calcext:value-type="float">
            <text:p>-654.382999999998</text:p>
          </table:table-cell>
          <table:table-cell/>
          <table:table-cell office:value-type="float" office:value="-33143.385" calcext:value-type="float">
            <text:p>-33143.385</text:p>
          </table:table-cell>
          <table:table-cell office:value-type="float" office:value="-31292.901" calcext:value-type="float">
            <text:p>-31292.901</text:p>
          </table:table-cell>
          <table:table-cell table:formula="of:=[.I77]-[.J77]" office:value-type="float" office:value="-1850.484" calcext:value-type="float">
            <text:p>-1850.484</text:p>
          </table:table-cell>
          <table:table-cell/>
          <table:table-cell office:value-type="float" office:value="-45097.91" calcext:value-type="float">
            <text:p>-45097.91</text:p>
          </table:table-cell>
          <table:table-cell office:value-type="float" office:value="-31292.901" calcext:value-type="float">
            <text:p>-31292.901</text:p>
          </table:table-cell>
          <table:table-cell table:formula="of:=[.M77]-[.N77]" office:value-type="float" office:value="-13805.009" calcext:value-type="float">
            <text:p>-13805.009</text:p>
          </table:table-cell>
          <table:table-cell/>
          <table:table-cell office:value-type="float" office:value="-31950.927" calcext:value-type="float">
            <text:p>-31950.927</text:p>
          </table:table-cell>
          <table:table-cell office:value-type="float" office:value="-31292.901" calcext:value-type="float">
            <text:p>-31292.901</text:p>
          </table:table-cell>
          <table:table-cell table:formula="of:=[.Q77]-[.R77]" office:value-type="float" office:value="-658.025999999998" calcext:value-type="float">
            <text:p>-658.025999999998</text:p>
          </table:table-cell>
        </table:table-row>
        <table:table-row table:style-name="ro1">
          <table:table-cell office:value-type="float" office:value="80831" calcext:value-type="float">
            <text:p>80831</text:p>
          </table:table-cell>
          <table:table-cell office:value-type="float" office:value="1363" calcext:value-type="float">
            <text:p>1363</text:p>
          </table:table-cell>
          <table:table-cell office:value-type="float" office:value="39.6395974" calcext:value-type="float">
            <text:p>39.6395974</text:p>
          </table:table-cell>
          <table:table-cell office:value-type="float" office:value="3204108" calcext:value-type="float">
            <text:p>3204108</text:p>
          </table:table-cell>
          <table:table-cell office:value-type="float" office:value="-31949.565" calcext:value-type="float">
            <text:p>-31949.565</text:p>
          </table:table-cell>
          <table:table-cell office:value-type="float" office:value="-31292.901" calcext:value-type="float">
            <text:p>-31292.901</text:p>
          </table:table-cell>
          <table:table-cell table:formula="of:=[.E78]-[.F78]" office:value-type="float" office:value="-656.663999999997" calcext:value-type="float">
            <text:p>-656.663999999997</text:p>
          </table:table-cell>
          <table:table-cell/>
          <table:table-cell office:value-type="float" office:value="-33138.197" calcext:value-type="float">
            <text:p>-33138.197</text:p>
          </table:table-cell>
          <table:table-cell office:value-type="float" office:value="-31292.901" calcext:value-type="float">
            <text:p>-31292.901</text:p>
          </table:table-cell>
          <table:table-cell table:formula="of:=[.I78]-[.J78]" office:value-type="float" office:value="-1845.296" calcext:value-type="float">
            <text:p>-1845.296</text:p>
          </table:table-cell>
          <table:table-cell/>
          <table:table-cell office:value-type="float" office:value="-45119.262" calcext:value-type="float">
            <text:p>-45119.262</text:p>
          </table:table-cell>
          <table:table-cell office:value-type="float" office:value="-31292.901" calcext:value-type="float">
            <text:p>-31292.901</text:p>
          </table:table-cell>
          <table:table-cell table:formula="of:=[.M78]-[.N78]" office:value-type="float" office:value="-13826.361" calcext:value-type="float">
            <text:p>-13826.361</text:p>
          </table:table-cell>
          <table:table-cell/>
          <table:table-cell office:value-type="float" office:value="-31949.59" calcext:value-type="float">
            <text:p>-31949.59</text:p>
          </table:table-cell>
          <table:table-cell office:value-type="float" office:value="-31292.901" calcext:value-type="float">
            <text:p>-31292.901</text:p>
          </table:table-cell>
          <table:table-cell table:formula="of:=[.Q78]-[.R78]" office:value-type="float" office:value="-656.688999999999" calcext:value-type="float">
            <text:p>-656.688999999999</text:p>
          </table:table-cell>
        </table:table-row>
        <table:table-row table:style-name="ro1">
          <table:table-cell office:value-type="float" office:value="85513" calcext:value-type="float">
            <text:p>85513</text:p>
          </table:table-cell>
          <table:table-cell office:value-type="float" office:value="1599" calcext:value-type="float">
            <text:p>1599</text:p>
          </table:table-cell>
          <table:table-cell office:value-type="float" office:value="38.0445568" calcext:value-type="float">
            <text:p>38.0445568</text:p>
          </table:table-cell>
          <table:table-cell office:value-type="float" office:value="3253304" calcext:value-type="float">
            <text:p>3253304</text:p>
          </table:table-cell>
          <table:table-cell office:value-type="float" office:value="-31946.679" calcext:value-type="float">
            <text:p>-31946.679</text:p>
          </table:table-cell>
          <table:table-cell office:value-type="float" office:value="-31292.901" calcext:value-type="float">
            <text:p>-31292.901</text:p>
          </table:table-cell>
          <table:table-cell table:formula="of:=[.E79]-[.F79]" office:value-type="float" office:value="-653.777999999998" calcext:value-type="float">
            <text:p>-653.777999999998</text:p>
          </table:table-cell>
          <table:table-cell/>
          <table:table-cell office:value-type="float" office:value="-33144.726" calcext:value-type="float">
            <text:p>-33144.726</text:p>
          </table:table-cell>
          <table:table-cell office:value-type="float" office:value="-31292.901" calcext:value-type="float">
            <text:p>-31292.901</text:p>
          </table:table-cell>
          <table:table-cell table:formula="of:=[.I79]-[.J79]" office:value-type="float" office:value="-1851.825" calcext:value-type="float">
            <text:p>-1851.825</text:p>
          </table:table-cell>
          <table:table-cell/>
          <table:table-cell office:value-type="float" office:value="-45138.707" calcext:value-type="float">
            <text:p>-45138.707</text:p>
          </table:table-cell>
          <table:table-cell office:value-type="float" office:value="-31292.901" calcext:value-type="float">
            <text:p>-31292.901</text:p>
          </table:table-cell>
          <table:table-cell table:formula="of:=[.M79]-[.N79]" office:value-type="float" office:value="-13845.806" calcext:value-type="float">
            <text:p>-13845.806</text:p>
          </table:table-cell>
          <table:table-cell/>
          <table:table-cell office:value-type="float" office:value="-31948.114" calcext:value-type="float">
            <text:p>-31948.114</text:p>
          </table:table-cell>
          <table:table-cell office:value-type="float" office:value="-31292.901" calcext:value-type="float">
            <text:p>-31292.901</text:p>
          </table:table-cell>
          <table:table-cell table:formula="of:=[.Q79]-[.R79]" office:value-type="float" office:value="-655.213" calcext:value-type="float">
            <text:p>-655.213</text:p>
          </table:table-cell>
        </table:table-row>
        <table:table-row table:style-name="ro1">
          <table:table-cell office:value-type="float" office:value="84544" calcext:value-type="float">
            <text:p>84544</text:p>
          </table:table-cell>
          <table:table-cell office:value-type="float" office:value="1668" calcext:value-type="float">
            <text:p>1668</text:p>
          </table:table-cell>
          <table:table-cell office:value-type="float" office:value="38.5538782" calcext:value-type="float">
            <text:p>38.5538782</text:p>
          </table:table-cell>
          <table:table-cell office:value-type="float" office:value="3259499" calcext:value-type="float">
            <text:p>3259499</text:p>
          </table:table-cell>
          <table:table-cell office:value-type="float" office:value="-31949.785" calcext:value-type="float">
            <text:p>-31949.785</text:p>
          </table:table-cell>
          <table:table-cell office:value-type="float" office:value="-31292.901" calcext:value-type="float">
            <text:p>-31292.901</text:p>
          </table:table-cell>
          <table:table-cell table:formula="of:=[.E80]-[.F80]" office:value-type="float" office:value="-656.883999999998" calcext:value-type="float">
            <text:p>-656.883999999998</text:p>
          </table:table-cell>
          <table:table-cell/>
          <table:table-cell office:value-type="float" office:value="-33151.659" calcext:value-type="float">
            <text:p>-33151.659</text:p>
          </table:table-cell>
          <table:table-cell office:value-type="float" office:value="-31292.901" calcext:value-type="float">
            <text:p>-31292.901</text:p>
          </table:table-cell>
          <table:table-cell table:formula="of:=[.I80]-[.J80]" office:value-type="float" office:value="-1858.758" calcext:value-type="float">
            <text:p>-1858.758</text:p>
          </table:table-cell>
          <table:table-cell/>
          <table:table-cell office:value-type="float" office:value="-45124.943" calcext:value-type="float">
            <text:p>-45124.943</text:p>
          </table:table-cell>
          <table:table-cell office:value-type="float" office:value="-31292.901" calcext:value-type="float">
            <text:p>-31292.901</text:p>
          </table:table-cell>
          <table:table-cell table:formula="of:=[.M80]-[.N80]" office:value-type="float" office:value="-13832.042" calcext:value-type="float">
            <text:p>-13832.042</text:p>
          </table:table-cell>
          <table:table-cell/>
          <table:table-cell office:value-type="float" office:value="-31979.267" calcext:value-type="float">
            <text:p>-31979.267</text:p>
          </table:table-cell>
          <table:table-cell office:value-type="float" office:value="-31292.901" calcext:value-type="float">
            <text:p>-31292.901</text:p>
          </table:table-cell>
          <table:table-cell table:formula="of:=[.Q80]-[.R80]" office:value-type="float" office:value="-686.365999999998" calcext:value-type="float">
            <text:p>-686.365999999998</text:p>
          </table:table-cell>
        </table:table-row>
        <table:table-row table:style-name="ro1">
          <table:table-cell office:value-type="float" office:value="81738" calcext:value-type="float">
            <text:p>81738</text:p>
          </table:table-cell>
          <table:table-cell office:value-type="float" office:value="1502" calcext:value-type="float">
            <text:p>1502</text:p>
          </table:table-cell>
          <table:table-cell office:value-type="float" office:value="39.9111871" calcext:value-type="float">
            <text:p>39.9111871</text:p>
          </table:table-cell>
          <table:table-cell office:value-type="float" office:value="3262260" calcext:value-type="float">
            <text:p>3262260</text:p>
          </table:table-cell>
          <table:table-cell office:value-type="float" office:value="-31947.741" calcext:value-type="float">
            <text:p>-31947.741</text:p>
          </table:table-cell>
          <table:table-cell office:value-type="float" office:value="-31292.901" calcext:value-type="float">
            <text:p>-31292.901</text:p>
          </table:table-cell>
          <table:table-cell table:formula="of:=[.E81]-[.F81]" office:value-type="float" office:value="-654.84" calcext:value-type="float">
            <text:p>-654.84</text:p>
          </table:table-cell>
          <table:table-cell/>
          <table:table-cell office:value-type="float" office:value="-33121.709" calcext:value-type="float">
            <text:p>-33121.709</text:p>
          </table:table-cell>
          <table:table-cell office:value-type="float" office:value="-31292.901" calcext:value-type="float">
            <text:p>-31292.901</text:p>
          </table:table-cell>
          <table:table-cell table:formula="of:=[.I81]-[.J81]" office:value-type="float" office:value="-1828.808" calcext:value-type="float">
            <text:p>-1828.808</text:p>
          </table:table-cell>
          <table:table-cell/>
          <table:table-cell office:value-type="float" office:value="-45141.738" calcext:value-type="float">
            <text:p>-45141.738</text:p>
          </table:table-cell>
          <table:table-cell office:value-type="float" office:value="-31292.901" calcext:value-type="float">
            <text:p>-31292.901</text:p>
          </table:table-cell>
          <table:table-cell table:formula="of:=[.M81]-[.N81]" office:value-type="float" office:value="-13848.837" calcext:value-type="float">
            <text:p>-13848.837</text:p>
          </table:table-cell>
          <table:table-cell/>
          <table:table-cell office:value-type="float" office:value="-31949.437" calcext:value-type="float">
            <text:p>-31949.437</text:p>
          </table:table-cell>
          <table:table-cell office:value-type="float" office:value="-31292.901" calcext:value-type="float">
            <text:p>-31292.901</text:p>
          </table:table-cell>
          <table:table-cell table:formula="of:=[.Q81]-[.R81]" office:value-type="float" office:value="-656.536" calcext:value-type="float">
            <text:p>-656.536</text:p>
          </table:table-cell>
        </table:table-row>
        <table:table-row table:style-name="ro1">
          <table:table-cell office:value-type="float" office:value="83752" calcext:value-type="float">
            <text:p>83752</text:p>
          </table:table-cell>
          <table:table-cell office:value-type="float" office:value="1845" calcext:value-type="float">
            <text:p>1845</text:p>
          </table:table-cell>
          <table:table-cell office:value-type="float" office:value="39.8664382" calcext:value-type="float">
            <text:p>39.8664382</text:p>
          </table:table-cell>
          <table:table-cell office:value-type="float" office:value="3338893" calcext:value-type="float">
            <text:p>3338893</text:p>
          </table:table-cell>
          <table:table-cell office:value-type="float" office:value="-31949.75" calcext:value-type="float">
            <text:p>-31949.75</text:p>
          </table:table-cell>
          <table:table-cell office:value-type="float" office:value="-31292.901" calcext:value-type="float">
            <text:p>-31292.901</text:p>
          </table:table-cell>
          <table:table-cell table:formula="of:=[.E82]-[.F82]" office:value-type="float" office:value="-656.848999999998" calcext:value-type="float">
            <text:p>-656.848999999998</text:p>
          </table:table-cell>
          <table:table-cell/>
          <table:table-cell office:value-type="float" office:value="-33138.205" calcext:value-type="float">
            <text:p>-33138.205</text:p>
          </table:table-cell>
          <table:table-cell office:value-type="float" office:value="-31292.901" calcext:value-type="float">
            <text:p>-31292.901</text:p>
          </table:table-cell>
          <table:table-cell table:formula="of:=[.I82]-[.J82]" office:value-type="float" office:value="-1845.304" calcext:value-type="float">
            <text:p>-1845.304</text:p>
          </table:table-cell>
          <table:table-cell/>
          <table:table-cell office:value-type="float" office:value="-45129.718" calcext:value-type="float">
            <text:p>-45129.718</text:p>
          </table:table-cell>
          <table:table-cell office:value-type="float" office:value="-31292.901" calcext:value-type="float">
            <text:p>-31292.901</text:p>
          </table:table-cell>
          <table:table-cell table:formula="of:=[.M82]-[.N82]" office:value-type="float" office:value="-13836.817" calcext:value-type="float">
            <text:p>-13836.817</text:p>
          </table:table-cell>
          <table:table-cell/>
          <table:table-cell office:value-type="float" office:value="-31962.099" calcext:value-type="float">
            <text:p>-31962.099</text:p>
          </table:table-cell>
          <table:table-cell office:value-type="float" office:value="-31292.901" calcext:value-type="float">
            <text:p>-31292.901</text:p>
          </table:table-cell>
          <table:table-cell table:formula="of:=[.Q82]-[.R82]" office:value-type="float" office:value="-669.197999999997" calcext:value-type="float">
            <text:p>-669.197999999997</text:p>
          </table:table-cell>
        </table:table-row>
        <table:table-row table:style-name="ro1">
          <table:table-cell office:value-type="float" office:value="83978" calcext:value-type="float">
            <text:p>83978</text:p>
          </table:table-cell>
          <table:table-cell office:value-type="float" office:value="1654" calcext:value-type="float">
            <text:p>1654</text:p>
          </table:table-cell>
          <table:table-cell office:value-type="float" office:value="39.4539501" calcext:value-type="float">
            <text:p>39.4539501</text:p>
          </table:table-cell>
          <table:table-cell office:value-type="float" office:value="3313263" calcext:value-type="float">
            <text:p>3313263</text:p>
          </table:table-cell>
          <table:table-cell office:value-type="float" office:value="-31947.828" calcext:value-type="float">
            <text:p>-31947.828</text:p>
          </table:table-cell>
          <table:table-cell office:value-type="float" office:value="-31292.901" calcext:value-type="float">
            <text:p>-31292.901</text:p>
          </table:table-cell>
          <table:table-cell table:formula="of:=[.E83]-[.F83]" office:value-type="float" office:value="-654.927" calcext:value-type="float">
            <text:p>-654.927</text:p>
          </table:table-cell>
          <table:table-cell/>
          <table:table-cell office:value-type="float" office:value="-33137.962" calcext:value-type="float">
            <text:p>-33137.962</text:p>
          </table:table-cell>
          <table:table-cell office:value-type="float" office:value="-31292.901" calcext:value-type="float">
            <text:p>-31292.901</text:p>
          </table:table-cell>
          <table:table-cell table:formula="of:=[.I83]-[.J83]" office:value-type="float" office:value="-1845.061" calcext:value-type="float">
            <text:p>-1845.061</text:p>
          </table:table-cell>
          <table:table-cell/>
          <table:table-cell office:value-type="float" office:value="-45133.46" calcext:value-type="float">
            <text:p>-45133.46</text:p>
          </table:table-cell>
          <table:table-cell office:value-type="float" office:value="-31292.901" calcext:value-type="float">
            <text:p>-31292.901</text:p>
          </table:table-cell>
          <table:table-cell table:formula="of:=[.M83]-[.N83]" office:value-type="float" office:value="-13840.559" calcext:value-type="float">
            <text:p>-13840.559</text:p>
          </table:table-cell>
          <table:table-cell/>
          <table:table-cell office:value-type="float" office:value="-31986.835" calcext:value-type="float">
            <text:p>-31986.835</text:p>
          </table:table-cell>
          <table:table-cell office:value-type="float" office:value="-31292.901" calcext:value-type="float">
            <text:p>-31292.901</text:p>
          </table:table-cell>
          <table:table-cell table:formula="of:=[.Q83]-[.R83]" office:value-type="float" office:value="-693.933999999998" calcext:value-type="float">
            <text:p>-693.933999999998</text:p>
          </table:table-cell>
        </table:table-row>
        <table:table-row table:style-name="ro1">
          <table:table-cell office:value-type="float" office:value="84696" calcext:value-type="float">
            <text:p>84696</text:p>
          </table:table-cell>
          <table:table-cell office:value-type="float" office:value="1311" calcext:value-type="float">
            <text:p>1311</text:p>
          </table:table-cell>
          <table:table-cell office:value-type="float" office:value="37.7606592" calcext:value-type="float">
            <text:p>37.7606592</text:p>
          </table:table-cell>
          <table:table-cell office:value-type="float" office:value="3198176" calcext:value-type="float">
            <text:p>3198176</text:p>
          </table:table-cell>
          <table:table-cell office:value-type="float" office:value="-31950.43" calcext:value-type="float">
            <text:p>-31950.43</text:p>
          </table:table-cell>
          <table:table-cell office:value-type="float" office:value="-31292.901" calcext:value-type="float">
            <text:p>-31292.901</text:p>
          </table:table-cell>
          <table:table-cell table:formula="of:=[.E84]-[.F84]" office:value-type="float" office:value="-657.528999999999" calcext:value-type="float">
            <text:p>-657.528999999999</text:p>
          </table:table-cell>
          <table:table-cell/>
          <table:table-cell office:value-type="float" office:value="-33136.296" calcext:value-type="float">
            <text:p>-33136.296</text:p>
          </table:table-cell>
          <table:table-cell office:value-type="float" office:value="-31292.901" calcext:value-type="float">
            <text:p>-31292.901</text:p>
          </table:table-cell>
          <table:table-cell table:formula="of:=[.I84]-[.J84]" office:value-type="float" office:value="-1843.395" calcext:value-type="float">
            <text:p>-1843.395</text:p>
          </table:table-cell>
          <table:table-cell/>
          <table:table-cell office:value-type="float" office:value="-45146.39" calcext:value-type="float">
            <text:p>-45146.39</text:p>
          </table:table-cell>
          <table:table-cell office:value-type="float" office:value="-31292.901" calcext:value-type="float">
            <text:p>-31292.901</text:p>
          </table:table-cell>
          <table:table-cell table:formula="of:=[.M84]-[.N84]" office:value-type="float" office:value="-13853.489" calcext:value-type="float">
            <text:p>-13853.489</text:p>
          </table:table-cell>
          <table:table-cell/>
          <table:table-cell office:value-type="float" office:value="-31976.368" calcext:value-type="float">
            <text:p>-31976.368</text:p>
          </table:table-cell>
          <table:table-cell office:value-type="float" office:value="-31292.901" calcext:value-type="float">
            <text:p>-31292.901</text:p>
          </table:table-cell>
          <table:table-cell table:formula="of:=[.Q84]-[.R84]" office:value-type="float" office:value="-683.466999999997" calcext:value-type="float">
            <text:p>-683.466999999997</text:p>
          </table:table-cell>
        </table:table-row>
        <table:table-row table:style-name="ro1">
          <table:table-cell office:value-type="float" office:value="81674" calcext:value-type="float">
            <text:p>81674</text:p>
          </table:table-cell>
          <table:table-cell office:value-type="float" office:value="1302" calcext:value-type="float">
            <text:p>1302</text:p>
          </table:table-cell>
          <table:table-cell office:value-type="float" office:value="39.6643604" calcext:value-type="float">
            <text:p>39.6643604</text:p>
          </table:table-cell>
          <table:table-cell office:value-type="float" office:value="3239546" calcext:value-type="float">
            <text:p>3239546</text:p>
          </table:table-cell>
          <table:table-cell office:value-type="float" office:value="-31950.364" calcext:value-type="float">
            <text:p>-31950.364</text:p>
          </table:table-cell>
          <table:table-cell office:value-type="float" office:value="-31292.901" calcext:value-type="float">
            <text:p>-31292.901</text:p>
          </table:table-cell>
          <table:table-cell table:formula="of:=[.E85]-[.F85]" office:value-type="float" office:value="-657.463" calcext:value-type="float">
            <text:p>-657.463</text:p>
          </table:table-cell>
          <table:table-cell/>
          <table:table-cell office:value-type="float" office:value="-33178.934" calcext:value-type="float">
            <text:p>-33178.934</text:p>
          </table:table-cell>
          <table:table-cell office:value-type="float" office:value="-31292.901" calcext:value-type="float">
            <text:p>-31292.901</text:p>
          </table:table-cell>
          <table:table-cell table:formula="of:=[.I85]-[.J85]" office:value-type="float" office:value="-1886.033" calcext:value-type="float">
            <text:p>-1886.033</text:p>
          </table:table-cell>
          <table:table-cell/>
          <table:table-cell office:value-type="float" office:value="-45132.655" calcext:value-type="float">
            <text:p>-45132.655</text:p>
          </table:table-cell>
          <table:table-cell office:value-type="float" office:value="-31292.901" calcext:value-type="float">
            <text:p>-31292.901</text:p>
          </table:table-cell>
          <table:table-cell table:formula="of:=[.M85]-[.N85]" office:value-type="float" office:value="-13839.754" calcext:value-type="float">
            <text:p>-13839.754</text:p>
          </table:table-cell>
          <table:table-cell/>
          <table:table-cell office:value-type="float" office:value="-31977.614" calcext:value-type="float">
            <text:p>-31977.614</text:p>
          </table:table-cell>
          <table:table-cell office:value-type="float" office:value="-31292.901" calcext:value-type="float">
            <text:p>-31292.901</text:p>
          </table:table-cell>
          <table:table-cell table:formula="of:=[.Q85]-[.R85]" office:value-type="float" office:value="-684.713" calcext:value-type="float">
            <text:p>-684.713</text:p>
          </table:table-cell>
        </table:table-row>
        <table:table-row table:style-name="ro1">
          <table:table-cell office:value-type="float" office:value="80425" calcext:value-type="float">
            <text:p>80425</text:p>
          </table:table-cell>
          <table:table-cell office:value-type="float" office:value="1540" calcext:value-type="float">
            <text:p>1540</text:p>
          </table:table-cell>
          <table:table-cell office:value-type="float" office:value="40.2593843" calcext:value-type="float">
            <text:p>40.2593843</text:p>
          </table:table-cell>
          <table:table-cell office:value-type="float" office:value="3237860" calcext:value-type="float">
            <text:p>3237860</text:p>
          </table:table-cell>
          <table:table-cell office:value-type="float" office:value="-31948.053" calcext:value-type="float">
            <text:p>-31948.053</text:p>
          </table:table-cell>
          <table:table-cell office:value-type="float" office:value="-31292.901" calcext:value-type="float">
            <text:p>-31292.901</text:p>
          </table:table-cell>
          <table:table-cell table:formula="of:=[.E86]-[.F86]" office:value-type="float" office:value="-655.151999999998" calcext:value-type="float">
            <text:p>-655.151999999998</text:p>
          </table:table-cell>
          <table:table-cell/>
          <table:table-cell office:value-type="float" office:value="-33148.654" calcext:value-type="float">
            <text:p>-33148.654</text:p>
          </table:table-cell>
          <table:table-cell office:value-type="float" office:value="-31292.901" calcext:value-type="float">
            <text:p>-31292.901</text:p>
          </table:table-cell>
          <table:table-cell table:formula="of:=[.I86]-[.J86]" office:value-type="float" office:value="-1855.753" calcext:value-type="float">
            <text:p>-1855.753</text:p>
          </table:table-cell>
          <table:table-cell/>
          <table:table-cell office:value-type="float" office:value="-45147.903" calcext:value-type="float">
            <text:p>-45147.903</text:p>
          </table:table-cell>
          <table:table-cell office:value-type="float" office:value="-31292.901" calcext:value-type="float">
            <text:p>-31292.901</text:p>
          </table:table-cell>
          <table:table-cell table:formula="of:=[.M86]-[.N86]" office:value-type="float" office:value="-13855.002" calcext:value-type="float">
            <text:p>-13855.002</text:p>
          </table:table-cell>
          <table:table-cell/>
          <table:table-cell office:value-type="float" office:value="-31950.045" calcext:value-type="float">
            <text:p>-31950.045</text:p>
          </table:table-cell>
          <table:table-cell office:value-type="float" office:value="-31292.901" calcext:value-type="float">
            <text:p>-31292.901</text:p>
          </table:table-cell>
          <table:table-cell table:formula="of:=[.Q86]-[.R86]" office:value-type="float" office:value="-657.143999999997" calcext:value-type="float">
            <text:p>-657.143999999997</text:p>
          </table:table-cell>
        </table:table-row>
        <table:table-row table:style-name="ro1">
          <table:table-cell office:value-type="float" office:value="81848" calcext:value-type="float">
            <text:p>81848</text:p>
          </table:table-cell>
          <table:table-cell office:value-type="float" office:value="1433" calcext:value-type="float">
            <text:p>1433</text:p>
          </table:table-cell>
          <table:table-cell office:value-type="float" office:value="39.9720208" calcext:value-type="float">
            <text:p>39.9720208</text:p>
          </table:table-cell>
          <table:table-cell office:value-type="float" office:value="3271629" calcext:value-type="float">
            <text:p>3271629</text:p>
          </table:table-cell>
          <table:table-cell office:value-type="float" office:value="-31949.802" calcext:value-type="float">
            <text:p>-31949.802</text:p>
          </table:table-cell>
          <table:table-cell office:value-type="float" office:value="-31292.901" calcext:value-type="float">
            <text:p>-31292.901</text:p>
          </table:table-cell>
          <table:table-cell table:formula="of:=[.E87]-[.F87]" office:value-type="float" office:value="-656.900999999998" calcext:value-type="float">
            <text:p>-656.900999999998</text:p>
          </table:table-cell>
          <table:table-cell/>
          <table:table-cell office:value-type="float" office:value="-33134.944" calcext:value-type="float">
            <text:p>-33134.944</text:p>
          </table:table-cell>
          <table:table-cell office:value-type="float" office:value="-31292.901" calcext:value-type="float">
            <text:p>-31292.901</text:p>
          </table:table-cell>
          <table:table-cell table:formula="of:=[.I87]-[.J87]" office:value-type="float" office:value="-1842.043" calcext:value-type="float">
            <text:p>-1842.043</text:p>
          </table:table-cell>
          <table:table-cell/>
          <table:table-cell office:value-type="float" office:value="-45152.435" calcext:value-type="float">
            <text:p>-45152.435</text:p>
          </table:table-cell>
          <table:table-cell office:value-type="float" office:value="-31292.901" calcext:value-type="float">
            <text:p>-31292.901</text:p>
          </table:table-cell>
          <table:table-cell table:formula="of:=[.M87]-[.N87]" office:value-type="float" office:value="-13859.534" calcext:value-type="float">
            <text:p>-13859.534</text:p>
          </table:table-cell>
          <table:table-cell/>
          <table:table-cell office:value-type="float" office:value="-31981.22" calcext:value-type="float">
            <text:p>-31981.22</text:p>
          </table:table-cell>
          <table:table-cell office:value-type="float" office:value="-31292.901" calcext:value-type="float">
            <text:p>-31292.901</text:p>
          </table:table-cell>
          <table:table-cell table:formula="of:=[.Q87]-[.R87]" office:value-type="float" office:value="-688.319" calcext:value-type="float">
            <text:p>-688.319</text:p>
          </table:table-cell>
        </table:table-row>
        <table:table-row table:style-name="ro1">
          <table:table-cell office:value-type="float" office:value="83681" calcext:value-type="float">
            <text:p>83681</text:p>
          </table:table-cell>
          <table:table-cell office:value-type="float" office:value="1627" calcext:value-type="float">
            <text:p>1627</text:p>
          </table:table-cell>
          <table:table-cell office:value-type="float" office:value="39.3423953" calcext:value-type="float">
            <text:p>39.3423953</text:p>
          </table:table-cell>
          <table:table-cell office:value-type="float" office:value="3292210" calcext:value-type="float">
            <text:p>3292210</text:p>
          </table:table-cell>
          <table:table-cell office:value-type="float" office:value="-31949.482" calcext:value-type="float">
            <text:p>-31949.482</text:p>
          </table:table-cell>
          <table:table-cell office:value-type="float" office:value="-31292.901" calcext:value-type="float">
            <text:p>-31292.901</text:p>
          </table:table-cell>
          <table:table-cell table:formula="of:=[.E88]-[.F88]" office:value-type="float" office:value="-656.580999999998" calcext:value-type="float">
            <text:p>-656.580999999998</text:p>
          </table:table-cell>
          <table:table-cell/>
          <table:table-cell office:value-type="float" office:value="-33114.631" calcext:value-type="float">
            <text:p>-33114.631</text:p>
          </table:table-cell>
          <table:table-cell office:value-type="float" office:value="-31292.901" calcext:value-type="float">
            <text:p>-31292.901</text:p>
          </table:table-cell>
          <table:table-cell table:formula="of:=[.I88]-[.J88]" office:value-type="float" office:value="-1821.73" calcext:value-type="float">
            <text:p>-1821.73</text:p>
          </table:table-cell>
          <table:table-cell/>
          <table:table-cell office:value-type="float" office:value="-45149.351" calcext:value-type="float">
            <text:p>-45149.351</text:p>
          </table:table-cell>
          <table:table-cell office:value-type="float" office:value="-31292.901" calcext:value-type="float">
            <text:p>-31292.901</text:p>
          </table:table-cell>
          <table:table-cell table:formula="of:=[.M88]-[.N88]" office:value-type="float" office:value="-13856.45" calcext:value-type="float">
            <text:p>-13856.45</text:p>
          </table:table-cell>
          <table:table-cell/>
          <table:table-cell office:value-type="float" office:value="-31977.773" calcext:value-type="float">
            <text:p>-31977.773</text:p>
          </table:table-cell>
          <table:table-cell office:value-type="float" office:value="-31292.901" calcext:value-type="float">
            <text:p>-31292.901</text:p>
          </table:table-cell>
          <table:table-cell table:formula="of:=[.Q88]-[.R88]" office:value-type="float" office:value="-684.871999999999" calcext:value-type="float">
            <text:p>-684.871999999999</text:p>
          </table:table-cell>
        </table:table-row>
        <table:table-row table:style-name="ro1">
          <table:table-cell office:value-type="float" office:value="85377" calcext:value-type="float">
            <text:p>85377</text:p>
          </table:table-cell>
          <table:table-cell office:value-type="float" office:value="1808" calcext:value-type="float">
            <text:p>1808</text:p>
          </table:table-cell>
          <table:table-cell office:value-type="float" office:value="38.2564614" calcext:value-type="float">
            <text:p>38.2564614</text:p>
          </table:table-cell>
          <table:table-cell office:value-type="float" office:value="3266221" calcext:value-type="float">
            <text:p>3266221</text:p>
          </table:table-cell>
          <table:table-cell office:value-type="float" office:value="-31948.736" calcext:value-type="float">
            <text:p>-31948.736</text:p>
          </table:table-cell>
          <table:table-cell office:value-type="float" office:value="-31292.901" calcext:value-type="float">
            <text:p>-31292.901</text:p>
          </table:table-cell>
          <table:table-cell table:formula="of:=[.E89]-[.F89]" office:value-type="float" office:value="-655.834999999999" calcext:value-type="float">
            <text:p>-655.834999999999</text:p>
          </table:table-cell>
          <table:table-cell/>
          <table:table-cell office:value-type="float" office:value="-33155.945" calcext:value-type="float">
            <text:p>-33155.945</text:p>
          </table:table-cell>
          <table:table-cell office:value-type="float" office:value="-31292.901" calcext:value-type="float">
            <text:p>-31292.901</text:p>
          </table:table-cell>
          <table:table-cell table:formula="of:=[.I89]-[.J89]" office:value-type="float" office:value="-1863.044" calcext:value-type="float">
            <text:p>-1863.044</text:p>
          </table:table-cell>
          <table:table-cell/>
          <table:table-cell office:value-type="float" office:value="-45123.165" calcext:value-type="float">
            <text:p>-45123.165</text:p>
          </table:table-cell>
          <table:table-cell office:value-type="float" office:value="-31292.901" calcext:value-type="float">
            <text:p>-31292.901</text:p>
          </table:table-cell>
          <table:table-cell table:formula="of:=[.M89]-[.N89]" office:value-type="float" office:value="-13830.264" calcext:value-type="float">
            <text:p>-13830.264</text:p>
          </table:table-cell>
          <table:table-cell/>
          <table:table-cell office:value-type="float" office:value="-31985.681" calcext:value-type="float">
            <text:p>-31985.681</text:p>
          </table:table-cell>
          <table:table-cell office:value-type="float" office:value="-31292.901" calcext:value-type="float">
            <text:p>-31292.901</text:p>
          </table:table-cell>
          <table:table-cell table:formula="of:=[.Q89]-[.R89]" office:value-type="float" office:value="-692.779999999999" calcext:value-type="float">
            <text:p>-692.779999999999</text:p>
          </table:table-cell>
        </table:table-row>
        <table:table-row table:style-name="ro1">
          <table:table-cell office:value-type="float" office:value="82902" calcext:value-type="float">
            <text:p>82902</text:p>
          </table:table-cell>
          <table:table-cell office:value-type="float" office:value="1647" calcext:value-type="float">
            <text:p>1647</text:p>
          </table:table-cell>
          <table:table-cell office:value-type="float" office:value="39.5859776" calcext:value-type="float">
            <text:p>39.5859776</text:p>
          </table:table-cell>
          <table:table-cell office:value-type="float" office:value="3281756" calcext:value-type="float">
            <text:p>3281756</text:p>
          </table:table-cell>
          <table:table-cell office:value-type="float" office:value="-31948.906" calcext:value-type="float">
            <text:p>-31948.906</text:p>
          </table:table-cell>
          <table:table-cell office:value-type="float" office:value="-31292.901" calcext:value-type="float">
            <text:p>-31292.901</text:p>
          </table:table-cell>
          <table:table-cell table:formula="of:=[.E90]-[.F90]" office:value-type="float" office:value="-656.004999999997" calcext:value-type="float">
            <text:p>-656.004999999997</text:p>
          </table:table-cell>
          <table:table-cell/>
          <table:table-cell office:value-type="float" office:value="-33171.624" calcext:value-type="float">
            <text:p>-33171.624</text:p>
          </table:table-cell>
          <table:table-cell office:value-type="float" office:value="-31292.901" calcext:value-type="float">
            <text:p>-31292.901</text:p>
          </table:table-cell>
          <table:table-cell table:formula="of:=[.I90]-[.J90]" office:value-type="float" office:value="-1878.723" calcext:value-type="float">
            <text:p>-1878.723</text:p>
          </table:table-cell>
          <table:table-cell/>
          <table:table-cell office:value-type="float" office:value="-45117.954" calcext:value-type="float">
            <text:p>-45117.954</text:p>
          </table:table-cell>
          <table:table-cell office:value-type="float" office:value="-31292.901" calcext:value-type="float">
            <text:p>-31292.901</text:p>
          </table:table-cell>
          <table:table-cell table:formula="of:=[.M90]-[.N90]" office:value-type="float" office:value="-13825.053" calcext:value-type="float">
            <text:p>-13825.053</text:p>
          </table:table-cell>
          <table:table-cell/>
          <table:table-cell office:value-type="float" office:value="-31962.619" calcext:value-type="float">
            <text:p>-31962.619</text:p>
          </table:table-cell>
          <table:table-cell office:value-type="float" office:value="-31292.901" calcext:value-type="float">
            <text:p>-31292.901</text:p>
          </table:table-cell>
          <table:table-cell table:formula="of:=[.Q90]-[.R90]" office:value-type="float" office:value="-669.717999999997" calcext:value-type="float">
            <text:p>-669.717999999997</text:p>
          </table:table-cell>
        </table:table-row>
        <table:table-row table:style-name="ro1">
          <table:table-cell office:value-type="float" office:value="85352" calcext:value-type="float">
            <text:p>85352</text:p>
          </table:table-cell>
          <table:table-cell office:value-type="float" office:value="1567" calcext:value-type="float">
            <text:p>1567</text:p>
          </table:table-cell>
          <table:table-cell office:value-type="float" office:value="37.9932562" calcext:value-type="float">
            <text:p>37.9932562</text:p>
          </table:table-cell>
          <table:table-cell office:value-type="float" office:value="3242800" calcext:value-type="float">
            <text:p>3242800</text:p>
          </table:table-cell>
          <table:table-cell office:value-type="float" office:value="-31948.325" calcext:value-type="float">
            <text:p>-31948.325</text:p>
          </table:table-cell>
          <table:table-cell office:value-type="float" office:value="-31292.901" calcext:value-type="float">
            <text:p>-31292.901</text:p>
          </table:table-cell>
          <table:table-cell table:formula="of:=[.E91]-[.F91]" office:value-type="float" office:value="-655.423999999999" calcext:value-type="float">
            <text:p>-655.423999999999</text:p>
          </table:table-cell>
          <table:table-cell/>
          <table:table-cell office:value-type="float" office:value="-33110.191" calcext:value-type="float">
            <text:p>-33110.191</text:p>
          </table:table-cell>
          <table:table-cell office:value-type="float" office:value="-31292.901" calcext:value-type="float">
            <text:p>-31292.901</text:p>
          </table:table-cell>
          <table:table-cell table:formula="of:=[.I91]-[.J91]" office:value-type="float" office:value="-1817.29" calcext:value-type="float">
            <text:p>-1817.29</text:p>
          </table:table-cell>
          <table:table-cell/>
          <table:table-cell office:value-type="float" office:value="-45134.729" calcext:value-type="float">
            <text:p>-45134.729</text:p>
          </table:table-cell>
          <table:table-cell office:value-type="float" office:value="-31292.901" calcext:value-type="float">
            <text:p>-31292.901</text:p>
          </table:table-cell>
          <table:table-cell table:formula="of:=[.M91]-[.N91]" office:value-type="float" office:value="-13841.828" calcext:value-type="float">
            <text:p>-13841.828</text:p>
          </table:table-cell>
          <table:table-cell/>
          <table:table-cell office:value-type="float" office:value="-31966.184" calcext:value-type="float">
            <text:p>-31966.184</text:p>
          </table:table-cell>
          <table:table-cell office:value-type="float" office:value="-31292.901" calcext:value-type="float">
            <text:p>-31292.901</text:p>
          </table:table-cell>
          <table:table-cell table:formula="of:=[.Q91]-[.R91]" office:value-type="float" office:value="-673.282999999999" calcext:value-type="float">
            <text:p>-673.282999999999</text:p>
          </table:table-cell>
        </table:table-row>
        <table:table-row table:style-name="ro1">
          <table:table-cell office:value-type="float" office:value="85451" calcext:value-type="float">
            <text:p>85451</text:p>
          </table:table-cell>
          <table:table-cell office:value-type="float" office:value="1525" calcext:value-type="float">
            <text:p>1525</text:p>
          </table:table-cell>
          <table:table-cell office:value-type="float" office:value="37.7335646" calcext:value-type="float">
            <text:p>37.7335646</text:p>
          </table:table-cell>
          <table:table-cell office:value-type="float" office:value="3224370" calcext:value-type="float">
            <text:p>3224370</text:p>
          </table:table-cell>
          <table:table-cell office:value-type="float" office:value="-31948.997" calcext:value-type="float">
            <text:p>-31948.997</text:p>
          </table:table-cell>
          <table:table-cell office:value-type="float" office:value="-31292.901" calcext:value-type="float">
            <text:p>-31292.901</text:p>
          </table:table-cell>
          <table:table-cell table:formula="of:=[.E92]-[.F92]" office:value-type="float" office:value="-656.095999999998" calcext:value-type="float">
            <text:p>-656.095999999998</text:p>
          </table:table-cell>
          <table:table-cell/>
          <table:table-cell office:value-type="float" office:value="-33153.202" calcext:value-type="float">
            <text:p>-33153.202</text:p>
          </table:table-cell>
          <table:table-cell office:value-type="float" office:value="-31292.901" calcext:value-type="float">
            <text:p>-31292.901</text:p>
          </table:table-cell>
          <table:table-cell table:formula="of:=[.I92]-[.J92]" office:value-type="float" office:value="-1860.301" calcext:value-type="float">
            <text:p>-1860.301</text:p>
          </table:table-cell>
          <table:table-cell/>
          <table:table-cell office:value-type="float" office:value="-45085.704" calcext:value-type="float">
            <text:p>-45085.704</text:p>
          </table:table-cell>
          <table:table-cell office:value-type="float" office:value="-31292.901" calcext:value-type="float">
            <text:p>-31292.901</text:p>
          </table:table-cell>
          <table:table-cell table:formula="of:=[.M92]-[.N92]" office:value-type="float" office:value="-13792.803" calcext:value-type="float">
            <text:p>-13792.803</text:p>
          </table:table-cell>
          <table:table-cell/>
          <table:table-cell office:value-type="float" office:value="-31951.112" calcext:value-type="float">
            <text:p>-31951.112</text:p>
          </table:table-cell>
          <table:table-cell office:value-type="float" office:value="-31292.901" calcext:value-type="float">
            <text:p>-31292.901</text:p>
          </table:table-cell>
          <table:table-cell table:formula="of:=[.Q92]-[.R92]" office:value-type="float" office:value="-658.210999999999" calcext:value-type="float">
            <text:p>-658.210999999999</text:p>
          </table:table-cell>
        </table:table-row>
        <table:table-row table:style-name="ro1">
          <table:table-cell office:value-type="float" office:value="82177" calcext:value-type="float">
            <text:p>82177</text:p>
          </table:table-cell>
          <table:table-cell office:value-type="float" office:value="1676" calcext:value-type="float">
            <text:p>1676</text:p>
          </table:table-cell>
          <table:table-cell office:value-type="float" office:value="39.5155208" calcext:value-type="float">
            <text:p>39.5155208</text:p>
          </table:table-cell>
          <table:table-cell office:value-type="float" office:value="3247266" calcext:value-type="float">
            <text:p>3247266</text:p>
          </table:table-cell>
          <table:table-cell office:value-type="float" office:value="-31950.062" calcext:value-type="float">
            <text:p>-31950.062</text:p>
          </table:table-cell>
          <table:table-cell office:value-type="float" office:value="-31292.901" calcext:value-type="float">
            <text:p>-31292.901</text:p>
          </table:table-cell>
          <table:table-cell table:formula="of:=[.E93]-[.F93]" office:value-type="float" office:value="-657.161" calcext:value-type="float">
            <text:p>-657.161</text:p>
          </table:table-cell>
          <table:table-cell/>
          <table:table-cell office:value-type="float" office:value="-33166.729" calcext:value-type="float">
            <text:p>-33166.729</text:p>
          </table:table-cell>
          <table:table-cell office:value-type="float" office:value="-31292.901" calcext:value-type="float">
            <text:p>-31292.901</text:p>
          </table:table-cell>
          <table:table-cell table:formula="of:=[.I93]-[.J93]" office:value-type="float" office:value="-1873.828" calcext:value-type="float">
            <text:p>-1873.828</text:p>
          </table:table-cell>
          <table:table-cell/>
          <table:table-cell office:value-type="float" office:value="-45128.499" calcext:value-type="float">
            <text:p>-45128.499</text:p>
          </table:table-cell>
          <table:table-cell office:value-type="float" office:value="-31292.901" calcext:value-type="float">
            <text:p>-31292.901</text:p>
          </table:table-cell>
          <table:table-cell table:formula="of:=[.M93]-[.N93]" office:value-type="float" office:value="-13835.598" calcext:value-type="float">
            <text:p>-13835.598</text:p>
          </table:table-cell>
          <table:table-cell/>
          <table:table-cell office:value-type="float" office:value="-31949.433" calcext:value-type="float">
            <text:p>-31949.433</text:p>
          </table:table-cell>
          <table:table-cell office:value-type="float" office:value="-31292.901" calcext:value-type="float">
            <text:p>-31292.901</text:p>
          </table:table-cell>
          <table:table-cell table:formula="of:=[.Q93]-[.R93]" office:value-type="float" office:value="-656.531999999999" calcext:value-type="float">
            <text:p>-656.531999999999</text:p>
          </table:table-cell>
        </table:table-row>
        <table:table-row table:style-name="ro1">
          <table:table-cell office:value-type="float" office:value="81876" calcext:value-type="float">
            <text:p>81876</text:p>
          </table:table-cell>
          <table:table-cell office:value-type="float" office:value="1454" calcext:value-type="float">
            <text:p>1454</text:p>
          </table:table-cell>
          <table:table-cell office:value-type="float" office:value="39.2367235" calcext:value-type="float">
            <text:p>39.2367235</text:p>
          </table:table-cell>
          <table:table-cell office:value-type="float" office:value="3212545" calcext:value-type="float">
            <text:p>3212545</text:p>
          </table:table-cell>
          <table:table-cell office:value-type="float" office:value="-31949.561" calcext:value-type="float">
            <text:p>-31949.561</text:p>
          </table:table-cell>
          <table:table-cell office:value-type="float" office:value="-31292.901" calcext:value-type="float">
            <text:p>-31292.901</text:p>
          </table:table-cell>
          <table:table-cell table:formula="of:=[.E94]-[.F94]" office:value-type="float" office:value="-656.66" calcext:value-type="float">
            <text:p>-656.66</text:p>
          </table:table-cell>
          <table:table-cell/>
          <table:table-cell office:value-type="float" office:value="-33138.174" calcext:value-type="float">
            <text:p>-33138.174</text:p>
          </table:table-cell>
          <table:table-cell office:value-type="float" office:value="-31292.901" calcext:value-type="float">
            <text:p>-31292.901</text:p>
          </table:table-cell>
          <table:table-cell table:formula="of:=[.I94]-[.J94]" office:value-type="float" office:value="-1845.273" calcext:value-type="float">
            <text:p>-1845.273</text:p>
          </table:table-cell>
          <table:table-cell/>
          <table:table-cell office:value-type="float" office:value="-45161.851" calcext:value-type="float">
            <text:p>-45161.851</text:p>
          </table:table-cell>
          <table:table-cell office:value-type="float" office:value="-31292.901" calcext:value-type="float">
            <text:p>-31292.901</text:p>
          </table:table-cell>
          <table:table-cell table:formula="of:=[.M94]-[.N94]" office:value-type="float" office:value="-13868.95" calcext:value-type="float">
            <text:p>-13868.95</text:p>
          </table:table-cell>
          <table:table-cell/>
          <table:table-cell office:value-type="float" office:value="-31983.833" calcext:value-type="float">
            <text:p>-31983.833</text:p>
          </table:table-cell>
          <table:table-cell office:value-type="float" office:value="-31292.901" calcext:value-type="float">
            <text:p>-31292.901</text:p>
          </table:table-cell>
          <table:table-cell table:formula="of:=[.Q94]-[.R94]" office:value-type="float" office:value="-690.931999999997" calcext:value-type="float">
            <text:p>-690.931999999997</text:p>
          </table:table-cell>
        </table:table-row>
        <table:table-row table:style-name="ro1">
          <table:table-cell office:value-type="float" office:value="83180" calcext:value-type="float">
            <text:p>83180</text:p>
          </table:table-cell>
          <table:table-cell office:value-type="float" office:value="1637" calcext:value-type="float">
            <text:p>1637</text:p>
          </table:table-cell>
          <table:table-cell office:value-type="float" office:value="39.8868205" calcext:value-type="float">
            <text:p>39.8868205</text:p>
          </table:table-cell>
          <table:table-cell office:value-type="float" office:value="3317785" calcext:value-type="float">
            <text:p>3317785</text:p>
          </table:table-cell>
          <table:table-cell office:value-type="float" office:value="-31950.679" calcext:value-type="float">
            <text:p>-31950.679</text:p>
          </table:table-cell>
          <table:table-cell office:value-type="float" office:value="-31292.901" calcext:value-type="float">
            <text:p>-31292.901</text:p>
          </table:table-cell>
          <table:table-cell table:formula="of:=[.E95]-[.F95]" office:value-type="float" office:value="-657.777999999998" calcext:value-type="float">
            <text:p>-657.777999999998</text:p>
          </table:table-cell>
          <table:table-cell/>
          <table:table-cell office:value-type="float" office:value="-33132.045" calcext:value-type="float">
            <text:p>-33132.045</text:p>
          </table:table-cell>
          <table:table-cell office:value-type="float" office:value="-31292.901" calcext:value-type="float">
            <text:p>-31292.901</text:p>
          </table:table-cell>
          <table:table-cell table:formula="of:=[.I95]-[.J95]" office:value-type="float" office:value="-1839.144" calcext:value-type="float">
            <text:p>-1839.144</text:p>
          </table:table-cell>
          <table:table-cell/>
          <table:table-cell office:value-type="float" office:value="-45122.568" calcext:value-type="float">
            <text:p>-45122.568</text:p>
          </table:table-cell>
          <table:table-cell office:value-type="float" office:value="-31292.901" calcext:value-type="float">
            <text:p>-31292.901</text:p>
          </table:table-cell>
          <table:table-cell table:formula="of:=[.M95]-[.N95]" office:value-type="float" office:value="-13829.667" calcext:value-type="float">
            <text:p>-13829.667</text:p>
          </table:table-cell>
          <table:table-cell/>
          <table:table-cell office:value-type="float" office:value="-31978.589" calcext:value-type="float">
            <text:p>-31978.589</text:p>
          </table:table-cell>
          <table:table-cell office:value-type="float" office:value="-31292.901" calcext:value-type="float">
            <text:p>-31292.901</text:p>
          </table:table-cell>
          <table:table-cell table:formula="of:=[.Q95]-[.R95]" office:value-type="float" office:value="-685.687999999998" calcext:value-type="float">
            <text:p>-685.687999999998</text:p>
          </table:table-cell>
        </table:table-row>
        <table:table-row table:style-name="ro1">
          <table:table-cell office:value-type="float" office:value="80847" calcext:value-type="float">
            <text:p>80847</text:p>
          </table:table-cell>
          <table:table-cell office:value-type="float" office:value="1263" calcext:value-type="float">
            <text:p>1263</text:p>
          </table:table-cell>
          <table:table-cell office:value-type="float" office:value="39.7160152" calcext:value-type="float">
            <text:p>39.7160152</text:p>
          </table:table-cell>
          <table:table-cell office:value-type="float" office:value="3210920" calcext:value-type="float">
            <text:p>3210920</text:p>
          </table:table-cell>
          <table:table-cell office:value-type="float" office:value="-31950.227" calcext:value-type="float">
            <text:p>-31950.227</text:p>
          </table:table-cell>
          <table:table-cell office:value-type="float" office:value="-31292.901" calcext:value-type="float">
            <text:p>-31292.901</text:p>
          </table:table-cell>
          <table:table-cell table:formula="of:=[.E96]-[.F96]" office:value-type="float" office:value="-657.325999999997" calcext:value-type="float">
            <text:p>-657.325999999997</text:p>
          </table:table-cell>
          <table:table-cell/>
          <table:table-cell office:value-type="float" office:value="-33161.27" calcext:value-type="float">
            <text:p>-33161.27</text:p>
          </table:table-cell>
          <table:table-cell office:value-type="float" office:value="-31292.901" calcext:value-type="float">
            <text:p>-31292.901</text:p>
          </table:table-cell>
          <table:table-cell table:formula="of:=[.I96]-[.J96]" office:value-type="float" office:value="-1868.369" calcext:value-type="float">
            <text:p>-1868.369</text:p>
          </table:table-cell>
          <table:table-cell/>
          <table:table-cell office:value-type="float" office:value="-45146.178" calcext:value-type="float">
            <text:p>-45146.178</text:p>
          </table:table-cell>
          <table:table-cell office:value-type="float" office:value="-31292.901" calcext:value-type="float">
            <text:p>-31292.901</text:p>
          </table:table-cell>
          <table:table-cell table:formula="of:=[.M96]-[.N96]" office:value-type="float" office:value="-13853.277" calcext:value-type="float">
            <text:p>-13853.277</text:p>
          </table:table-cell>
          <table:table-cell/>
          <table:table-cell office:value-type="float" office:value="-31964.322" calcext:value-type="float">
            <text:p>-31964.322</text:p>
          </table:table-cell>
          <table:table-cell office:value-type="float" office:value="-31292.901" calcext:value-type="float">
            <text:p>-31292.901</text:p>
          </table:table-cell>
          <table:table-cell table:formula="of:=[.Q96]-[.R96]" office:value-type="float" office:value="-671.420999999998" calcext:value-type="float">
            <text:p>-671.420999999998</text:p>
          </table:table-cell>
        </table:table-row>
        <table:table-row table:style-name="ro1">
          <table:table-cell office:value-type="float" office:value="82575" calcext:value-type="float">
            <text:p>82575</text:p>
          </table:table-cell>
          <table:table-cell office:value-type="float" office:value="1629" calcext:value-type="float">
            <text:p>1629</text:p>
          </table:table-cell>
          <table:table-cell office:value-type="float" office:value="40.1043941" calcext:value-type="float">
            <text:p>40.1043941</text:p>
          </table:table-cell>
          <table:table-cell office:value-type="float" office:value="3311620" calcext:value-type="float">
            <text:p>3311620</text:p>
          </table:table-cell>
          <table:table-cell office:value-type="float" office:value="-31947.408" calcext:value-type="float">
            <text:p>-31947.408</text:p>
          </table:table-cell>
          <table:table-cell office:value-type="float" office:value="-31292.901" calcext:value-type="float">
            <text:p>-31292.901</text:p>
          </table:table-cell>
          <table:table-cell table:formula="of:=[.E97]-[.F97]" office:value-type="float" office:value="-654.506999999998" calcext:value-type="float">
            <text:p>-654.506999999998</text:p>
          </table:table-cell>
          <table:table-cell/>
          <table:table-cell office:value-type="float" office:value="-33133.542" calcext:value-type="float">
            <text:p>-33133.542</text:p>
          </table:table-cell>
          <table:table-cell office:value-type="float" office:value="-31292.901" calcext:value-type="float">
            <text:p>-31292.901</text:p>
          </table:table-cell>
          <table:table-cell table:formula="of:=[.I97]-[.J97]" office:value-type="float" office:value="-1840.641" calcext:value-type="float">
            <text:p>-1840.641</text:p>
          </table:table-cell>
          <table:table-cell/>
          <table:table-cell office:value-type="float" office:value="-45141.925" calcext:value-type="float">
            <text:p>-45141.925</text:p>
          </table:table-cell>
          <table:table-cell office:value-type="float" office:value="-31292.901" calcext:value-type="float">
            <text:p>-31292.901</text:p>
          </table:table-cell>
          <table:table-cell table:formula="of:=[.M97]-[.N97]" office:value-type="float" office:value="-13849.024" calcext:value-type="float">
            <text:p>-13849.024</text:p>
          </table:table-cell>
          <table:table-cell/>
          <table:table-cell office:value-type="float" office:value="-31972.747" calcext:value-type="float">
            <text:p>-31972.747</text:p>
          </table:table-cell>
          <table:table-cell office:value-type="float" office:value="-31292.901" calcext:value-type="float">
            <text:p>-31292.901</text:p>
          </table:table-cell>
          <table:table-cell table:formula="of:=[.Q97]-[.R97]" office:value-type="float" office:value="-679.845999999998" calcext:value-type="float">
            <text:p>-679.845999999998</text:p>
          </table:table-cell>
        </table:table-row>
        <table:table-row table:style-name="ro1">
          <table:table-cell office:value-type="float" office:value="83025" calcext:value-type="float">
            <text:p>83025</text:p>
          </table:table-cell>
          <table:table-cell office:value-type="float" office:value="1290" calcext:value-type="float">
            <text:p>1290</text:p>
          </table:table-cell>
          <table:table-cell office:value-type="float" office:value="38.9011262" calcext:value-type="float">
            <text:p>38.9011262</text:p>
          </table:table-cell>
          <table:table-cell office:value-type="float" office:value="3229766" calcext:value-type="float">
            <text:p>3229766</text:p>
          </table:table-cell>
          <table:table-cell office:value-type="float" office:value="-31947.291" calcext:value-type="float">
            <text:p>-31947.291</text:p>
          </table:table-cell>
          <table:table-cell office:value-type="float" office:value="-31292.901" calcext:value-type="float">
            <text:p>-31292.901</text:p>
          </table:table-cell>
          <table:table-cell table:formula="of:=[.E98]-[.F98]" office:value-type="float" office:value="-654.389999999999" calcext:value-type="float">
            <text:p>-654.389999999999</text:p>
          </table:table-cell>
          <table:table-cell/>
          <table:table-cell office:value-type="float" office:value="-33096.544" calcext:value-type="float">
            <text:p>-33096.544</text:p>
          </table:table-cell>
          <table:table-cell office:value-type="float" office:value="-31292.901" calcext:value-type="float">
            <text:p>-31292.901</text:p>
          </table:table-cell>
          <table:table-cell table:formula="of:=[.I98]-[.J98]" office:value-type="float" office:value="-1803.643" calcext:value-type="float">
            <text:p>-1803.643</text:p>
          </table:table-cell>
          <table:table-cell/>
          <table:table-cell office:value-type="float" office:value="-45141.76" calcext:value-type="float">
            <text:p>-45141.76</text:p>
          </table:table-cell>
          <table:table-cell office:value-type="float" office:value="-31292.901" calcext:value-type="float">
            <text:p>-31292.901</text:p>
          </table:table-cell>
          <table:table-cell table:formula="of:=[.M98]-[.N98]" office:value-type="float" office:value="-13848.859" calcext:value-type="float">
            <text:p>-13848.859</text:p>
          </table:table-cell>
          <table:table-cell/>
          <table:table-cell office:value-type="float" office:value="-31952.84" calcext:value-type="float">
            <text:p>-31952.84</text:p>
          </table:table-cell>
          <table:table-cell office:value-type="float" office:value="-31292.901" calcext:value-type="float">
            <text:p>-31292.901</text:p>
          </table:table-cell>
          <table:table-cell table:formula="of:=[.Q98]-[.R98]" office:value-type="float" office:value="-659.938999999998" calcext:value-type="float">
            <text:p>-659.938999999998</text:p>
          </table:table-cell>
        </table:table-row>
        <table:table-row table:style-name="ro1">
          <table:table-cell office:value-type="float" office:value="81682" calcext:value-type="float">
            <text:p>81682</text:p>
          </table:table-cell>
          <table:table-cell office:value-type="float" office:value="1525" calcext:value-type="float">
            <text:p>1525</text:p>
          </table:table-cell>
          <table:table-cell office:value-type="float" office:value="39.6775957" calcext:value-type="float">
            <text:p>39.6775957</text:p>
          </table:table-cell>
          <table:table-cell office:value-type="float" office:value="3240945" calcext:value-type="float">
            <text:p>3240945</text:p>
          </table:table-cell>
          <table:table-cell office:value-type="float" office:value="-31951.877" calcext:value-type="float">
            <text:p>-31951.877</text:p>
          </table:table-cell>
          <table:table-cell office:value-type="float" office:value="-31292.901" calcext:value-type="float">
            <text:p>-31292.901</text:p>
          </table:table-cell>
          <table:table-cell table:formula="of:=[.E99]-[.F99]" office:value-type="float" office:value="-658.975999999999" calcext:value-type="float">
            <text:p>-658.975999999999</text:p>
          </table:table-cell>
          <table:table-cell/>
          <table:table-cell office:value-type="float" office:value="-33138.78" calcext:value-type="float">
            <text:p>-33138.78</text:p>
          </table:table-cell>
          <table:table-cell office:value-type="float" office:value="-31292.901" calcext:value-type="float">
            <text:p>-31292.901</text:p>
          </table:table-cell>
          <table:table-cell table:formula="of:=[.I99]-[.J99]" office:value-type="float" office:value="-1845.879" calcext:value-type="float">
            <text:p>-1845.879</text:p>
          </table:table-cell>
          <table:table-cell/>
          <table:table-cell office:value-type="float" office:value="-45087.972" calcext:value-type="float">
            <text:p>-45087.972</text:p>
          </table:table-cell>
          <table:table-cell office:value-type="float" office:value="-31292.901" calcext:value-type="float">
            <text:p>-31292.901</text:p>
          </table:table-cell>
          <table:table-cell table:formula="of:=[.M99]-[.N99]" office:value-type="float" office:value="-13795.071" calcext:value-type="float">
            <text:p>-13795.071</text:p>
          </table:table-cell>
          <table:table-cell/>
          <table:table-cell office:value-type="float" office:value="-31972.315" calcext:value-type="float">
            <text:p>-31972.315</text:p>
          </table:table-cell>
          <table:table-cell office:value-type="float" office:value="-31292.901" calcext:value-type="float">
            <text:p>-31292.901</text:p>
          </table:table-cell>
          <table:table-cell table:formula="of:=[.Q99]-[.R99]" office:value-type="float" office:value="-679.413999999997" calcext:value-type="float">
            <text:p>-679.413999999997</text:p>
          </table:table-cell>
        </table:table-row>
        <table:table-row table:style-name="ro1">
          <table:table-cell office:value-type="float" office:value="83137" calcext:value-type="float">
            <text:p>83137</text:p>
          </table:table-cell>
          <table:table-cell office:value-type="float" office:value="1593" calcext:value-type="float">
            <text:p>1593</text:p>
          </table:table-cell>
          <table:table-cell office:value-type="float" office:value="39.6298972" calcext:value-type="float">
            <text:p>39.6298972</text:p>
          </table:table-cell>
          <table:table-cell office:value-type="float" office:value="3294710" calcext:value-type="float">
            <text:p>3294710</text:p>
          </table:table-cell>
          <table:table-cell office:value-type="float" office:value="-31947.448" calcext:value-type="float">
            <text:p>-31947.448</text:p>
          </table:table-cell>
          <table:table-cell office:value-type="float" office:value="-31292.901" calcext:value-type="float">
            <text:p>-31292.901</text:p>
          </table:table-cell>
          <table:table-cell table:formula="of:=[.E100]-[.F100]" office:value-type="float" office:value="-654.546999999999" calcext:value-type="float">
            <text:p>-654.546999999999</text:p>
          </table:table-cell>
          <table:table-cell/>
          <table:table-cell office:value-type="float" office:value="-33175.886" calcext:value-type="float">
            <text:p>-33175.886</text:p>
          </table:table-cell>
          <table:table-cell office:value-type="float" office:value="-31292.901" calcext:value-type="float">
            <text:p>-31292.901</text:p>
          </table:table-cell>
          <table:table-cell table:formula="of:=[.I100]-[.J100]" office:value-type="float" office:value="-1882.985" calcext:value-type="float">
            <text:p>-1882.985</text:p>
          </table:table-cell>
          <table:table-cell/>
          <table:table-cell office:value-type="float" office:value="-45070.006" calcext:value-type="float">
            <text:p>-45070.006</text:p>
          </table:table-cell>
          <table:table-cell office:value-type="float" office:value="-31292.901" calcext:value-type="float">
            <text:p>-31292.901</text:p>
          </table:table-cell>
          <table:table-cell table:formula="of:=[.M100]-[.N100]" office:value-type="float" office:value="-13777.105" calcext:value-type="float">
            <text:p>-13777.105</text:p>
          </table:table-cell>
          <table:table-cell/>
          <table:table-cell office:value-type="float" office:value="-31962.755" calcext:value-type="float">
            <text:p>-31962.755</text:p>
          </table:table-cell>
          <table:table-cell office:value-type="float" office:value="-31292.901" calcext:value-type="float">
            <text:p>-31292.901</text:p>
          </table:table-cell>
          <table:table-cell table:formula="of:=[.Q100]-[.R100]" office:value-type="float" office:value="-669.853999999999" calcext:value-type="float">
            <text:p>-669.853999999999</text:p>
          </table:table-cell>
        </table:table-row>
        <table:table-row table:style-name="ro1">
          <table:table-cell office:value-type="float" office:value="83247" calcext:value-type="float">
            <text:p>83247</text:p>
          </table:table-cell>
          <table:table-cell office:value-type="float" office:value="1446" calcext:value-type="float">
            <text:p>1446</text:p>
          </table:table-cell>
          <table:table-cell office:value-type="float" office:value="39.2843712" calcext:value-type="float">
            <text:p>39.2843712</text:p>
          </table:table-cell>
          <table:table-cell office:value-type="float" office:value="3270306" calcext:value-type="float">
            <text:p>3270306</text:p>
          </table:table-cell>
          <table:table-cell office:value-type="float" office:value="-31948.201" calcext:value-type="float">
            <text:p>-31948.201</text:p>
          </table:table-cell>
          <table:table-cell office:value-type="float" office:value="-31292.901" calcext:value-type="float">
            <text:p>-31292.901</text:p>
          </table:table-cell>
          <table:table-cell table:formula="of:=[.E101]-[.F101]" office:value-type="float" office:value="-655.299999999999" calcext:value-type="float">
            <text:p>-655.299999999999</text:p>
          </table:table-cell>
          <table:table-cell/>
          <table:table-cell office:value-type="float" office:value="-33151.283" calcext:value-type="float">
            <text:p>-33151.283</text:p>
          </table:table-cell>
          <table:table-cell office:value-type="float" office:value="-31292.901" calcext:value-type="float">
            <text:p>-31292.901</text:p>
          </table:table-cell>
          <table:table-cell table:formula="of:=[.I101]-[.J101]" office:value-type="float" office:value="-1858.382" calcext:value-type="float">
            <text:p>-1858.382</text:p>
          </table:table-cell>
          <table:table-cell/>
          <table:table-cell office:value-type="float" office:value="-45137.161" calcext:value-type="float">
            <text:p>-45137.161</text:p>
          </table:table-cell>
          <table:table-cell office:value-type="float" office:value="-31292.901" calcext:value-type="float">
            <text:p>-31292.901</text:p>
          </table:table-cell>
          <table:table-cell table:formula="of:=[.M101]-[.N101]" office:value-type="float" office:value="-13844.26" calcext:value-type="float">
            <text:p>-13844.26</text:p>
          </table:table-cell>
          <table:table-cell/>
          <table:table-cell office:value-type="float" office:value="-31975.416" calcext:value-type="float">
            <text:p>-31975.416</text:p>
          </table:table-cell>
          <table:table-cell office:value-type="float" office:value="-31292.901" calcext:value-type="float">
            <text:p>-31292.901</text:p>
          </table:table-cell>
          <table:table-cell table:formula="of:=[.Q101]-[.R101]" office:value-type="float" office:value="-682.514999999999" calcext:value-type="float">
            <text:p>-682.514999999999</text:p>
          </table:table-cell>
        </table:table-row>
        <table:table-row table:style-name="ro1">
          <table:table-cell office:value-type="float" office:value="84666" calcext:value-type="float">
            <text:p>84666</text:p>
          </table:table-cell>
          <table:table-cell office:value-type="float" office:value="1567" calcext:value-type="float">
            <text:p>1567</text:p>
          </table:table-cell>
          <table:table-cell office:value-type="float" office:value="37.8191465" calcext:value-type="float">
            <text:p>37.8191465</text:p>
          </table:table-cell>
          <table:table-cell office:value-type="float" office:value="3201995" calcext:value-type="float">
            <text:p>3201995</text:p>
          </table:table-cell>
          <table:table-cell office:value-type="float" office:value="-31945.866" calcext:value-type="float">
            <text:p>-31945.866</text:p>
          </table:table-cell>
          <table:table-cell office:value-type="float" office:value="-31292.901" calcext:value-type="float">
            <text:p>-31292.901</text:p>
          </table:table-cell>
          <table:table-cell table:formula="of:=[.E102]-[.F102]" office:value-type="float" office:value="-652.965" calcext:value-type="float">
            <text:p>-652.965</text:p>
          </table:table-cell>
          <table:table-cell/>
          <table:table-cell office:value-type="float" office:value="-33144.34" calcext:value-type="float">
            <text:p>-33144.34</text:p>
          </table:table-cell>
          <table:table-cell office:value-type="float" office:value="-31292.901" calcext:value-type="float">
            <text:p>-31292.901</text:p>
          </table:table-cell>
          <table:table-cell table:formula="of:=[.I102]-[.J102]" office:value-type="float" office:value="-1851.439" calcext:value-type="float">
            <text:p>-1851.439</text:p>
          </table:table-cell>
          <table:table-cell/>
          <table:table-cell office:value-type="float" office:value="-45057.092" calcext:value-type="float">
            <text:p>-45057.092</text:p>
          </table:table-cell>
          <table:table-cell office:value-type="float" office:value="-31292.901" calcext:value-type="float">
            <text:p>-31292.901</text:p>
          </table:table-cell>
          <table:table-cell table:formula="of:=[.M102]-[.N102]" office:value-type="float" office:value="-13764.191" calcext:value-type="float">
            <text:p>-13764.191</text:p>
          </table:table-cell>
          <table:table-cell/>
          <table:table-cell office:value-type="float" office:value="-31980.852" calcext:value-type="float">
            <text:p>-31980.852</text:p>
          </table:table-cell>
          <table:table-cell office:value-type="float" office:value="-31292.901" calcext:value-type="float">
            <text:p>-31292.901</text:p>
          </table:table-cell>
          <table:table-cell table:formula="of:=[.Q102]-[.R102]" office:value-type="float" office:value="-687.950999999997" calcext:value-type="float">
            <text:p>-687.950999999997</text:p>
          </table:table-cell>
        </table:table-row>
        <table:table-row table:style-name="ro1">
          <table:table-cell table:formula="of:=MAX([.A3:.A102])" office:value-type="float" office:value="85513" calcext:value-type="float">
            <text:p>85513</text:p>
          </table:table-cell>
          <table:table-cell table:formula="of:=MAX([.B3:.B102])" office:value-type="float" office:value="1898" calcext:value-type="float">
            <text:p>1898</text:p>
          </table:table-cell>
          <table:table-cell table:formula="of:=MAX([.C3:.C102])" office:value-type="float" office:value="41.3674005" calcext:value-type="float">
            <text:p>41.3674005</text:p>
          </table:table-cell>
          <table:table-cell table:formula="of:=MAX([.D3:.D102])" office:value-type="float" office:value="3344194" calcext:value-type="float">
            <text:p>3344194</text:p>
          </table:table-cell>
          <table:table-cell table:formula="of:=MAX([.E3:.E102])" office:value-type="float" office:value="-31945.198" calcext:value-type="float">
            <text:p>-31945.198</text:p>
          </table:table-cell>
          <table:table-cell table:formula="of:=MAX([.F3:.F102])" office:value-type="float" office:value="-31292.901" calcext:value-type="float">
            <text:p>-31292.901</text:p>
          </table:table-cell>
          <table:table-cell table:formula="of:=MAX([.G3:.G102])" office:value-type="float" office:value="-652.296999999999" calcext:value-type="float">
            <text:p>-652.296999999999</text:p>
          </table:table-cell>
          <table:table-cell table:style-name="ce1" office:value-type="string" calcext:value-type="string">
            <text:p>Max</text:p>
          </table:table-cell>
          <table:table-cell table:formula="of:=MAX([.I3:.I102])" office:value-type="float" office:value="-33074.242" calcext:value-type="float">
            <text:p>-33074.242</text:p>
          </table:table-cell>
          <table:table-cell table:formula="of:=MAX([.J3:.J102])" office:value-type="float" office:value="-31292.901" calcext:value-type="float">
            <text:p>-31292.901</text:p>
          </table:table-cell>
          <table:table-cell table:formula="of:=MAX([.K3:.K102])" office:value-type="float" office:value="-1781.341" calcext:value-type="float">
            <text:p>-1781.341</text:p>
          </table:table-cell>
          <table:table-cell table:style-name="ce1" office:value-type="string" calcext:value-type="string">
            <text:p>Max</text:p>
          </table:table-cell>
          <table:table-cell table:formula="of:=MAX([.M3:.M102])" office:value-type="float" office:value="-45057.092" calcext:value-type="float">
            <text:p>-45057.092</text:p>
          </table:table-cell>
          <table:table-cell table:formula="of:=MAX([.N3:.N102])" office:value-type="float" office:value="-31292.901" calcext:value-type="float">
            <text:p>-31292.901</text:p>
          </table:table-cell>
          <table:table-cell table:formula="of:=MAX([.O3:.O102])" office:value-type="float" office:value="-13764.191" calcext:value-type="float">
            <text:p>-13764.191</text:p>
          </table:table-cell>
          <table:table-cell table:style-name="ce1" office:value-type="string" calcext:value-type="string">
            <text:p>Max</text:p>
          </table:table-cell>
          <table:table-cell table:formula="of:=MAX([.Q3:.Q102])" office:value-type="float" office:value="-31947.779" calcext:value-type="float">
            <text:p>-31947.779</text:p>
          </table:table-cell>
          <table:table-cell table:formula="of:=MAX([.R3:.R102])" office:value-type="float" office:value="-31292.901" calcext:value-type="float">
            <text:p>-31292.901</text:p>
          </table:table-cell>
          <table:table-cell table:formula="of:=MAX([.S3:.S102])" office:value-type="float" office:value="-654.877999999997" calcext:value-type="float">
            <text:p>-654.877999999997</text:p>
          </table:table-cell>
        </table:table-row>
        <table:table-row table:style-name="ro1">
          <table:table-cell table:formula="of:=AVERAGE([.A3:.A102])" office:value-type="float" office:value="82721.48" calcext:value-type="float">
            <text:p>82721.48</text:p>
          </table:table-cell>
          <table:table-cell table:formula="of:=AVERAGE([.B3:.B102])" office:value-type="float" office:value="1515.87" calcext:value-type="float">
            <text:p>1515.87</text:p>
          </table:table-cell>
          <table:table-cell table:formula="of:=AVERAGE([.C3:.C102])" office:value-type="float" office:value="39.101577775" calcext:value-type="float">
            <text:p>39.101577775</text:p>
          </table:table-cell>
          <table:table-cell table:formula="of:=AVERAGE([.D3:.D102])" office:value-type="float" office:value="3233656.13" calcext:value-type="float">
            <text:p>3233656.13</text:p>
          </table:table-cell>
          <table:table-cell table:formula="of:=AVERAGE([.E3:.E102])" office:value-type="float" office:value="-31949.17549" calcext:value-type="float">
            <text:p>-31949.17549</text:p>
          </table:table-cell>
          <table:table-cell table:formula="of:=AVERAGE([.F3:.F102])" office:value-type="float" office:value="-31292.901" calcext:value-type="float">
            <text:p>-31292.901</text:p>
          </table:table-cell>
          <table:table-cell table:formula="of:=AVERAGE([.G3:.G102])" office:value-type="float" office:value="-656.274489999998" calcext:value-type="float">
            <text:p>-656.274489999998</text:p>
          </table:table-cell>
          <table:table-cell table:style-name="ce1" office:value-type="string" calcext:value-type="string">
            <text:p>Ave</text:p>
          </table:table-cell>
          <table:table-cell table:formula="of:=AVERAGE([.I3:.I102])" office:value-type="float" office:value="-33141.83147" calcext:value-type="float">
            <text:p>-33141.83147</text:p>
          </table:table-cell>
          <table:table-cell table:formula="of:=AVERAGE([.J3:.J102])" office:value-type="float" office:value="-31292.901" calcext:value-type="float">
            <text:p>-31292.901</text:p>
          </table:table-cell>
          <table:table-cell table:formula="of:=AVERAGE([.K3:.K102])" office:value-type="float" office:value="-1848.93047" calcext:value-type="float">
            <text:p>-1848.93047</text:p>
          </table:table-cell>
          <table:table-cell table:style-name="ce1" office:value-type="string" calcext:value-type="string">
            <text:p>Ave</text:p>
          </table:table-cell>
          <table:table-cell table:formula="of:=AVERAGE([.M3:.M102])" office:value-type="float" office:value="-45131.93912" calcext:value-type="float">
            <text:p>-45131.93912</text:p>
          </table:table-cell>
          <table:table-cell table:formula="of:=AVERAGE([.N3:.N102])" office:value-type="float" office:value="-31292.901" calcext:value-type="float">
            <text:p>-31292.901</text:p>
          </table:table-cell>
          <table:table-cell table:formula="of:=AVERAGE([.O3:.O102])" office:value-type="float" office:value="-13839.03812" calcext:value-type="float">
            <text:p>-13839.03812</text:p>
          </table:table-cell>
          <table:table-cell table:style-name="ce1" office:value-type="string" calcext:value-type="string">
            <text:p>Ave</text:p>
          </table:table-cell>
          <table:table-cell table:formula="of:=AVERAGE([.Q3:.Q102])" office:value-type="float" office:value="-31967.38408" calcext:value-type="float">
            <text:p>-31967.38408</text:p>
          </table:table-cell>
          <table:table-cell table:formula="of:=AVERAGE([.R3:.R102])" office:value-type="float" office:value="-31292.901" calcext:value-type="float">
            <text:p>-31292.901</text:p>
          </table:table-cell>
          <table:table-cell table:formula="of:=AVERAGE([.S3:.S102])" office:value-type="float" office:value="-674.483079999998" calcext:value-type="float">
            <text:p>-674.483079999998</text:p>
          </table:table-cell>
        </table:table-row>
        <table:table-row table:style-name="ro1">
          <table:table-cell table:formula="of:=MIN([.A3:.A102])" office:value-type="float" office:value="80222" calcext:value-type="float">
            <text:p>80222</text:p>
          </table:table-cell>
          <table:table-cell table:formula="of:=MIN([.B3:.B102])" office:value-type="float" office:value="1126" calcext:value-type="float">
            <text:p>1126</text:p>
          </table:table-cell>
          <table:table-cell table:formula="of:=MIN([.C3:.C102])" office:value-type="float" office:value="36.7316961" calcext:value-type="float">
            <text:p>36.7316961</text:p>
          </table:table-cell>
          <table:table-cell table:formula="of:=MIN([.D3:.D102])" office:value-type="float" office:value="3102610" calcext:value-type="float">
            <text:p>3102610</text:p>
          </table:table-cell>
          <table:table-cell table:formula="of:=MIN([.E3:.E102])" office:value-type="float" office:value="-31951.877" calcext:value-type="float">
            <text:p>-31951.877</text:p>
          </table:table-cell>
          <table:table-cell table:formula="of:=MIN([.F3:.F102])" office:value-type="float" office:value="-31292.901" calcext:value-type="float">
            <text:p>-31292.901</text:p>
          </table:table-cell>
          <table:table-cell table:formula="of:=MIN([.G3:.G102])" office:value-type="float" office:value="-658.975999999999" calcext:value-type="float">
            <text:p>-658.975999999999</text:p>
          </table:table-cell>
          <table:table-cell table:style-name="ce1" office:value-type="string" calcext:value-type="string">
            <text:p>Min</text:p>
          </table:table-cell>
          <table:table-cell table:formula="of:=MIN([.I3:.I102])" office:value-type="float" office:value="-33215.629" calcext:value-type="float">
            <text:p>-33215.629</text:p>
          </table:table-cell>
          <table:table-cell table:formula="of:=MIN([.J3:.J102])" office:value-type="float" office:value="-31292.901" calcext:value-type="float">
            <text:p>-31292.901</text:p>
          </table:table-cell>
          <table:table-cell table:formula="of:=MIN([.K3:.K102])" office:value-type="float" office:value="-1922.728" calcext:value-type="float">
            <text:p>-1922.728</text:p>
          </table:table-cell>
          <table:table-cell table:style-name="ce1" office:value-type="string" calcext:value-type="string">
            <text:p>Min</text:p>
          </table:table-cell>
          <table:table-cell table:formula="of:=MIN([.M3:.M102])" office:value-type="float" office:value="-45173.732" calcext:value-type="float">
            <text:p>-45173.732</text:p>
          </table:table-cell>
          <table:table-cell table:formula="of:=MIN([.N3:.N102])" office:value-type="float" office:value="-31292.901" calcext:value-type="float">
            <text:p>-31292.901</text:p>
          </table:table-cell>
          <table:table-cell table:formula="of:=MIN([.O3:.O102])" office:value-type="float" office:value="-13880.831" calcext:value-type="float">
            <text:p>-13880.831</text:p>
          </table:table-cell>
          <table:table-cell table:style-name="ce1" office:value-type="string" calcext:value-type="string">
            <text:p>Min</text:p>
          </table:table-cell>
          <table:table-cell table:formula="of:=MIN([.Q3:.Q102])" office:value-type="float" office:value="-32011.128" calcext:value-type="float">
            <text:p>-32011.128</text:p>
          </table:table-cell>
          <table:table-cell table:formula="of:=MIN([.R3:.R102])" office:value-type="float" office:value="-31292.901" calcext:value-type="float">
            <text:p>-31292.901</text:p>
          </table:table-cell>
          <table:table-cell table:formula="of:=MIN([.S3:.S102])" office:value-type="float" office:value="-718.226999999999" calcext:value-type="float">
            <text:p>-718.226999999999</text:p>
          </table:table-cell>
        </table:table-row>
        <table:table-row table:style-name="ro1">
          <table:table-cell office:value-type="string" calcext:value-type="string">
            <text:p>ne</text:p>
          </table:table-cell>
          <table:table-cell office:value-type="string" calcext:value-type="string">
            <text:p>generations</text:p>
          </table:table-cell>
          <table:table-cell office:value-type="string" calcext:value-type="string">
            <text:p>resize</text:p>
          </table:table-cell>
          <table:table-cell office:value-type="string" calcext:value-type="string">
            <text:p>ancNe</text:p>
          </table:table-cell>
          <table:table-cell office:value-type="string" calcext:value-type="string">
            <text:p>Max-logLhood</text:p>
          </table:table-cell>
          <table:table-cell office:value-type="string" calcext:value-type="string">
            <text:p>obs_ML</text:p>
          </table:table-cell>
          <table:table-cell office:value-type="string" calcext:value-type="string">
            <text:p>Exp-ML – obs</text:p>
          </table:table-cell>
          <table:table-cell/>
          <table:table-cell office:value-type="string" calcext:value-type="string">
            <text:p>Max-logLhood</text:p>
          </table:table-cell>
          <table:table-cell office:value-type="string" calcext:value-type="string">
            <text:p>obs_ML</text:p>
          </table:table-cell>
          <table:table-cell office:value-type="string" calcext:value-type="string">
            <text:p>Exp-ML – obs</text:p>
          </table:table-cell>
          <table:table-cell/>
          <table:table-cell office:value-type="string" calcext:value-type="string">
            <text:p>Max-logLhood</text:p>
          </table:table-cell>
          <table:table-cell office:value-type="string" calcext:value-type="string">
            <text:p>obs_ML</text:p>
          </table:table-cell>
          <table:table-cell office:value-type="string" calcext:value-type="string">
            <text:p>Exp-ML – obs</text:p>
          </table:table-cell>
          <table:table-cell/>
          <table:table-cell office:value-type="string" calcext:value-type="string">
            <text:p>Max-logLhood</text:p>
          </table:table-cell>
          <table:table-cell office:value-type="string" calcext:value-type="string">
            <text:p>obs_ML</text:p>
          </table:table-cell>
          <table:table-cell office:value-type="string" calcext:value-type="string">
            <text:p>Exp-ML – ob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8T10:53:56.331630843</meta:creation-date>
    <dc:date>2020-11-23T10:44:08.382475269</dc:date>
    <meta:editing-duration>P4DT49M23S</meta:editing-duration>
    <meta:editing-cycles>3</meta:editing-cycles>
    <meta:generator>LibreOffice/6.4.6.2$Linux_X86_64 LibreOffice_project/40$Build-2</meta:generator>
    <meta:document-statistic meta:table-count="1" meta:cell-count="1693" meta:object-count="0"/>
  </office:meta>
</office:document-meta>
</file>